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23.345cm" fo:margin-left="0cm" fo:margin-right="-0.52cm" style:page-number="0" table:align="margins"/>
    </style:style>
    <style:style style:name="Table1.A" style:family="table-column">
      <style:table-column-properties style:column-width="8.918cm" style:rel-column-width="25036*"/>
    </style:style>
    <style:style style:name="Table1.B" style:family="table-column">
      <style:table-column-properties style:column-width="6.147cm" style:rel-column-width="17256*"/>
    </style:style>
    <style:style style:name="Table1.C" style:family="table-column">
      <style:table-column-properties style:column-width="3.874cm" style:rel-column-width="10872*"/>
    </style:style>
    <style:style style:name="Table1.D" style:family="table-column">
      <style:table-column-properties style:column-width="4.406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23.326cm" fo:margin-left="0cm" fo:margin-right="-0.501cm" table:align="margins"/>
    </style:style>
    <style:style style:name="Table2.A" style:family="table-column">
      <style:table-column-properties style:column-width="1.554cm" style:rel-column-width="4367*"/>
    </style:style>
    <style:style style:name="Table2.B" style:family="table-column">
      <style:table-column-properties style:column-width="4.196cm" style:rel-column-width="11790*"/>
    </style:style>
    <style:style style:name="Table2.C" style:family="table-column">
      <style:table-column-properties style:column-width="5.223cm" style:rel-column-width="14672*"/>
    </style:style>
    <style:style style:name="Table2.D" style:family="table-column">
      <style:table-column-properties style:column-width="4.919cm" style:rel-column-width="13820*"/>
    </style:style>
    <style:style style:name="Table2.E" style:family="table-column">
      <style:table-column-properties style:column-width="4.233cm" style:rel-column-width="11896*"/>
    </style:style>
    <style:style style:name="Table2.F" style:family="table-column">
      <style:table-column-properties style:column-width="1.466cm" style:rel-column-width="4120*"/>
    </style:style>
    <style:style style:name="Table2.G" style:family="table-column">
      <style:table-column-properties style:column-width="1.734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5" style:family="table">
      <style:table-properties style:width="23.326cm" fo:margin-left="0cm" fo:margin-right="-0.501cm" table:align="margins"/>
    </style:style>
    <style:style style:name="Table5.A" style:family="table-column">
      <style:table-column-properties style:column-width="1.512cm" style:rel-column-width="4247*"/>
    </style:style>
    <style:style style:name="Table5.B" style:family="table-column">
      <style:table-column-properties style:column-width="4.018cm" style:rel-column-width="11290*"/>
    </style:style>
    <style:style style:name="Table5.C" style:family="table-column">
      <style:table-column-properties style:column-width="5.487cm" style:rel-column-width="15418*"/>
    </style:style>
    <style:style style:name="Table5.D" style:family="table-column">
      <style:table-column-properties style:column-width="4.854cm" style:rel-column-width="13640*"/>
    </style:style>
    <style:style style:name="Table5.E" style:family="table-column">
      <style:table-column-properties style:column-width="4.209cm" style:rel-column-width="11823*"/>
    </style:style>
    <style:style style:name="Table5.F" style:family="table-column">
      <style:table-column-properties style:column-width="1.466cm" style:rel-column-width="4120*"/>
    </style:style>
    <style:style style:name="Table5.G" style:family="table-column">
      <style:table-column-properties style:column-width="1.778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23.326cm" fo:margin-left="0cm" fo:margin-right="-0.501cm" table:align="margins"/>
    </style:style>
    <style:style style:name="Table72.A" style:family="table-column">
      <style:table-column-properties style:column-width="1.512cm" style:rel-column-width="4247*"/>
    </style:style>
    <style:style style:name="Table72.B" style:family="table-column">
      <style:table-column-properties style:column-width="4.03cm" style:rel-column-width="11324*"/>
    </style:style>
    <style:style style:name="Table72.C" style:family="table-column">
      <style:table-column-properties style:column-width="5.521cm" style:rel-column-width="15511*"/>
    </style:style>
    <style:style style:name="Table72.D" style:family="table-column">
      <style:table-column-properties style:column-width="4.75cm" style:rel-column-width="13347*"/>
    </style:style>
    <style:style style:name="Table72.E" style:family="table-column">
      <style:table-column-properties style:column-width="4.135cm" style:rel-column-width="11617*"/>
    </style:style>
    <style:style style:name="Table72.F" style:family="table-column">
      <style:table-column-properties style:column-width="1.554cm" style:rel-column-width="4367*"/>
    </style:style>
    <style:style style:name="Table72.G" style:family="table-column">
      <style:table-column-properties style:column-width="1.824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3" style:family="table">
      <style:table-properties style:width="23.326cm" fo:margin-left="0cm" fo:margin-right="-0.501cm" table:align="margins"/>
    </style:style>
    <style:style style:name="Table3.A" style:family="table-column">
      <style:table-column-properties style:column-width="1.512cm" style:rel-column-width="4247*"/>
    </style:style>
    <style:style style:name="Table3.B" style:family="table-column">
      <style:table-column-properties style:column-width="4.018cm" style:rel-column-width="11290*"/>
    </style:style>
    <style:style style:name="Table3.C" style:family="table-column">
      <style:table-column-properties style:column-width="5.577cm" style:rel-column-width="15671*"/>
    </style:style>
    <style:style style:name="Table3.D" style:family="table-column">
      <style:table-column-properties style:column-width="4.634cm" style:rel-column-width="13021*"/>
    </style:style>
    <style:style style:name="Table3.E" style:family="table-column">
      <style:table-column-properties style:column-width="4.161cm" style:rel-column-width="11690*"/>
    </style:style>
    <style:style style:name="Table3.F" style:family="table-column">
      <style:table-column-properties style:column-width="1.554cm" style:rel-column-width="4367*"/>
    </style:style>
    <style:style style:name="Table3.G" style:family="table-column">
      <style:table-column-properties style:column-width="1.868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23.326cm" fo:margin-left="0cm" fo:margin-right="-0.501cm" table:align="margins"/>
    </style:style>
    <style:style style:name="Table4.A" style:family="table-column">
      <style:table-column-properties style:column-width="1.49cm" style:rel-column-width="4187*"/>
    </style:style>
    <style:style style:name="Table4.B" style:family="table-column">
      <style:table-column-properties style:column-width="4.039cm" style:rel-column-width="11350*"/>
    </style:style>
    <style:style style:name="Table4.C" style:family="table-column">
      <style:table-column-properties style:column-width="5.62cm" style:rel-column-width="15791*"/>
    </style:style>
    <style:style style:name="Table4.D" style:family="table-column">
      <style:table-column-properties style:column-width="4.722cm" style:rel-column-width="13268*"/>
    </style:style>
    <style:style style:name="Table4.E" style:family="table-column">
      <style:table-column-properties style:column-width="4.383cm" style:rel-column-width="12316*"/>
    </style:style>
    <style:style style:name="Table4.F" style:family="table-column">
      <style:table-column-properties style:column-width="1.208cm" style:rel-column-width="3395*"/>
    </style:style>
    <style:style style:name="Table4.G" style:family="table-column">
      <style:table-column-properties style:column-width="1.861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14" style:family="table">
      <style:table-properties style:width="23.326cm" fo:margin-left="0cm" fo:margin-right="-0.501cm" table:align="margins"/>
    </style:style>
    <style:style style:name="Table14.A" style:family="table-column">
      <style:table-column-properties style:column-width="1.554cm" style:rel-column-width="4367*"/>
    </style:style>
    <style:style style:name="Table14.B" style:family="table-column">
      <style:table-column-properties style:column-width="4.205cm" style:rel-column-width="11816*"/>
    </style:style>
    <style:style style:name="Table14.C" style:family="table-column">
      <style:table-column-properties style:column-width="5.398cm" style:rel-column-width="15165*"/>
    </style:style>
    <style:style style:name="Table14.D" style:family="table-column">
      <style:table-column-properties style:column-width="4.703cm" style:rel-column-width="13214*"/>
    </style:style>
    <style:style style:name="Table14.E" style:family="table-column">
      <style:table-column-properties style:column-width="4.353cm" style:rel-column-width="12229*"/>
    </style:style>
    <style:style style:name="Table14.F" style:family="table-column">
      <style:table-column-properties style:column-width="1.244cm" style:rel-column-width="3495*"/>
    </style:style>
    <style:style style:name="Table14.G" style:family="table-column">
      <style:table-column-properties style:column-width="1.868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23.326cm" fo:margin-left="0cm" fo:margin-right="-0.501cm" table:align="margins"/>
    </style:style>
    <style:style style:name="Table15.A" style:family="table-column">
      <style:table-column-properties style:column-width="1.512cm" style:rel-column-width="4247*"/>
    </style:style>
    <style:style style:name="Table15.B" style:family="table-column">
      <style:table-column-properties style:column-width="4.251cm" style:rel-column-width="11943*"/>
    </style:style>
    <style:style style:name="Table15.C" style:family="table-column">
      <style:table-column-properties style:column-width="5.398cm" style:rel-column-width="15165*"/>
    </style:style>
    <style:style style:name="Table15.D" style:family="table-column">
      <style:table-column-properties style:column-width="4.867cm" style:rel-column-width="13674*"/>
    </style:style>
    <style:style style:name="Table15.E" style:family="table-column">
      <style:table-column-properties style:column-width="4.187cm" style:rel-column-width="11763*"/>
    </style:style>
    <style:style style:name="Table15.F" style:family="table-column">
      <style:table-column-properties style:column-width="1.244cm" style:rel-column-width="3495*"/>
    </style:style>
    <style:style style:name="Table15.G" style:family="table-column">
      <style:table-column-properties style:column-width="1.868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23.326cm" fo:margin-left="0cm" fo:margin-right="-0.501cm" table:align="margins"/>
    </style:style>
    <style:style style:name="Table16.A" style:family="table-column">
      <style:table-column-properties style:column-width="1.526cm" style:rel-column-width="4287*"/>
    </style:style>
    <style:style style:name="Table16.B" style:family="table-column">
      <style:table-column-properties style:column-width="4.265cm" style:rel-column-width="11983*"/>
    </style:style>
    <style:style style:name="Table16.C" style:family="table-column">
      <style:table-column-properties style:column-width="5.371cm" style:rel-column-width="15092*"/>
    </style:style>
    <style:style style:name="Table16.D" style:family="table-column">
      <style:table-column-properties style:column-width="4.865cm" style:rel-column-width="13667*"/>
    </style:style>
    <style:style style:name="Table16.E" style:family="table-column">
      <style:table-column-properties style:column-width="4.187cm" style:rel-column-width="11763*"/>
    </style:style>
    <style:style style:name="Table16.F" style:family="table-column">
      <style:table-column-properties style:column-width="1.244cm" style:rel-column-width="3495*"/>
    </style:style>
    <style:style style:name="Table16.G" style:family="table-column">
      <style:table-column-properties style:column-width="1.868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23.354cm" fo:margin-left="0cm" fo:margin-right="-0.529cm" table:align="margins"/>
    </style:style>
    <style:style style:name="Table34.A" style:family="table-column">
      <style:table-column-properties style:column-width="1.561cm" style:rel-column-width="4380*"/>
    </style:style>
    <style:style style:name="Table34.B" style:family="table-column">
      <style:table-column-properties style:column-width="4.228cm" style:rel-column-width="11864*"/>
    </style:style>
    <style:style style:name="Table34.C" style:family="table-column">
      <style:table-column-properties style:column-width="5.371cm" style:rel-column-width="15074*"/>
    </style:style>
    <style:style style:name="Table34.D" style:family="table-column">
      <style:table-column-properties style:column-width="4.865cm" style:rel-column-width="13652*"/>
    </style:style>
    <style:style style:name="Table34.E" style:family="table-column">
      <style:table-column-properties style:column-width="4.179cm" style:rel-column-width="11724*"/>
    </style:style>
    <style:style style:name="Table34.F" style:family="table-column">
      <style:table-column-properties style:column-width="1.231cm" style:rel-column-width="3456*"/>
    </style:style>
    <style:style style:name="Table34.G" style:family="table-column">
      <style:table-column-properties style:column-width="1.919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23.354cm" fo:margin-left="0cm" fo:margin-right="-0.529cm" table:align="margins"/>
    </style:style>
    <style:style style:name="Table17.A" style:family="table-column">
      <style:table-column-properties style:column-width="1.561cm" style:rel-column-width="4380*"/>
    </style:style>
    <style:style style:name="Table17.B" style:family="table-column">
      <style:table-column-properties style:column-width="4.228cm" style:rel-column-width="11864*"/>
    </style:style>
    <style:style style:name="Table17.C" style:family="table-column">
      <style:table-column-properties style:column-width="5.371cm" style:rel-column-width="15074*"/>
    </style:style>
    <style:style style:name="Table17.D" style:family="table-column">
      <style:table-column-properties style:column-width="4.865cm" style:rel-column-width="13652*"/>
    </style:style>
    <style:style style:name="Table17.E" style:family="table-column">
      <style:table-column-properties style:column-width="4.154cm" style:rel-column-width="11658*"/>
    </style:style>
    <style:style style:name="Table17.F" style:family="table-column">
      <style:table-column-properties style:column-width="1.231cm" style:rel-column-width="3456*"/>
    </style:style>
    <style:style style:name="Table17.G" style:family="table-column">
      <style:table-column-properties style:column-width="1.942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23.354cm" fo:margin-left="0cm" fo:margin-right="-0.529cm" table:align="margins"/>
    </style:style>
    <style:style style:name="Table18.A" style:family="table-column">
      <style:table-column-properties style:column-width="1.596cm" style:rel-column-width="4479*"/>
    </style:style>
    <style:style style:name="Table18.B" style:family="table-column">
      <style:table-column-properties style:column-width="4.193cm" style:rel-column-width="11764*"/>
    </style:style>
    <style:style style:name="Table18.C" style:family="table-column">
      <style:table-column-properties style:column-width="5.371cm" style:rel-column-width="15074*"/>
    </style:style>
    <style:style style:name="Table18.D" style:family="table-column">
      <style:table-column-properties style:column-width="4.865cm" style:rel-column-width="13652*"/>
    </style:style>
    <style:style style:name="Table18.E" style:family="table-column">
      <style:table-column-properties style:column-width="4.131cm" style:rel-column-width="11591*"/>
    </style:style>
    <style:style style:name="Table18.F" style:family="table-column">
      <style:table-column-properties style:column-width="1.256cm" style:rel-column-width="3522*"/>
    </style:style>
    <style:style style:name="Table18.G" style:family="table-column">
      <style:table-column-properties style:column-width="1.944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23.354cm" fo:margin-left="0cm" fo:margin-right="-0.529cm" table:align="margins"/>
    </style:style>
    <style:style style:name="Table19.A" style:family="table-column">
      <style:table-column-properties style:column-width="1.632cm" style:rel-column-width="4579*"/>
    </style:style>
    <style:style style:name="Table19.B" style:family="table-column">
      <style:table-column-properties style:column-width="4.156cm" style:rel-column-width="11664*"/>
    </style:style>
    <style:style style:name="Table19.C" style:family="table-column">
      <style:table-column-properties style:column-width="5.371cm" style:rel-column-width="15074*"/>
    </style:style>
    <style:style style:name="Table19.D" style:family="table-column">
      <style:table-column-properties style:column-width="4.865cm" style:rel-column-width="13652*"/>
    </style:style>
    <style:style style:name="Table19.E" style:family="table-column">
      <style:table-column-properties style:column-width="4.106cm" style:rel-column-width="11525*"/>
    </style:style>
    <style:style style:name="Table19.F" style:family="table-column">
      <style:table-column-properties style:column-width="1.279cm" style:rel-column-width="3589*"/>
    </style:style>
    <style:style style:name="Table19.G" style:family="table-column">
      <style:table-column-properties style:column-width="1.942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23.354cm" fo:margin-left="0cm" fo:margin-right="-0.529cm" style:page-number="0" table:align="margins"/>
    </style:style>
    <style:style style:name="Table20.A" style:family="table-column">
      <style:table-column-properties style:column-width="1.632cm" style:rel-column-width="4579*"/>
    </style:style>
    <style:style style:name="Table20.B" style:family="table-column">
      <style:table-column-properties style:column-width="4.156cm" style:rel-column-width="11664*"/>
    </style:style>
    <style:style style:name="Table20.C" style:family="table-column">
      <style:table-column-properties style:column-width="5.371cm" style:rel-column-width="15074*"/>
    </style:style>
    <style:style style:name="Table20.D" style:family="table-column">
      <style:table-column-properties style:column-width="4.865cm" style:rel-column-width="13652*"/>
    </style:style>
    <style:style style:name="Table20.E" style:family="table-column">
      <style:table-column-properties style:column-width="4.106cm" style:rel-column-width="11525*"/>
    </style:style>
    <style:style style:name="Table20.F" style:family="table-column">
      <style:table-column-properties style:column-width="1.256cm" style:rel-column-width="3522*"/>
    </style:style>
    <style:style style:name="Table20.G" style:family="table-column">
      <style:table-column-properties style:column-width="1.967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23.354cm" fo:margin-left="0cm" fo:margin-right="-0.529cm" table:align="margins"/>
    </style:style>
    <style:style style:name="Table74.A" style:family="table-column">
      <style:table-column-properties style:column-width="1.609cm" style:rel-column-width="4513*"/>
    </style:style>
    <style:style style:name="Table74.B" style:family="table-column">
      <style:table-column-properties style:column-width="4.168cm" style:rel-column-width="11697*"/>
    </style:style>
    <style:style style:name="Table74.C" style:family="table-column">
      <style:table-column-properties style:column-width="5.376cm" style:rel-column-width="15087*"/>
    </style:style>
    <style:style style:name="Table74.D" style:family="table-column">
      <style:table-column-properties style:column-width="4.856cm" style:rel-column-width="13625*"/>
    </style:style>
    <style:style style:name="Table74.E" style:family="table-column">
      <style:table-column-properties style:column-width="4.172cm" style:rel-column-width="11704*"/>
    </style:style>
    <style:style style:name="Table74.F" style:family="table-column">
      <style:table-column-properties style:column-width="1.244cm" style:rel-column-width="3489*"/>
    </style:style>
    <style:style style:name="Table74.G" style:family="table-column">
      <style:table-column-properties style:column-width="1.931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23.336cm" fo:margin-left="0cm" fo:margin-right="-0.512cm" table:align="margins"/>
    </style:style>
    <style:style style:name="Table75.A" style:family="table-column">
      <style:table-column-properties style:column-width="1.588cm" style:rel-column-width="4457*"/>
    </style:style>
    <style:style style:name="Table75.B" style:family="table-column">
      <style:table-column-properties style:column-width="4.17cm" style:rel-column-width="11709*"/>
    </style:style>
    <style:style style:name="Table75.C" style:family="table-column">
      <style:table-column-properties style:column-width="5.378cm" style:rel-column-width="15102*"/>
    </style:style>
    <style:style style:name="Table75.D" style:family="table-column">
      <style:table-column-properties style:column-width="4.856cm" style:rel-column-width="13639*"/>
    </style:style>
    <style:style style:name="Table75.E" style:family="table-column">
      <style:table-column-properties style:column-width="4.052cm" style:rel-column-width="11377*"/>
    </style:style>
    <style:style style:name="Table75.F" style:family="table-column">
      <style:table-column-properties style:column-width="1.304cm" style:rel-column-width="3659*"/>
    </style:style>
    <style:style style:name="Table75.G" style:family="table-column">
      <style:table-column-properties style:column-width="1.991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23.336cm" fo:margin-left="0cm" fo:margin-right="-0.512cm" table:align="margins"/>
    </style:style>
    <style:style style:name="Table76.A" style:family="table-column">
      <style:table-column-properties style:column-width="1.563cm" style:rel-column-width="4391*"/>
    </style:style>
    <style:style style:name="Table76.B" style:family="table-column">
      <style:table-column-properties style:column-width="4.17cm" style:rel-column-width="11709*"/>
    </style:style>
    <style:style style:name="Table76.C" style:family="table-column">
      <style:table-column-properties style:column-width="5.378cm" style:rel-column-width="15102*"/>
    </style:style>
    <style:style style:name="Table76.D" style:family="table-column">
      <style:table-column-properties style:column-width="4.856cm" style:rel-column-width="13639*"/>
    </style:style>
    <style:style style:name="Table76.E" style:family="table-column">
      <style:table-column-properties style:column-width="4.052cm" style:rel-column-width="11377*"/>
    </style:style>
    <style:style style:name="Table76.F" style:family="table-column">
      <style:table-column-properties style:column-width="1.304cm" style:rel-column-width="3659*"/>
    </style:style>
    <style:style style:name="Table76.G" style:family="table-column">
      <style:table-column-properties style:column-width="2.014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23.336cm" fo:margin-left="0cm" fo:margin-right="-0.512cm" table:align="margins"/>
    </style:style>
    <style:style style:name="Table77.A" style:family="table-column">
      <style:table-column-properties style:column-width="1.517cm" style:rel-column-width="4258*"/>
    </style:style>
    <style:style style:name="Table77.B" style:family="table-column">
      <style:table-column-properties style:column-width="4.193cm" style:rel-column-width="11776*"/>
    </style:style>
    <style:style style:name="Table77.C" style:family="table-column">
      <style:table-column-properties style:column-width="5.353cm" style:rel-column-width="15036*"/>
    </style:style>
    <style:style style:name="Table77.D" style:family="table-column">
      <style:table-column-properties style:column-width="4.881cm" style:rel-column-width="13705*"/>
    </style:style>
    <style:style style:name="Table77.E" style:family="table-column">
      <style:table-column-properties style:column-width="4.052cm" style:rel-column-width="11377*"/>
    </style:style>
    <style:style style:name="Table77.F" style:family="table-column">
      <style:table-column-properties style:column-width="1.304cm" style:rel-column-width="3659*"/>
    </style:style>
    <style:style style:name="Table77.G" style:family="table-column">
      <style:table-column-properties style:column-width="2.039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23.336cm" fo:margin-left="0cm" fo:margin-right="-0.512cm" table:align="margins"/>
    </style:style>
    <style:style style:name="Table22.A" style:family="table-column">
      <style:table-column-properties style:column-width="1.517cm" style:rel-column-width="4258*"/>
    </style:style>
    <style:style style:name="Table22.B" style:family="table-column">
      <style:table-column-properties style:column-width="4.217cm" style:rel-column-width="11842*"/>
    </style:style>
    <style:style style:name="Table22.C" style:family="table-column">
      <style:table-column-properties style:column-width="5.353cm" style:rel-column-width="15036*"/>
    </style:style>
    <style:style style:name="Table22.D" style:family="table-column">
      <style:table-column-properties style:column-width="4.881cm" style:rel-column-width="13705*"/>
    </style:style>
    <style:style style:name="Table22.E" style:family="table-column">
      <style:table-column-properties style:column-width="4.501cm" style:rel-column-width="12641*"/>
    </style:style>
    <style:style style:name="Table22.F" style:family="table-column">
      <style:table-column-properties style:column-width="1.208cm" style:rel-column-width="3393*"/>
    </style:style>
    <style:style style:name="Table22.G" style:family="table-column">
      <style:table-column-properties style:column-width="1.66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23.354cm" fo:margin-left="0cm" fo:margin-right="-0.529cm" table:align="margins"/>
    </style:style>
    <style:style style:name="Table24.A" style:family="table-column">
      <style:table-column-properties style:column-width="1.658cm" style:rel-column-width="4652*"/>
    </style:style>
    <style:style style:name="Table24.B" style:family="table-column">
      <style:table-column-properties style:column-width="4.131cm" style:rel-column-width="11591*"/>
    </style:style>
    <style:style style:name="Table24.C" style:family="table-column">
      <style:table-column-properties style:column-width="5.371cm" style:rel-column-width="15074*"/>
    </style:style>
    <style:style style:name="Table24.D" style:family="table-column">
      <style:table-column-properties style:column-width="4.865cm" style:rel-column-width="13652*"/>
    </style:style>
    <style:style style:name="Table24.E" style:family="table-column">
      <style:table-column-properties style:column-width="4.471cm" style:rel-column-width="12548*"/>
    </style:style>
    <style:style style:name="Table24.F" style:family="table-column">
      <style:table-column-properties style:column-width="1.244cm" style:rel-column-width="3489*"/>
    </style:style>
    <style:style style:name="Table24.G" style:family="table-column">
      <style:table-column-properties style:column-width="1.614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23.319cm" fo:margin-left="0cm" fo:margin-right="-0.494cm" table:align="margins"/>
    </style:style>
    <style:style style:name="Table6.A" style:family="table-column">
      <style:table-column-properties style:column-width="1.492cm" style:rel-column-width="4195*"/>
    </style:style>
    <style:style style:name="Table6.B" style:family="table-column">
      <style:table-column-properties style:column-width="4.26cm" style:rel-column-width="11974*"/>
    </style:style>
    <style:style style:name="Table6.C" style:family="table-column">
      <style:table-column-properties style:column-width="5.124cm" style:rel-column-width="14399*"/>
    </style:style>
    <style:style style:name="Table6.D" style:family="table-column">
      <style:table-column-properties style:column-width="5.02cm" style:rel-column-width="14106*"/>
    </style:style>
    <style:style style:name="Table6.E" style:family="table-column">
      <style:table-column-properties style:column-width="4.72cm" style:rel-column-width="13266*"/>
    </style:style>
    <style:style style:name="Table6.F" style:family="table-column">
      <style:table-column-properties style:column-width="1.305cm" style:rel-column-width="3669*"/>
    </style:style>
    <style:style style:name="Table6.G" style:family="table-column">
      <style:table-column-properties style:column-width="1.397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23.319cm" fo:margin-left="0cm" fo:margin-right="-0.494cm" table:align="margins"/>
    </style:style>
    <style:style style:name="Table7.A" style:family="table-column">
      <style:table-column-properties style:column-width="1.49cm" style:rel-column-width="4189*"/>
    </style:style>
    <style:style style:name="Table7.B" style:family="table-column">
      <style:table-column-properties style:column-width="4.041cm" style:rel-column-width="11355*"/>
    </style:style>
    <style:style style:name="Table7.C" style:family="table-column">
      <style:table-column-properties style:column-width="5.299cm" style:rel-column-width="14891*"/>
    </style:style>
    <style:style style:name="Table7.D" style:family="table-column">
      <style:table-column-properties style:column-width="5.045cm" style:rel-column-width="14179*"/>
    </style:style>
    <style:style style:name="Table7.E" style:family="table-column">
      <style:table-column-properties style:column-width="4.694cm" style:rel-column-width="13193*"/>
    </style:style>
    <style:style style:name="Table7.F" style:family="table-column">
      <style:table-column-properties style:column-width="1.351cm" style:rel-column-width="3796*"/>
    </style:style>
    <style:style style:name="Table7.G" style:family="table-column">
      <style:table-column-properties style:column-width="1.399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23.319cm" fo:margin-left="0cm" fo:margin-right="-0.494cm" table:align="margins"/>
    </style:style>
    <style:style style:name="Table8.A" style:family="table-column">
      <style:table-column-properties style:column-width="1.469cm" style:rel-column-width="4129*"/>
    </style:style>
    <style:style style:name="Table8.B" style:family="table-column">
      <style:table-column-properties style:column-width="3.981cm" style:rel-column-width="11188*"/>
    </style:style>
    <style:style style:name="Table8.C" style:family="table-column">
      <style:table-column-properties style:column-width="5.38cm" style:rel-column-width="15118*"/>
    </style:style>
    <style:style style:name="Table8.D" style:family="table-column">
      <style:table-column-properties style:column-width="5.001cm" style:rel-column-width="14052*"/>
    </style:style>
    <style:style style:name="Table8.E" style:family="table-column">
      <style:table-column-properties style:column-width="4.503cm" style:rel-column-width="12654*"/>
    </style:style>
    <style:style style:name="Table8.F" style:family="table-column">
      <style:table-column-properties style:column-width="1.256cm" style:rel-column-width="3529*"/>
    </style:style>
    <style:style style:name="Table8.G" style:family="table-column">
      <style:table-column-properties style:column-width="1.73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23.319cm" fo:margin-left="0cm" fo:margin-right="-0.494cm" table:align="margins"/>
    </style:style>
    <style:style style:name="Table9.A" style:family="table-column">
      <style:table-column-properties style:column-width="1.492cm" style:rel-column-width="4195*"/>
    </style:style>
    <style:style style:name="Table9.B" style:family="table-column">
      <style:table-column-properties style:column-width="4.038cm" style:rel-column-width="11348*"/>
    </style:style>
    <style:style style:name="Table9.C" style:family="table-column">
      <style:table-column-properties style:column-width="5.299cm" style:rel-column-width="14891*"/>
    </style:style>
    <style:style style:name="Table9.D" style:family="table-column">
      <style:table-column-properties style:column-width="5.045cm" style:rel-column-width="14179*"/>
    </style:style>
    <style:style style:name="Table9.E" style:family="table-column">
      <style:table-column-properties style:column-width="4.433cm" style:rel-column-width="12460*"/>
    </style:style>
    <style:style style:name="Table9.F" style:family="table-column">
      <style:table-column-properties style:column-width="1.233cm" style:rel-column-width="3463*"/>
    </style:style>
    <style:style style:name="Table9.G" style:family="table-column">
      <style:table-column-properties style:column-width="1.778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25" style:family="table">
      <style:table-properties style:width="23.345cm" fo:margin-left="0cm" fo:margin-right="-0.52cm" table:align="margins"/>
    </style:style>
    <style:style style:name="Table25.A" style:family="table-column">
      <style:table-column-properties style:column-width="1.528cm" style:rel-column-width="4289*"/>
    </style:style>
    <style:style style:name="Table25.B" style:family="table-column">
      <style:table-column-properties style:column-width="4.015cm" style:rel-column-width="11271*"/>
    </style:style>
    <style:style style:name="Table25.C" style:family="table-column">
      <style:table-column-properties style:column-width="5.292cm" style:rel-column-width="14855*"/>
    </style:style>
    <style:style style:name="Table25.D" style:family="table-column">
      <style:table-column-properties style:column-width="4.985cm" style:rel-column-width="13991*"/>
    </style:style>
    <style:style style:name="Table25.E" style:family="table-column">
      <style:table-column-properties style:column-width="4.408cm" style:rel-column-width="12375*"/>
    </style:style>
    <style:style style:name="Table25.F" style:family="table-column">
      <style:table-column-properties style:column-width="1.499cm" style:rel-column-width="4209*"/>
    </style:style>
    <style:style style:name="Table25.G" style:family="table-column">
      <style:table-column-properties style:column-width="1.619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23.345cm" fo:margin-left="0cm" fo:margin-right="-0.52cm" table:align="margins"/>
    </style:style>
    <style:style style:name="Table26.A" style:family="table-column">
      <style:table-column-properties style:column-width="1.455cm" style:rel-column-width="4083*"/>
    </style:style>
    <style:style style:name="Table26.B" style:family="table-column">
      <style:table-column-properties style:column-width="4.089cm" style:rel-column-width="11477*"/>
    </style:style>
    <style:style style:name="Table26.C" style:family="table-column">
      <style:table-column-properties style:column-width="5.292cm" style:rel-column-width="14855*"/>
    </style:style>
    <style:style style:name="Table26.D" style:family="table-column">
      <style:table-column-properties style:column-width="5.001cm" style:rel-column-width="14037*"/>
    </style:style>
    <style:style style:name="Table26.E" style:family="table-column">
      <style:table-column-properties style:column-width="4.389cm" style:rel-column-width="12322*"/>
    </style:style>
    <style:style style:name="Table26.F" style:family="table-column">
      <style:table-column-properties style:column-width="1.499cm" style:rel-column-width="4209*"/>
    </style:style>
    <style:style style:name="Table26.G" style:family="table-column">
      <style:table-column-properties style:column-width="1.621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23.345cm" fo:margin-left="0cm" fo:margin-right="-0.52cm" table:align="margins"/>
    </style:style>
    <style:style style:name="Table27.A" style:family="table-column">
      <style:table-column-properties style:column-width="1.492cm" style:rel-column-width="4189*"/>
    </style:style>
    <style:style style:name="Table27.B" style:family="table-column">
      <style:table-column-properties style:column-width="4.299cm" style:rel-column-width="12069*"/>
    </style:style>
    <style:style style:name="Table27.C" style:family="table-column">
      <style:table-column-properties style:column-width="5.373cm" style:rel-column-width="15082*"/>
    </style:style>
    <style:style style:name="Table27.D" style:family="table-column">
      <style:table-column-properties style:column-width="4.865cm" style:rel-column-width="13658*"/>
    </style:style>
    <style:style style:name="Table27.E" style:family="table-column">
      <style:table-column-properties style:column-width="4.187cm" style:rel-column-width="11757*"/>
    </style:style>
    <style:style style:name="Table27.F" style:family="table-column">
      <style:table-column-properties style:column-width="1.349cm" style:rel-column-width="3790*"/>
    </style:style>
    <style:style style:name="Table27.G" style:family="table-column">
      <style:table-column-properties style:column-width="1.778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23.354cm" fo:margin-left="0cm" fo:margin-right="-0.529cm" table:align="margins"/>
    </style:style>
    <style:style style:name="Table28.A" style:family="table-column">
      <style:table-column-properties style:column-width="1.489cm" style:rel-column-width="4180*"/>
    </style:style>
    <style:style style:name="Table28.B" style:family="table-column">
      <style:table-column-properties style:column-width="4.299cm" style:rel-column-width="12063*"/>
    </style:style>
    <style:style style:name="Table28.C" style:family="table-column">
      <style:table-column-properties style:column-width="5.371cm" style:rel-column-width="15074*"/>
    </style:style>
    <style:style style:name="Table28.D" style:family="table-column">
      <style:table-column-properties style:column-width="4.865cm" style:rel-column-width="13652*"/>
    </style:style>
    <style:style style:name="Table28.E" style:family="table-column">
      <style:table-column-properties style:column-width="4.045cm" style:rel-column-width="11352*"/>
    </style:style>
    <style:style style:name="Table28.F" style:family="table-column">
      <style:table-column-properties style:column-width="1.436cm" style:rel-column-width="4027*"/>
    </style:style>
    <style:style style:name="Table28.G" style:family="table-column">
      <style:table-column-properties style:column-width="1.849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23.354cm" fo:margin-left="0cm" fo:margin-right="-0.529cm" table:align="margins"/>
    </style:style>
    <style:style style:name="Table29.A" style:family="table-column">
      <style:table-column-properties style:column-width="1.54cm" style:rel-column-width="4320*"/>
    </style:style>
    <style:style style:name="Table29.B" style:family="table-column">
      <style:table-column-properties style:column-width="4.249cm" style:rel-column-width="11923*"/>
    </style:style>
    <style:style style:name="Table29.C" style:family="table-column">
      <style:table-column-properties style:column-width="5.371cm" style:rel-column-width="15074*"/>
    </style:style>
    <style:style style:name="Table29.D" style:family="table-column">
      <style:table-column-properties style:column-width="4.865cm" style:rel-column-width="13652*"/>
    </style:style>
    <style:style style:name="Table29.E" style:family="table-column">
      <style:table-column-properties style:column-width="4.152cm" style:rel-column-width="11651*"/>
    </style:style>
    <style:style style:name="Table29.F" style:family="table-column">
      <style:table-column-properties style:column-width="1.305cm" style:rel-column-width="3662*"/>
    </style:style>
    <style:style style:name="Table29.G" style:family="table-column">
      <style:table-column-properties style:column-width="1.871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23.354cm" fo:margin-left="0cm" fo:margin-right="-0.529cm" table:align="margins"/>
    </style:style>
    <style:style style:name="Table30.A" style:family="table-column">
      <style:table-column-properties style:column-width="1.515cm" style:rel-column-width="4253*"/>
    </style:style>
    <style:style style:name="Table30.B" style:family="table-column">
      <style:table-column-properties style:column-width="4.272cm" style:rel-column-width="11990*"/>
    </style:style>
    <style:style style:name="Table30.C" style:family="table-column">
      <style:table-column-properties style:column-width="5.371cm" style:rel-column-width="15074*"/>
    </style:style>
    <style:style style:name="Table30.D" style:family="table-column">
      <style:table-column-properties style:column-width="4.865cm" style:rel-column-width="13652*"/>
    </style:style>
    <style:style style:name="Table30.E" style:family="table-column">
      <style:table-column-properties style:column-width="4.117cm" style:rel-column-width="11551*"/>
    </style:style>
    <style:style style:name="Table30.F" style:family="table-column">
      <style:table-column-properties style:column-width="1.341cm" style:rel-column-width="3761*"/>
    </style:style>
    <style:style style:name="Table30.G" style:family="table-column">
      <style:table-column-properties style:column-width="1.871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23.345cm" fo:margin-left="0cm" fo:margin-right="-0.52cm" table:align="margins"/>
    </style:style>
    <style:style style:name="Table31.A" style:family="table-column">
      <style:table-column-properties style:column-width="1.526cm" style:rel-column-width="4282*"/>
    </style:style>
    <style:style style:name="Table31.B" style:family="table-column">
      <style:table-column-properties style:column-width="4.263cm" style:rel-column-width="11969*"/>
    </style:style>
    <style:style style:name="Table31.C" style:family="table-column">
      <style:table-column-properties style:column-width="5.373cm" style:rel-column-width="15082*"/>
    </style:style>
    <style:style style:name="Table31.D" style:family="table-column">
      <style:table-column-properties style:column-width="4.865cm" style:rel-column-width="13658*"/>
    </style:style>
    <style:style style:name="Table31.E" style:family="table-column">
      <style:table-column-properties style:column-width="4.152cm" style:rel-column-width="11657*"/>
    </style:style>
    <style:style style:name="Table31.F" style:family="table-column">
      <style:table-column-properties style:column-width="1.318cm" style:rel-column-width="3697*"/>
    </style:style>
    <style:style style:name="Table31.G" style:family="table-column">
      <style:table-column-properties style:column-width="1.849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10" style:family="table">
      <style:table-properties style:width="23.319cm" fo:margin-left="0cm" fo:margin-right="-0.494cm" table:align="margins"/>
    </style:style>
    <style:style style:name="Table10.A" style:family="table-column">
      <style:table-column-properties style:column-width="1.526cm" style:rel-column-width="4289*"/>
    </style:style>
    <style:style style:name="Table10.B" style:family="table-column">
      <style:table-column-properties style:column-width="4.235cm" style:rel-column-width="11901*"/>
    </style:style>
    <style:style style:name="Table10.C" style:family="table-column">
      <style:table-column-properties style:column-width="5.398cm" style:rel-column-width="15171*"/>
    </style:style>
    <style:style style:name="Table10.D" style:family="table-column">
      <style:table-column-properties style:column-width="4.867cm" style:rel-column-width="13679*"/>
    </style:style>
    <style:style style:name="Table10.E" style:family="table-column">
      <style:table-column-properties style:column-width="4.161cm" style:rel-column-width="11695*"/>
    </style:style>
    <style:style style:name="Table10.F" style:family="table-column">
      <style:table-column-properties style:column-width="1.353cm" style:rel-column-width="3802*"/>
    </style:style>
    <style:style style:name="Table10.G" style:family="table-column">
      <style:table-column-properties style:column-width="1.778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23.319cm" fo:margin-left="0cm" fo:margin-right="-0.494cm" table:align="margins"/>
    </style:style>
    <style:style style:name="Table11.A" style:family="table-column">
      <style:table-column-properties style:column-width="1.526cm" style:rel-column-width="4289*"/>
    </style:style>
    <style:style style:name="Table11.B" style:family="table-column">
      <style:table-column-properties style:column-width="4.237cm" style:rel-column-width="11908*"/>
    </style:style>
    <style:style style:name="Table11.C" style:family="table-column">
      <style:table-column-properties style:column-width="5.398cm" style:rel-column-width="15171*"/>
    </style:style>
    <style:style style:name="Table11.D" style:family="table-column">
      <style:table-column-properties style:column-width="4.867cm" style:rel-column-width="13679*"/>
    </style:style>
    <style:style style:name="Table11.E" style:family="table-column">
      <style:table-column-properties style:column-width="4.159cm" style:rel-column-width="11688*"/>
    </style:style>
    <style:style style:name="Table11.F" style:family="table-column">
      <style:table-column-properties style:column-width="1.353cm" style:rel-column-width="3802*"/>
    </style:style>
    <style:style style:name="Table11.G" style:family="table-column">
      <style:table-column-properties style:column-width="1.778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23.319cm" fo:margin-left="0cm" fo:margin-right="-0.494cm" table:align="margins"/>
    </style:style>
    <style:style style:name="Table12.A" style:family="table-column">
      <style:table-column-properties style:column-width="1.526cm" style:rel-column-width="4289*"/>
    </style:style>
    <style:style style:name="Table12.B" style:family="table-column">
      <style:table-column-properties style:column-width="4.265cm" style:rel-column-width="11988*"/>
    </style:style>
    <style:style style:name="Table12.C" style:family="table-column">
      <style:table-column-properties style:column-width="5.373cm" style:rel-column-width="15098*"/>
    </style:style>
    <style:style style:name="Table12.D" style:family="table-column">
      <style:table-column-properties style:column-width="4.865cm" style:rel-column-width="13673*"/>
    </style:style>
    <style:style style:name="Table12.E" style:family="table-column">
      <style:table-column-properties style:column-width="4.159cm" style:rel-column-width="11688*"/>
    </style:style>
    <style:style style:name="Table12.F" style:family="table-column">
      <style:table-column-properties style:column-width="1.282cm" style:rel-column-width="3603*"/>
    </style:style>
    <style:style style:name="Table12.G" style:family="table-column">
      <style:table-column-properties style:column-width="1.849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23.345cm" fo:margin-left="0cm" fo:margin-right="-0.52cm" table:align="margins"/>
    </style:style>
    <style:style style:name="Table13.A" style:family="table-column">
      <style:table-column-properties style:column-width="1.526cm" style:rel-column-width="4282*"/>
    </style:style>
    <style:style style:name="Table13.B" style:family="table-column">
      <style:table-column-properties style:column-width="4.23cm" style:rel-column-width="11876*"/>
    </style:style>
    <style:style style:name="Table13.C" style:family="table-column">
      <style:table-column-properties style:column-width="5.406cm" style:rel-column-width="15175*"/>
    </style:style>
    <style:style style:name="Table13.D" style:family="table-column">
      <style:table-column-properties style:column-width="4.865cm" style:rel-column-width="13658*"/>
    </style:style>
    <style:style style:name="Table13.E" style:family="table-column">
      <style:table-column-properties style:column-width="4.154cm" style:rel-column-width="11663*"/>
    </style:style>
    <style:style style:name="Table13.F" style:family="table-column">
      <style:table-column-properties style:column-width="1.279cm" style:rel-column-width="3590*"/>
    </style:style>
    <style:style style:name="Table13.G" style:family="table-column">
      <style:table-column-properties style:column-width="1.886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23.345cm" fo:margin-left="0cm" fo:margin-right="-0.52cm" table:align="margins"/>
    </style:style>
    <style:style style:name="Table21.A" style:family="table-column">
      <style:table-column-properties style:column-width="1.563cm" style:rel-column-width="4388*"/>
    </style:style>
    <style:style style:name="Table21.B" style:family="table-column">
      <style:table-column-properties style:column-width="4.228cm" style:rel-column-width="11870*"/>
    </style:style>
    <style:style style:name="Table21.C" style:family="table-column">
      <style:table-column-properties style:column-width="5.373cm" style:rel-column-width="15082*"/>
    </style:style>
    <style:style style:name="Table21.D" style:family="table-column">
      <style:table-column-properties style:column-width="4.865cm" style:rel-column-width="13658*"/>
    </style:style>
    <style:style style:name="Table21.E" style:family="table-column">
      <style:table-column-properties style:column-width="4.26cm" style:rel-column-width="11956*"/>
    </style:style>
    <style:style style:name="Table21.F" style:family="table-column">
      <style:table-column-properties style:column-width="1.649cm" style:rel-column-width="4628*"/>
    </style:style>
    <style:style style:name="Table21.G" style:family="table-column">
      <style:table-column-properties style:column-width="1.408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23.345cm" fo:margin-left="0cm" fo:margin-right="-0.52cm" table:align="margins"/>
    </style:style>
    <style:style style:name="Table23.A" style:family="table-column">
      <style:table-column-properties style:column-width="1.561cm" style:rel-column-width="4382*"/>
    </style:style>
    <style:style style:name="Table23.B" style:family="table-column">
      <style:table-column-properties style:column-width="4.228cm" style:rel-column-width="11870*"/>
    </style:style>
    <style:style style:name="Table23.C" style:family="table-column">
      <style:table-column-properties style:column-width="5.373cm" style:rel-column-width="15082*"/>
    </style:style>
    <style:style style:name="Table23.D" style:family="table-column">
      <style:table-column-properties style:column-width="4.865cm" style:rel-column-width="13658*"/>
    </style:style>
    <style:style style:name="Table23.E" style:family="table-column">
      <style:table-column-properties style:column-width="4.223cm" style:rel-column-width="11856*"/>
    </style:style>
    <style:style style:name="Table23.F" style:family="table-column">
      <style:table-column-properties style:column-width="1.21cm" style:rel-column-width="3398*"/>
    </style:style>
    <style:style style:name="Table23.G" style:family="table-column">
      <style:table-column-properties style:column-width="1.884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23.345cm" fo:margin-left="0cm" fo:margin-right="-0.52cm" table:align="margins"/>
    </style:style>
    <style:style style:name="Table32.A" style:family="table-column">
      <style:table-column-properties style:column-width="1.596cm" style:rel-column-width="4482*"/>
    </style:style>
    <style:style style:name="Table32.B" style:family="table-column">
      <style:table-column-properties style:column-width="4.193cm" style:rel-column-width="11770*"/>
    </style:style>
    <style:style style:name="Table32.C" style:family="table-column">
      <style:table-column-properties style:column-width="5.373cm" style:rel-column-width="15082*"/>
    </style:style>
    <style:style style:name="Table32.D" style:family="table-column">
      <style:table-column-properties style:column-width="4.865cm" style:rel-column-width="13658*"/>
    </style:style>
    <style:style style:name="Table32.E" style:family="table-column">
      <style:table-column-properties style:column-width="4.223cm" style:rel-column-width="11856*"/>
    </style:style>
    <style:style style:name="Table32.F" style:family="table-column">
      <style:table-column-properties style:column-width="1.21cm" style:rel-column-width="3398*"/>
    </style:style>
    <style:style style:name="Table32.G" style:family="table-column">
      <style:table-column-properties style:column-width="1.884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23.345cm" fo:margin-left="0cm" fo:margin-right="-0.52cm" table:align="margins"/>
    </style:style>
    <style:style style:name="Table33.A" style:family="table-column">
      <style:table-column-properties style:column-width="1.561cm" style:rel-column-width="4382*"/>
    </style:style>
    <style:style style:name="Table33.B" style:family="table-column">
      <style:table-column-properties style:column-width="4.228cm" style:rel-column-width="11870*"/>
    </style:style>
    <style:style style:name="Table33.C" style:family="table-column">
      <style:table-column-properties style:column-width="5.373cm" style:rel-column-width="15082*"/>
    </style:style>
    <style:style style:name="Table33.D" style:family="table-column">
      <style:table-column-properties style:column-width="4.865cm" style:rel-column-width="13658*"/>
    </style:style>
    <style:style style:name="Table33.E" style:family="table-column">
      <style:table-column-properties style:column-width="4.26cm" style:rel-column-width="11956*"/>
    </style:style>
    <style:style style:name="Table33.F" style:family="table-column">
      <style:table-column-properties style:column-width="1.353cm" style:rel-column-width="3797*"/>
    </style:style>
    <style:style style:name="Table33.G" style:family="table-column">
      <style:table-column-properties style:column-width="1.706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23.345cm" fo:margin-left="0cm" fo:margin-right="-0.52cm" table:align="margins"/>
    </style:style>
    <style:style style:name="Table35.A" style:family="table-column">
      <style:table-column-properties style:column-width="1.561cm" style:rel-column-width="4382*"/>
    </style:style>
    <style:style style:name="Table35.B" style:family="table-column">
      <style:table-column-properties style:column-width="4.228cm" style:rel-column-width="11870*"/>
    </style:style>
    <style:style style:name="Table35.C" style:family="table-column">
      <style:table-column-properties style:column-width="5.373cm" style:rel-column-width="15082*"/>
    </style:style>
    <style:style style:name="Table35.D" style:family="table-column">
      <style:table-column-properties style:column-width="4.865cm" style:rel-column-width="13658*"/>
    </style:style>
    <style:style style:name="Table35.E" style:family="table-column">
      <style:table-column-properties style:column-width="4.295cm" style:rel-column-width="12056*"/>
    </style:style>
    <style:style style:name="Table35.F" style:family="table-column">
      <style:table-column-properties style:column-width="1.281cm" style:rel-column-width="3597*"/>
    </style:style>
    <style:style style:name="Table35.G" style:family="table-column">
      <style:table-column-properties style:column-width="1.743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23.345cm" fo:margin-left="0cm" fo:margin-right="-0.52cm" table:align="margins"/>
    </style:style>
    <style:style style:name="Table43.A" style:family="table-column">
      <style:table-column-properties style:column-width="1.561cm" style:rel-column-width="4382*"/>
    </style:style>
    <style:style style:name="Table43.B" style:family="table-column">
      <style:table-column-properties style:column-width="4.228cm" style:rel-column-width="11870*"/>
    </style:style>
    <style:style style:name="Table43.C" style:family="table-column">
      <style:table-column-properties style:column-width="5.373cm" style:rel-column-width="15082*"/>
    </style:style>
    <style:style style:name="Table43.D" style:family="table-column">
      <style:table-column-properties style:column-width="4.865cm" style:rel-column-width="13658*"/>
    </style:style>
    <style:style style:name="Table43.E" style:family="table-column">
      <style:table-column-properties style:column-width="4.26cm" style:rel-column-width="11956*"/>
    </style:style>
    <style:style style:name="Table43.F" style:family="table-column">
      <style:table-column-properties style:column-width="1.21cm" style:rel-column-width="3398*"/>
    </style:style>
    <style:style style:name="Table43.G" style:family="table-column">
      <style:table-column-properties style:column-width="1.849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23.31cm" fo:margin-left="0cm" fo:margin-right="-0.485cm" table:align="margins"/>
    </style:style>
    <style:style style:name="Table53.A" style:family="table-column">
      <style:table-column-properties style:column-width="1.667cm" style:rel-column-width="4685*"/>
    </style:style>
    <style:style style:name="Table53.B" style:family="table-column">
      <style:table-column-properties style:column-width="4.129cm" style:rel-column-width="11607*"/>
    </style:style>
    <style:style style:name="Table53.C" style:family="table-column">
      <style:table-column-properties style:column-width="5.722cm" style:rel-column-width="16087*"/>
    </style:style>
    <style:style style:name="Table53.D" style:family="table-column">
      <style:table-column-properties style:column-width="4.556cm" style:rel-column-width="12809*"/>
    </style:style>
    <style:style style:name="Table53.E" style:family="table-column">
      <style:table-column-properties style:column-width="4.062cm" style:rel-column-width="11421*"/>
    </style:style>
    <style:style style:name="Table53.F" style:family="table-column">
      <style:table-column-properties style:column-width="1.439cm" style:rel-column-width="4046*"/>
    </style:style>
    <style:style style:name="Table53.G" style:family="table-column">
      <style:table-column-properties style:column-width="1.736cm" style:rel-column-width="4880*"/>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23.319cm" fo:margin-left="0cm" fo:margin-right="-0.494cm" table:align="margins"/>
    </style:style>
    <style:style style:name="Table52.A" style:family="table-column">
      <style:table-column-properties style:column-width="1.658cm" style:rel-column-width="4662*"/>
    </style:style>
    <style:style style:name="Table52.B" style:family="table-column">
      <style:table-column-properties style:column-width="4.099cm" style:rel-column-width="11521*"/>
    </style:style>
    <style:style style:name="Table52.C" style:family="table-column">
      <style:table-column-properties style:column-width="5.473cm" style:rel-column-width="15384*"/>
    </style:style>
    <style:style style:name="Table52.D" style:family="table-column">
      <style:table-column-properties style:column-width="4.835cm" style:rel-column-width="13586*"/>
    </style:style>
    <style:style style:name="Table52.E" style:family="table-column">
      <style:table-column-properties style:column-width="4.124cm" style:rel-column-width="11588*"/>
    </style:style>
    <style:style style:name="Table52.F" style:family="table-column">
      <style:table-column-properties style:column-width="1.351cm" style:rel-column-width="3796*"/>
    </style:style>
    <style:style style:name="Table52.G" style:family="table-column">
      <style:table-column-properties style:column-width="1.778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2.A9" style:family="table-cell" style:data-style-name="N0">
      <style:table-cell-properties fo:padding="0.097cm" fo:border-left="0.002cm solid #000000" fo:border-right="none" fo:border-top="none" fo:border-bottom="0.002cm solid #000000"/>
    </style:style>
    <style:style style:name="Table54" style:family="table">
      <style:table-properties style:width="23.345cm" fo:margin-left="0cm" fo:margin-right="-0.52cm" table:align="margins"/>
    </style:style>
    <style:style style:name="Table54.A" style:family="table-column">
      <style:table-column-properties style:column-width="1.492cm" style:rel-column-width="4189*"/>
    </style:style>
    <style:style style:name="Table54.B" style:family="table-column">
      <style:table-column-properties style:column-width="4.378cm" style:rel-column-width="12289*"/>
    </style:style>
    <style:style style:name="Table54.C" style:family="table-column">
      <style:table-column-properties style:column-width="5.816cm" style:rel-column-width="16325*"/>
    </style:style>
    <style:style style:name="Table54.D" style:family="table-column">
      <style:table-column-properties style:column-width="4.616cm" style:rel-column-width="12960*"/>
    </style:style>
    <style:style style:name="Table54.E" style:family="table-column">
      <style:table-column-properties style:column-width="4.022cm" style:rel-column-width="11291*"/>
    </style:style>
    <style:style style:name="Table54.F" style:family="table-column">
      <style:table-column-properties style:column-width="1.279cm" style:rel-column-width="3590*"/>
    </style:style>
    <style:style style:name="Table54.G" style:family="table-column">
      <style:table-column-properties style:column-width="1.743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0" style:family="table-row">
      <style:table-row-properties style:min-row-height="2.852cm"/>
    </style:style>
    <style:style style:name="Table54.A11" style:family="table-cell" style:data-style-name="N0">
      <style:table-cell-properties fo:padding="0.097cm" fo:border-left="0.002cm solid #000000" fo:border-right="none" fo:border-top="none" fo:border-bottom="0.002cm solid #000000"/>
    </style:style>
    <style:style style:name="Table55" style:family="table">
      <style:table-properties style:width="23.345cm" fo:margin-left="0cm" fo:margin-right="-0.52cm" table:align="margins"/>
    </style:style>
    <style:style style:name="Table55.A" style:family="table-column">
      <style:table-column-properties style:column-width="1.563cm" style:rel-column-width="4388*"/>
    </style:style>
    <style:style style:name="Table55.B" style:family="table-column">
      <style:table-column-properties style:column-width="4.336cm" style:rel-column-width="12169*"/>
    </style:style>
    <style:style style:name="Table55.C" style:family="table-column">
      <style:table-column-properties style:column-width="5.65cm" style:rel-column-width="15860*"/>
    </style:style>
    <style:style style:name="Table55.D" style:family="table-column">
      <style:table-column-properties style:column-width="4.754cm" style:rel-column-width="13346*"/>
    </style:style>
    <style:style style:name="Table55.E" style:family="table-column">
      <style:table-column-properties style:column-width="4.057cm" style:rel-column-width="11391*"/>
    </style:style>
    <style:style style:name="Table55.F" style:family="table-column">
      <style:table-column-properties style:column-width="1.314cm" style:rel-column-width="3690*"/>
    </style:style>
    <style:style style:name="Table55.G" style:family="table-column">
      <style:table-column-properties style:column-width="1.67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23.345cm" fo:margin-left="0cm" fo:margin-right="-0.52cm" table:align="margins"/>
    </style:style>
    <style:style style:name="Table56.A" style:family="table-column">
      <style:table-column-properties style:column-width="1.314cm" style:rel-column-width="3690*"/>
    </style:style>
    <style:style style:name="Table56.B" style:family="table-column">
      <style:table-column-properties style:column-width="6.232cm" style:rel-column-width="17495*"/>
    </style:style>
    <style:style style:name="Table56.C" style:family="table-column">
      <style:table-column-properties style:column-width="7.02cm" style:rel-column-width="19710*"/>
    </style:style>
    <style:style style:name="Table56.D" style:family="table-column">
      <style:table-column-properties style:column-width="5.756cm" style:rel-column-width="16159*"/>
    </style:style>
    <style:style style:name="Table56.E" style:family="table-column">
      <style:table-column-properties style:column-width="1.349cm" style:rel-column-width="3790*"/>
    </style:style>
    <style:style style:name="Table56.F" style:family="table-column">
      <style:table-column-properties style:column-width="1.67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23.345cm" fo:margin-left="0cm" fo:margin-right="-0.52cm" table:align="margins"/>
    </style:style>
    <style:style style:name="Table57.A" style:family="table-column">
      <style:table-column-properties style:column-width="1.563cm" style:rel-column-width="4388*"/>
    </style:style>
    <style:style style:name="Table57.B" style:family="table-column">
      <style:table-column-properties style:column-width="4.489cm" style:rel-column-width="12601*"/>
    </style:style>
    <style:style style:name="Table57.C" style:family="table-column">
      <style:table-column-properties style:column-width="5.632cm" style:rel-column-width="15813*"/>
    </style:style>
    <style:style style:name="Table57.D" style:family="table-column">
      <style:table-column-properties style:column-width="4.616cm" style:rel-column-width="12960*"/>
    </style:style>
    <style:style style:name="Table57.E" style:family="table-column">
      <style:table-column-properties style:column-width="3.986cm" style:rel-column-width="11191*"/>
    </style:style>
    <style:style style:name="Table57.F" style:family="table-column">
      <style:table-column-properties style:column-width="1.422cm" style:rel-column-width="3989*"/>
    </style:style>
    <style:style style:name="Table57.G" style:family="table-column">
      <style:table-column-properties style:column-width="1.637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23.359cm" fo:margin-left="0cm" fo:margin-right="-0.534cm" table:align="margins"/>
    </style:style>
    <style:style style:name="Table58.A" style:family="table-column">
      <style:table-column-properties style:column-width="1.554cm" style:rel-column-width="4358*"/>
    </style:style>
    <style:style style:name="Table58.B" style:family="table-column">
      <style:table-column-properties style:column-width="4.494cm" style:rel-column-width="12611*"/>
    </style:style>
    <style:style style:name="Table58.C" style:family="table-column">
      <style:table-column-properties style:column-width="5.632cm" style:rel-column-width="15800*"/>
    </style:style>
    <style:style style:name="Table58.D" style:family="table-column">
      <style:table-column-properties style:column-width="4.616cm" style:rel-column-width="12950*"/>
    </style:style>
    <style:style style:name="Table58.E" style:family="table-column">
      <style:table-column-properties style:column-width="4.057cm" style:rel-column-width="11382*"/>
    </style:style>
    <style:style style:name="Table58.F" style:family="table-column">
      <style:table-column-properties style:column-width="1.349cm" style:rel-column-width="3787*"/>
    </style:style>
    <style:style style:name="Table58.G" style:family="table-column">
      <style:table-column-properties style:column-width="1.656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23.319cm" fo:margin-left="0cm" fo:margin-right="-0.494cm" table:align="margins"/>
    </style:style>
    <style:style style:name="Table36.A" style:family="table-column">
      <style:table-column-properties style:column-width="1.6cm" style:rel-column-width="4495*"/>
    </style:style>
    <style:style style:name="Table36.B" style:family="table-column">
      <style:table-column-properties style:column-width="4.149cm" style:rel-column-width="11661*"/>
    </style:style>
    <style:style style:name="Table36.C" style:family="table-column">
      <style:table-column-properties style:column-width="5.124cm" style:rel-column-width="14399*"/>
    </style:style>
    <style:style style:name="Table36.D" style:family="table-column">
      <style:table-column-properties style:column-width="5.442cm" style:rel-column-width="15291*"/>
    </style:style>
    <style:style style:name="Table36.E" style:family="table-column">
      <style:table-column-properties style:column-width="4.016cm" style:rel-column-width="11288*"/>
    </style:style>
    <style:style style:name="Table36.F" style:family="table-column">
      <style:table-column-properties style:column-width="1.279cm" style:rel-column-width="3596*"/>
    </style:style>
    <style:style style:name="Table36.G" style:family="table-column">
      <style:table-column-properties style:column-width="1.709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23.319cm" fo:margin-left="0cm" fo:margin-right="-0.494cm" table:align="margins"/>
    </style:style>
    <style:style style:name="Table37.A" style:family="table-column">
      <style:table-column-properties style:column-width="1.635cm" style:rel-column-width="4595*"/>
    </style:style>
    <style:style style:name="Table37.B" style:family="table-column">
      <style:table-column-properties style:column-width="4.087cm" style:rel-column-width="11488*"/>
    </style:style>
    <style:style style:name="Table37.C" style:family="table-column">
      <style:table-column-properties style:column-width="5.106cm" style:rel-column-width="14352*"/>
    </style:style>
    <style:style style:name="Table37.D" style:family="table-column">
      <style:table-column-properties style:column-width="5.045cm" style:rel-column-width="14179*"/>
    </style:style>
    <style:style style:name="Table37.E" style:family="table-column">
      <style:table-column-properties style:column-width="4.279cm" style:rel-column-width="12028*"/>
    </style:style>
    <style:style style:name="Table37.F" style:family="table-column">
      <style:table-column-properties style:column-width="1.386cm" style:rel-column-width="3896*"/>
    </style:style>
    <style:style style:name="Table37.G" style:family="table-column">
      <style:table-column-properties style:column-width="1.778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23.319cm" fo:margin-left="0cm" fo:margin-right="-0.494cm" table:align="margins"/>
    </style:style>
    <style:style style:name="Table38.A" style:family="table-column">
      <style:table-column-properties style:column-width="1.565cm" style:rel-column-width="4395*"/>
    </style:style>
    <style:style style:name="Table38.B" style:family="table-column">
      <style:table-column-properties style:column-width="3.967cm" style:rel-column-width="11148*"/>
    </style:style>
    <style:style style:name="Table38.C" style:family="table-column">
      <style:table-column-properties style:column-width="5.299cm" style:rel-column-width="14891*"/>
    </style:style>
    <style:style style:name="Table38.D" style:family="table-column">
      <style:table-column-properties style:column-width="5.045cm" style:rel-column-width="14179*"/>
    </style:style>
    <style:style style:name="Table38.E" style:family="table-column">
      <style:table-column-properties style:column-width="4.457cm" style:rel-column-width="12527*"/>
    </style:style>
    <style:style style:name="Table38.F" style:family="table-column">
      <style:table-column-properties style:column-width="1.386cm" style:rel-column-width="3896*"/>
    </style:style>
    <style:style style:name="Table38.G" style:family="table-column">
      <style:table-column-properties style:column-width="1.602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23.319cm" fo:margin-left="0cm" fo:margin-right="-0.494cm" table:align="margins"/>
    </style:style>
    <style:style style:name="Table39.A" style:family="table-column">
      <style:table-column-properties style:column-width="1.6cm" style:rel-column-width="4495*"/>
    </style:style>
    <style:style style:name="Table39.B" style:family="table-column">
      <style:table-column-properties style:column-width="3.933cm" style:rel-column-width="11055*"/>
    </style:style>
    <style:style style:name="Table39.C" style:family="table-column">
      <style:table-column-properties style:column-width="5.299cm" style:rel-column-width="14891*"/>
    </style:style>
    <style:style style:name="Table39.D" style:family="table-column">
      <style:table-column-properties style:column-width="5.045cm" style:rel-column-width="14179*"/>
    </style:style>
    <style:style style:name="Table39.E" style:family="table-column">
      <style:table-column-properties style:column-width="4.456cm" style:rel-column-width="12520*"/>
    </style:style>
    <style:style style:name="Table39.F" style:family="table-column">
      <style:table-column-properties style:column-width="1.351cm" style:rel-column-width="3796*"/>
    </style:style>
    <style:style style:name="Table39.G" style:family="table-column">
      <style:table-column-properties style:column-width="1.637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23.319cm" fo:margin-left="0cm" fo:margin-right="-0.494cm" table:align="margins"/>
    </style:style>
    <style:style style:name="Table40.A" style:family="table-column">
      <style:table-column-properties style:column-width="1.596cm" style:rel-column-width="4488*"/>
    </style:style>
    <style:style style:name="Table40.B" style:family="table-column">
      <style:table-column-properties style:column-width="3.948cm" style:rel-column-width="11095*"/>
    </style:style>
    <style:style style:name="Table40.C" style:family="table-column">
      <style:table-column-properties style:column-width="5.297cm" style:rel-column-width="14885*"/>
    </style:style>
    <style:style style:name="Table40.D" style:family="table-column">
      <style:table-column-properties style:column-width="5.011cm" style:rel-column-width="14086*"/>
    </style:style>
    <style:style style:name="Table40.E" style:family="table-column">
      <style:table-column-properties style:column-width="4.336cm" style:rel-column-width="12187*"/>
    </style:style>
    <style:style style:name="Table40.F" style:family="table-column">
      <style:table-column-properties style:column-width="1.316cm" style:rel-column-width="3696*"/>
    </style:style>
    <style:style style:name="Table40.G" style:family="table-column">
      <style:table-column-properties style:column-width="1.813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23.319cm" fo:margin-left="0cm" fo:margin-right="-0.494cm" table:align="margins"/>
    </style:style>
    <style:style style:name="Table41.A" style:family="table-column">
      <style:table-column-properties style:column-width="1.67cm" style:rel-column-width="4695*"/>
    </style:style>
    <style:style style:name="Table41.B" style:family="table-column">
      <style:table-column-properties style:column-width="4.094cm" style:rel-column-width="11508*"/>
    </style:style>
    <style:style style:name="Table41.C" style:family="table-column">
      <style:table-column-properties style:column-width="5.398cm" style:rel-column-width="15171*"/>
    </style:style>
    <style:style style:name="Table41.D" style:family="table-column">
      <style:table-column-properties style:column-width="4.867cm" style:rel-column-width="13679*"/>
    </style:style>
    <style:style style:name="Table41.E" style:family="table-column">
      <style:table-column-properties style:column-width="4.265cm" style:rel-column-width="11988*"/>
    </style:style>
    <style:style style:name="Table41.F" style:family="table-column">
      <style:table-column-properties style:column-width="1.614cm" style:rel-column-width="4535*"/>
    </style:style>
    <style:style style:name="Table41.G" style:family="table-column">
      <style:table-column-properties style:column-width="1.409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23.319cm" fo:margin-left="0cm" fo:margin-right="-0.494cm" table:align="margins"/>
    </style:style>
    <style:style style:name="Table42.A" style:family="table-column">
      <style:table-column-properties style:column-width="1.67cm" style:rel-column-width="4695*"/>
    </style:style>
    <style:style style:name="Table42.B" style:family="table-column">
      <style:table-column-properties style:column-width="4.124cm" style:rel-column-width="11588*"/>
    </style:style>
    <style:style style:name="Table42.C" style:family="table-column">
      <style:table-column-properties style:column-width="5.373cm" style:rel-column-width="15098*"/>
    </style:style>
    <style:style style:name="Table42.D" style:family="table-column">
      <style:table-column-properties style:column-width="4.865cm" style:rel-column-width="13673*"/>
    </style:style>
    <style:style style:name="Table42.E" style:family="table-column">
      <style:table-column-properties style:column-width="4.23cm" style:rel-column-width="11888*"/>
    </style:style>
    <style:style style:name="Table42.F" style:family="table-column">
      <style:table-column-properties style:column-width="1.457cm" style:rel-column-width="4095*"/>
    </style:style>
    <style:style style:name="Table42.G" style:family="table-column">
      <style:table-column-properties style:column-width="1.6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23.345cm" fo:margin-left="0cm" fo:margin-right="-0.52cm" table:align="margins"/>
    </style:style>
    <style:style style:name="Table44.A" style:family="table-column">
      <style:table-column-properties style:column-width="1.706cm" style:rel-column-width="4787*"/>
    </style:style>
    <style:style style:name="Table44.B" style:family="table-column">
      <style:table-column-properties style:column-width="4.087cm" style:rel-column-width="11471*"/>
    </style:style>
    <style:style style:name="Table44.C" style:family="table-column">
      <style:table-column-properties style:column-width="5.373cm" style:rel-column-width="15082*"/>
    </style:style>
    <style:style style:name="Table44.D" style:family="table-column">
      <style:table-column-properties style:column-width="4.865cm" style:rel-column-width="13658*"/>
    </style:style>
    <style:style style:name="Table44.E" style:family="table-column">
      <style:table-column-properties style:column-width="4.26cm" style:rel-column-width="11956*"/>
    </style:style>
    <style:style style:name="Table44.F" style:family="table-column">
      <style:table-column-properties style:column-width="1.422cm" style:rel-column-width="3989*"/>
    </style:style>
    <style:style style:name="Table44.G" style:family="table-column">
      <style:table-column-properties style:column-width="1.635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23.345cm" fo:margin-left="0cm" fo:margin-right="-0.52cm" table:align="margins"/>
    </style:style>
    <style:style style:name="Table45.A" style:family="table-column">
      <style:table-column-properties style:column-width="1.706cm" style:rel-column-width="4787*"/>
    </style:style>
    <style:style style:name="Table45.B" style:family="table-column">
      <style:table-column-properties style:column-width="4.087cm" style:rel-column-width="11471*"/>
    </style:style>
    <style:style style:name="Table45.C" style:family="table-column">
      <style:table-column-properties style:column-width="5.373cm" style:rel-column-width="15082*"/>
    </style:style>
    <style:style style:name="Table45.D" style:family="table-column">
      <style:table-column-properties style:column-width="4.865cm" style:rel-column-width="13658*"/>
    </style:style>
    <style:style style:name="Table45.E" style:family="table-column">
      <style:table-column-properties style:column-width="4.295cm" style:rel-column-width="12056*"/>
    </style:style>
    <style:style style:name="Table45.F" style:family="table-column">
      <style:table-column-properties style:column-width="1.386cm" style:rel-column-width="3890*"/>
    </style:style>
    <style:style style:name="Table45.G" style:family="table-column">
      <style:table-column-properties style:column-width="1.635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23.345cm" fo:margin-left="0cm" fo:margin-right="-0.52cm" table:align="margins"/>
    </style:style>
    <style:style style:name="Table46.A" style:family="table-column">
      <style:table-column-properties style:column-width="1.492cm" style:rel-column-width="4189*"/>
    </style:style>
    <style:style style:name="Table46.B" style:family="table-column">
      <style:table-column-properties style:column-width="3.715cm" style:rel-column-width="10427*"/>
    </style:style>
    <style:style style:name="Table46.C" style:family="table-column">
      <style:table-column-properties style:column-width="6.555cm" style:rel-column-width="18400*"/>
    </style:style>
    <style:style style:name="Table46.D" style:family="table-column">
      <style:table-column-properties style:column-width="4.725cm" style:rel-column-width="13266*"/>
    </style:style>
    <style:style style:name="Table46.E" style:family="table-column">
      <style:table-column-properties style:column-width="3.766cm" style:rel-column-width="10573*"/>
    </style:style>
    <style:style style:name="Table46.F" style:family="table-column">
      <style:table-column-properties style:column-width="1.457cm" style:rel-column-width="4089*"/>
    </style:style>
    <style:style style:name="Table46.G" style:family="table-column">
      <style:table-column-properties style:column-width="1.635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23.345cm" fo:margin-left="0cm" fo:margin-right="-0.52cm" table:align="margins"/>
    </style:style>
    <style:style style:name="Table47.A" style:family="table-column">
      <style:table-column-properties style:column-width="1.528cm" style:rel-column-width="4289*"/>
    </style:style>
    <style:style style:name="Table47.B" style:family="table-column">
      <style:table-column-properties style:column-width="4.904cm" style:rel-column-width="13765*"/>
    </style:style>
    <style:style style:name="Table47.C" style:family="table-column">
      <style:table-column-properties style:column-width="5.188cm" style:rel-column-width="14563*"/>
    </style:style>
    <style:style style:name="Table47.D" style:family="table-column">
      <style:table-column-properties style:column-width="4.411cm" style:rel-column-width="12382*"/>
    </style:style>
    <style:style style:name="Table47.E" style:family="table-column">
      <style:table-column-properties style:column-width="4.187cm" style:rel-column-width="11757*"/>
    </style:style>
    <style:style style:name="Table47.F" style:family="table-column">
      <style:table-column-properties style:column-width="1.349cm" style:rel-column-width="3790*"/>
    </style:style>
    <style:style style:name="Table47.G" style:family="table-column">
      <style:table-column-properties style:column-width="1.778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23.345cm" fo:margin-left="0cm" fo:margin-right="-0.52cm" table:align="margins"/>
    </style:style>
    <style:style style:name="Table48.A" style:family="table-column">
      <style:table-column-properties style:column-width="1.598cm" style:rel-column-width="4488*"/>
    </style:style>
    <style:style style:name="Table48.B" style:family="table-column">
      <style:table-column-properties style:column-width="4.193cm" style:rel-column-width="11770*"/>
    </style:style>
    <style:style style:name="Table48.C" style:family="table-column">
      <style:table-column-properties style:column-width="5.373cm" style:rel-column-width="15082*"/>
    </style:style>
    <style:style style:name="Table48.D" style:family="table-column">
      <style:table-column-properties style:column-width="4.865cm" style:rel-column-width="13658*"/>
    </style:style>
    <style:style style:name="Table48.E" style:family="table-column">
      <style:table-column-properties style:column-width="4.187cm" style:rel-column-width="11757*"/>
    </style:style>
    <style:style style:name="Table48.F" style:family="table-column">
      <style:table-column-properties style:column-width="1.349cm" style:rel-column-width="3790*"/>
    </style:style>
    <style:style style:name="Table48.G" style:family="table-column">
      <style:table-column-properties style:column-width="1.778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23.345cm" fo:margin-left="0cm" fo:margin-right="-0.52cm" table:align="margins"/>
    </style:style>
    <style:style style:name="Table49.A" style:family="table-column">
      <style:table-column-properties style:column-width="1.67cm" style:rel-column-width="4688*"/>
    </style:style>
    <style:style style:name="Table49.B" style:family="table-column">
      <style:table-column-properties style:column-width="4.122cm" style:rel-column-width="11570*"/>
    </style:style>
    <style:style style:name="Table49.C" style:family="table-column">
      <style:table-column-properties style:column-width="5.373cm" style:rel-column-width="15082*"/>
    </style:style>
    <style:style style:name="Table49.D" style:family="table-column">
      <style:table-column-properties style:column-width="4.865cm" style:rel-column-width="13658*"/>
    </style:style>
    <style:style style:name="Table49.E" style:family="table-column">
      <style:table-column-properties style:column-width="4.152cm" style:rel-column-width="11657*"/>
    </style:style>
    <style:style style:name="Table49.F" style:family="table-column">
      <style:table-column-properties style:column-width="1.386cm" style:rel-column-width="3890*"/>
    </style:style>
    <style:style style:name="Table49.G" style:family="table-column">
      <style:table-column-properties style:column-width="1.778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49.A4" style:family="table-cell" style:data-style-name="N0">
      <style:table-cell-properties fo:padding="0.097cm" fo:border-left="0.002cm solid #000000" fo:border-right="none" fo:border-top="none" fo:border-bottom="0.002cm solid #000000"/>
    </style:style>
    <style:style style:name="Table50" style:family="table">
      <style:table-properties style:width="23.345cm" fo:margin-left="0cm" fo:margin-right="-0.52cm" table:align="margins"/>
    </style:style>
    <style:style style:name="Table50.A" style:family="table-column">
      <style:table-column-properties style:column-width="1.67cm" style:rel-column-width="4688*"/>
    </style:style>
    <style:style style:name="Table50.B" style:family="table-column">
      <style:table-column-properties style:column-width="4.122cm" style:rel-column-width="11570*"/>
    </style:style>
    <style:style style:name="Table50.C" style:family="table-column">
      <style:table-column-properties style:column-width="5.373cm" style:rel-column-width="15082*"/>
    </style:style>
    <style:style style:name="Table50.D" style:family="table-column">
      <style:table-column-properties style:column-width="4.865cm" style:rel-column-width="13658*"/>
    </style:style>
    <style:style style:name="Table50.E" style:family="table-column">
      <style:table-column-properties style:column-width="4.152cm" style:rel-column-width="11657*"/>
    </style:style>
    <style:style style:name="Table50.F" style:family="table-column">
      <style:table-column-properties style:column-width="1.349cm" style:rel-column-width="3790*"/>
    </style:style>
    <style:style style:name="Table50.G" style:family="table-column">
      <style:table-column-properties style:column-width="1.813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0.G5" style:family="table-cell" style:data-style-name="N0">
      <style:table-cell-properties fo:padding="0.097cm" fo:border-left="0.002cm solid #000000" fo:border-right="0.002cm solid #000000" fo:border-top="none" fo:border-bottom="0.002cm solid #000000"/>
    </style:style>
    <style:style style:name="Table50.A7" style:family="table-cell" style:data-style-name="N0">
      <style:table-cell-properties fo:padding="0.097cm" fo:border-left="0.002cm solid #000000" fo:border-right="none" fo:border-top="none" fo:border-bottom="0.002cm solid #000000"/>
    </style:style>
    <style:style style:name="Table51" style:family="table">
      <style:table-properties style:width="23.345cm" fo:margin-left="0cm" fo:margin-right="-0.52cm" table:align="margins"/>
    </style:style>
    <style:style style:name="Table51.A" style:family="table-column">
      <style:table-column-properties style:column-width="1.67cm" style:rel-column-width="4688*"/>
    </style:style>
    <style:style style:name="Table51.B" style:family="table-column">
      <style:table-column-properties style:column-width="4.122cm" style:rel-column-width="11570*"/>
    </style:style>
    <style:style style:name="Table51.C" style:family="table-column">
      <style:table-column-properties style:column-width="5.373cm" style:rel-column-width="15082*"/>
    </style:style>
    <style:style style:name="Table51.D" style:family="table-column">
      <style:table-column-properties style:column-width="4.865cm" style:rel-column-width="13658*"/>
    </style:style>
    <style:style style:name="Table51.E" style:family="table-column">
      <style:table-column-properties style:column-width="4.117cm" style:rel-column-width="11557*"/>
    </style:style>
    <style:style style:name="Table51.F" style:family="table-column">
      <style:table-column-properties style:column-width="1.349cm" style:rel-column-width="3790*"/>
    </style:style>
    <style:style style:name="Table51.G" style:family="table-column">
      <style:table-column-properties style:column-width="1.849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23.345cm" fo:margin-left="0cm" fo:margin-right="-0.52cm" table:align="margins"/>
    </style:style>
    <style:style style:name="Table59.A" style:family="table-column">
      <style:table-column-properties style:column-width="1.706cm" style:rel-column-width="4787*"/>
    </style:style>
    <style:style style:name="Table59.B" style:family="table-column">
      <style:table-column-properties style:column-width="4.094cm" style:rel-column-width="11491*"/>
    </style:style>
    <style:style style:name="Table59.C" style:family="table-column">
      <style:table-column-properties style:column-width="5.38cm" style:rel-column-width="15101*"/>
    </style:style>
    <style:style style:name="Table59.D" style:family="table-column">
      <style:table-column-properties style:column-width="4.842cm" style:rel-column-width="13592*"/>
    </style:style>
    <style:style style:name="Table59.E" style:family="table-column">
      <style:table-column-properties style:column-width="4.09cm" style:rel-column-width="11484*"/>
    </style:style>
    <style:style style:name="Table59.F" style:family="table-column">
      <style:table-column-properties style:column-width="1.386cm" style:rel-column-width="3890*"/>
    </style:style>
    <style:style style:name="Table59.G" style:family="table-column">
      <style:table-column-properties style:column-width="1.849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23.345cm" fo:margin-left="0cm" fo:margin-right="-0.52cm" table:align="margins"/>
    </style:style>
    <style:style style:name="Table60.A" style:family="table-column">
      <style:table-column-properties style:column-width="1.706cm" style:rel-column-width="4787*"/>
    </style:style>
    <style:style style:name="Table60.B" style:family="table-column">
      <style:table-column-properties style:column-width="4.087cm" style:rel-column-width="11471*"/>
    </style:style>
    <style:style style:name="Table60.C" style:family="table-column">
      <style:table-column-properties style:column-width="5.401cm" style:rel-column-width="15161*"/>
    </style:style>
    <style:style style:name="Table60.D" style:family="table-column">
      <style:table-column-properties style:column-width="4.831cm" style:rel-column-width="13565*"/>
    </style:style>
    <style:style style:name="Table60.F" style:family="table-column">
      <style:table-column-properties style:column-width="1.386cm" style:rel-column-width="3890*"/>
    </style:style>
    <style:style style:name="Table60.G" style:family="table-column">
      <style:table-column-properties style:column-width="1.849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23.319cm" fo:margin-left="0cm" fo:margin-right="-0.494cm" table:align="margins"/>
    </style:style>
    <style:style style:name="Table61.A" style:family="table-column">
      <style:table-column-properties style:column-width="1.741cm" style:rel-column-width="4895*"/>
    </style:style>
    <style:style style:name="Table61.B" style:family="table-column">
      <style:table-column-properties style:column-width="4.253cm" style:rel-column-width="11954*"/>
    </style:style>
    <style:style style:name="Table61.C" style:family="table-column">
      <style:table-column-properties style:column-width="4.486cm" style:rel-column-width="12607*"/>
    </style:style>
    <style:style style:name="Table61.D" style:family="table-column">
      <style:table-column-properties style:column-width="4.932cm" style:rel-column-width="13859*"/>
    </style:style>
    <style:style style:name="Table61.E" style:family="table-column">
      <style:table-column-properties style:column-width="4.671cm" style:rel-column-width="13126*"/>
    </style:style>
    <style:style style:name="Table61.F" style:family="table-column">
      <style:table-column-properties style:column-width="1.215cm" style:rel-column-width="3416*"/>
    </style:style>
    <style:style style:name="Table61.G" style:family="table-column">
      <style:table-column-properties style:column-width="2.02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23.345cm" fo:margin-left="0cm" fo:margin-right="-0.52cm" table:align="margins"/>
    </style:style>
    <style:style style:name="Table63.A" style:family="table-column">
      <style:table-column-properties style:column-width="1.741cm" style:rel-column-width="4885*"/>
    </style:style>
    <style:style style:name="Table63.B" style:family="table-column">
      <style:table-column-properties style:column-width="4.209cm" style:rel-column-width="11813*"/>
    </style:style>
    <style:style style:name="Table63.C" style:family="table-column">
      <style:table-column-properties style:column-width="4.53cm" style:rel-column-width="12716*"/>
    </style:style>
    <style:style style:name="Table63.D" style:family="table-column">
      <style:table-column-properties style:column-width="4.932cm" style:rel-column-width="13843*"/>
    </style:style>
    <style:style style:name="Table63.E" style:family="table-column">
      <style:table-column-properties style:column-width="4.664cm" style:rel-column-width="13094*"/>
    </style:style>
    <style:style style:name="Table63.F" style:family="table-column">
      <style:table-column-properties style:column-width="1.221cm" style:rel-column-width="3425*"/>
    </style:style>
    <style:style style:name="Table63.G" style:family="table-column">
      <style:table-column-properties style:column-width="2.051cm" style:rel-column-width="5759*"/>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E4" style:family="table-cell">
      <style:table-cell-properties style:vertical-align="bottom" fo:padding="0.097cm" fo:border-left="0.002cm solid #000000" fo:border-right="none"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23.319cm" fo:margin-left="0cm" fo:margin-right="-0.494cm" table:align="margins"/>
    </style:style>
    <style:style style:name="Table83.A" style:family="table-column">
      <style:table-column-properties style:column-width="1.778cm" style:rel-column-width="4995*"/>
    </style:style>
    <style:style style:name="Table83.B" style:family="table-column">
      <style:table-column-properties style:column-width="4.159cm" style:rel-column-width="11688*"/>
    </style:style>
    <style:style style:name="Table83.C" style:family="table-column">
      <style:table-column-properties style:column-width="4.549cm" style:rel-column-width="12787*"/>
    </style:style>
    <style:style style:name="Table83.D" style:family="table-column">
      <style:table-column-properties style:column-width="4.941cm" style:rel-column-width="13886*"/>
    </style:style>
    <style:style style:name="Table83.E" style:family="table-column">
      <style:table-column-properties style:column-width="4.657cm" style:rel-column-width="13087*"/>
    </style:style>
    <style:style style:name="Table83.F" style:family="table-column">
      <style:table-column-properties style:column-width="1.208cm" style:rel-column-width="3396*"/>
    </style:style>
    <style:style style:name="Table83.G" style:family="table-column">
      <style:table-column-properties style:column-width="2.027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5" style:family="table-cell" style:data-style-name="N0">
      <style:table-cell-properties fo:padding="0.097cm" fo:border-left="0.002cm solid #000000" fo:border-right="none" fo:border-top="none" fo:border-bottom="0.002cm solid #000000"/>
    </style:style>
    <style:style style:name="Table62" style:family="table">
      <style:table-properties style:width="23.345cm" fo:margin-left="0cm" fo:margin-right="-0.52cm" table:align="margins"/>
    </style:style>
    <style:style style:name="Table62.A" style:family="table-column">
      <style:table-column-properties style:column-width="1.57cm" style:rel-column-width="4405*"/>
    </style:style>
    <style:style style:name="Table62.B" style:family="table-column">
      <style:table-column-properties style:column-width="4.387cm" style:rel-column-width="12313*"/>
    </style:style>
    <style:style style:name="Table62.C" style:family="table-column">
      <style:table-column-properties style:column-width="4.535cm" style:rel-column-width="12729*"/>
    </style:style>
    <style:style style:name="Table62.D" style:family="table-column">
      <style:table-column-properties style:column-width="4.911cm" style:rel-column-width="13785*"/>
    </style:style>
    <style:style style:name="Table62.E" style:family="table-column">
      <style:table-column-properties style:column-width="4.673cm" style:rel-column-width="13119*"/>
    </style:style>
    <style:style style:name="Table62.F" style:family="table-column">
      <style:table-column-properties style:column-width="1.221cm" style:rel-column-width="3425*"/>
    </style:style>
    <style:style style:name="Table62.G" style:family="table-column">
      <style:table-column-properties style:column-width="2.051cm" style:rel-column-width="5759*"/>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23.319cm" fo:margin-left="0cm" fo:margin-right="-0.494cm" table:align="margins"/>
    </style:style>
    <style:style style:name="Table64.A" style:family="table-column">
      <style:table-column-properties style:column-width="1.572cm" style:rel-column-width="4415*"/>
    </style:style>
    <style:style style:name="Table64.B" style:family="table-column">
      <style:table-column-properties style:column-width="4.387cm" style:rel-column-width="12327*"/>
    </style:style>
    <style:style style:name="Table64.C" style:family="table-column">
      <style:table-column-properties style:column-width="4.535cm" style:rel-column-width="12747*"/>
    </style:style>
    <style:style style:name="Table64.D" style:family="table-column">
      <style:table-column-properties style:column-width="4.911cm" style:rel-column-width="13799*"/>
    </style:style>
    <style:style style:name="Table64.E" style:family="table-column">
      <style:table-column-properties style:column-width="4.644cm" style:rel-column-width="13053*"/>
    </style:style>
    <style:style style:name="Table64.F" style:family="table-column">
      <style:table-column-properties style:column-width="1.249cm" style:rel-column-width="3509*"/>
    </style:style>
    <style:style style:name="Table64.G" style:family="table-column">
      <style:table-column-properties style:column-width="2.023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23.372cm" fo:margin-left="0cm" fo:margin-right="-0.547cm" table:align="margins"/>
    </style:style>
    <style:style style:name="Table65.A" style:family="table-column">
      <style:table-column-properties style:column-width="1.568cm" style:rel-column-width="4395*"/>
    </style:style>
    <style:style style:name="Table65.B" style:family="table-column">
      <style:table-column-properties style:column-width="4.383cm" style:rel-column-width="12290*"/>
    </style:style>
    <style:style style:name="Table65.C" style:family="table-column">
      <style:table-column-properties style:column-width="4.53cm" style:rel-column-width="12701*"/>
    </style:style>
    <style:style style:name="Table65.D" style:family="table-column">
      <style:table-column-properties style:column-width="4.93cm" style:rel-column-width="13824*"/>
    </style:style>
    <style:style style:name="Table65.E" style:family="table-column">
      <style:table-column-properties style:column-width="4.621cm" style:rel-column-width="12960*"/>
    </style:style>
    <style:style style:name="Table65.F" style:family="table-column">
      <style:table-column-properties style:column-width="1.487cm" style:rel-column-width="4169*"/>
    </style:style>
    <style:style style:name="Table65.G" style:family="table-column">
      <style:table-column-properties style:column-width="1.854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23.372cm" fo:margin-left="0cm" fo:margin-right="-0.547cm" table:align="margins"/>
    </style:style>
    <style:style style:name="Table66.A" style:family="table-column">
      <style:table-column-properties style:column-width="1.572cm" style:rel-column-width="4405*"/>
    </style:style>
    <style:style style:name="Table66.B" style:family="table-column">
      <style:table-column-properties style:column-width="4.389cm" style:rel-column-width="12305*"/>
    </style:style>
    <style:style style:name="Table66.C" style:family="table-column">
      <style:table-column-properties style:column-width="4.533cm" style:rel-column-width="12713*"/>
    </style:style>
    <style:style style:name="Table66.D" style:family="table-column">
      <style:table-column-properties style:column-width="4.909cm" style:rel-column-width="13767*"/>
    </style:style>
    <style:style style:name="Table66.F" style:family="table-column">
      <style:table-column-properties style:column-width="1.235cm" style:rel-column-width="3462*"/>
    </style:style>
    <style:style style:name="Table66.G" style:family="table-column">
      <style:table-column-properties style:column-width="1.824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23.345cm" fo:margin-left="0cm" fo:margin-right="-0.52cm" table:align="margins"/>
    </style:style>
    <style:style style:name="Table67.A" style:family="table-column">
      <style:table-column-properties style:column-width="1.572cm" style:rel-column-width="4410*"/>
    </style:style>
    <style:style style:name="Table67.B" style:family="table-column">
      <style:table-column-properties style:column-width="4.389cm" style:rel-column-width="12319*"/>
    </style:style>
    <style:style style:name="Table67.C" style:family="table-column">
      <style:table-column-properties style:column-width="4.533cm" style:rel-column-width="12728*"/>
    </style:style>
    <style:style style:name="Table67.D" style:family="table-column">
      <style:table-column-properties style:column-width="4.911cm" style:rel-column-width="13785*"/>
    </style:style>
    <style:style style:name="Table67.E" style:family="table-column">
      <style:table-column-properties style:column-width="4.911cm" style:rel-column-width="13784*"/>
    </style:style>
    <style:style style:name="Table67.F" style:family="table-column">
      <style:table-column-properties style:column-width="1.263cm" style:rel-column-width="3544*"/>
    </style:style>
    <style:style style:name="Table67.G" style:family="table-column">
      <style:table-column-properties style:column-width="1.769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23.319cm" fo:margin-left="0cm" fo:margin-right="-0.494cm" table:align="margins"/>
    </style:style>
    <style:style style:name="Table68.A" style:family="table-column">
      <style:table-column-properties style:column-width="1.6cm" style:rel-column-width="4494*"/>
    </style:style>
    <style:style style:name="Table68.B" style:family="table-column">
      <style:table-column-properties style:column-width="4.36cm" style:rel-column-width="12256*"/>
    </style:style>
    <style:style style:name="Table68.C" style:family="table-column">
      <style:table-column-properties style:column-width="4.535cm" style:rel-column-width="12743*"/>
    </style:style>
    <style:style style:name="Table68.D" style:family="table-column">
      <style:table-column-properties style:column-width="4.911cm" style:rel-column-width="13801*"/>
    </style:style>
    <style:style style:name="Table68.E" style:family="table-column">
      <style:table-column-properties style:column-width="4.911cm" style:rel-column-width="13800*"/>
    </style:style>
    <style:style style:name="Table68.F" style:family="table-column">
      <style:table-column-properties style:column-width="1.291cm" style:rel-column-width="3627*"/>
    </style:style>
    <style:style style:name="Table68.G" style:family="table-column">
      <style:table-column-properties style:column-width="1.713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23.292cm" fo:margin-left="0cm" fo:margin-right="-0.467cm" table:align="margins"/>
    </style:style>
    <style:style style:name="Table69.A" style:family="table-column">
      <style:table-column-properties style:column-width="1.626cm" style:rel-column-width="4575*"/>
    </style:style>
    <style:style style:name="Table69.B" style:family="table-column">
      <style:table-column-properties style:column-width="4.334cm" style:rel-column-width="12193*"/>
    </style:style>
    <style:style style:name="Table69.C" style:family="table-column">
      <style:table-column-properties style:column-width="4.561cm" style:rel-column-width="12833*"/>
    </style:style>
    <style:style style:name="Table69.D" style:family="table-column">
      <style:table-column-properties style:column-width="4.912cm" style:rel-column-width="13820*"/>
    </style:style>
    <style:style style:name="Table69.E" style:family="table-column">
      <style:table-column-properties style:column-width="4.694cm" style:rel-column-width="13207*"/>
    </style:style>
    <style:style style:name="Table69.F" style:family="table-column">
      <style:table-column-properties style:column-width="1.536cm" style:rel-column-width="4322*"/>
    </style:style>
    <style:style style:name="Table69.G" style:family="table-column">
      <style:table-column-properties style:column-width="1.63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23.319cm" fo:margin-left="0cm" fo:margin-right="-0.494cm" table:align="margins"/>
    </style:style>
    <style:style style:name="Table70.A" style:family="table-column">
      <style:table-column-properties style:column-width="1.656cm" style:rel-column-width="4655*"/>
    </style:style>
    <style:style style:name="Table70.B" style:family="table-column">
      <style:table-column-properties style:column-width="4.307cm" style:rel-column-width="12107*"/>
    </style:style>
    <style:style style:name="Table70.C" style:family="table-column">
      <style:table-column-properties style:column-width="4.597cm" style:rel-column-width="12920*"/>
    </style:style>
    <style:style style:name="Table70.D" style:family="table-column">
      <style:table-column-properties style:column-width="4.888cm" style:rel-column-width="13739*"/>
    </style:style>
    <style:style style:name="Table70.E" style:family="table-column">
      <style:table-column-properties style:column-width="4.704cm" style:rel-column-width="13220*"/>
    </style:style>
    <style:style style:name="Table70.F" style:family="table-column">
      <style:table-column-properties style:column-width="1.251cm" style:rel-column-width="3516*"/>
    </style:style>
    <style:style style:name="Table70.G" style:family="table-column">
      <style:table-column-properties style:column-width="1.914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23.319cm" fo:margin-left="0cm" fo:margin-right="-0.494cm" table:align="margins"/>
    </style:style>
    <style:style style:name="Table71.A" style:family="table-column">
      <style:table-column-properties style:column-width="1.685cm" style:rel-column-width="4735*"/>
    </style:style>
    <style:style style:name="Table71.B" style:family="table-column">
      <style:table-column-properties style:column-width="4.279cm" style:rel-column-width="12028*"/>
    </style:style>
    <style:style style:name="Table71.C" style:family="table-column">
      <style:table-column-properties style:column-width="4.655cm" style:rel-column-width="13080*"/>
    </style:style>
    <style:style style:name="Table71.D" style:family="table-column">
      <style:table-column-properties style:column-width="4.886cm" style:rel-column-width="13733*"/>
    </style:style>
    <style:style style:name="Table71.E" style:family="table-column">
      <style:table-column-properties style:column-width="4.65cm" style:rel-column-width="13067*"/>
    </style:style>
    <style:style style:name="Table71.F" style:family="table-column">
      <style:table-column-properties style:column-width="1.309cm" style:rel-column-width="3676*"/>
    </style:style>
    <style:style style:name="Table71.G" style:family="table-column">
      <style:table-column-properties style:column-width="1.856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23.363cm" fo:margin-left="0cm" fo:margin-right="-0.538cm" table:align="margins"/>
    </style:style>
    <style:style style:name="Table73.A" style:family="table-column">
      <style:table-column-properties style:column-width="1.69cm" style:rel-column-width="4738*"/>
    </style:style>
    <style:style style:name="Table73.B" style:family="table-column">
      <style:table-column-properties style:column-width="4.281cm" style:rel-column-width="12008*"/>
    </style:style>
    <style:style style:name="Table73.C" style:family="table-column">
      <style:table-column-properties style:column-width="4.665cm" style:rel-column-width="13085*"/>
    </style:style>
    <style:style style:name="Table73.D" style:family="table-column">
      <style:table-column-properties style:column-width="4.875cm" style:rel-column-width="13677*"/>
    </style:style>
    <style:style style:name="Table73.F" style:family="table-column">
      <style:table-column-properties style:column-width="1.305cm" style:rel-column-width="3661*"/>
    </style:style>
    <style:style style:name="Table73.G" style:family="table-column">
      <style:table-column-properties style:column-width="1.882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23.319cm" fo:margin-left="0cm" fo:margin-right="-0.494cm" table:align="margins"/>
    </style:style>
    <style:style style:name="Table78.A" style:family="table-column">
      <style:table-column-properties style:column-width="1.685cm" style:rel-column-width="4735*"/>
    </style:style>
    <style:style style:name="Table78.B" style:family="table-column">
      <style:table-column-properties style:column-width="4.279cm" style:rel-column-width="12028*"/>
    </style:style>
    <style:style style:name="Table78.C" style:family="table-column">
      <style:table-column-properties style:column-width="4.655cm" style:rel-column-width="13080*"/>
    </style:style>
    <style:style style:name="Table78.D" style:family="table-column">
      <style:table-column-properties style:column-width="4.886cm" style:rel-column-width="13733*"/>
    </style:style>
    <style:style style:name="Table78.E" style:family="table-column">
      <style:table-column-properties style:column-width="4.65cm" style:rel-column-width="13067*"/>
    </style:style>
    <style:style style:name="Table78.F" style:family="table-column">
      <style:table-column-properties style:column-width="1.309cm" style:rel-column-width="3676*"/>
    </style:style>
    <style:style style:name="Table78.G" style:family="table-column">
      <style:table-column-properties style:column-width="1.856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23.319cm" fo:margin-left="0cm" fo:margin-right="-0.494cm" table:align="margins"/>
    </style:style>
    <style:style style:name="Table79.A" style:family="table-column">
      <style:table-column-properties style:column-width="1.685cm" style:rel-column-width="4735*"/>
    </style:style>
    <style:style style:name="Table79.B" style:family="table-column">
      <style:table-column-properties style:column-width="4.279cm" style:rel-column-width="12028*"/>
    </style:style>
    <style:style style:name="Table79.C" style:family="table-column">
      <style:table-column-properties style:column-width="4.655cm" style:rel-column-width="13080*"/>
    </style:style>
    <style:style style:name="Table79.D" style:family="table-column">
      <style:table-column-properties style:column-width="4.886cm" style:rel-column-width="13733*"/>
    </style:style>
    <style:style style:name="Table79.E" style:family="table-column">
      <style:table-column-properties style:column-width="4.65cm" style:rel-column-width="13067*"/>
    </style:style>
    <style:style style:name="Table79.F" style:family="table-column">
      <style:table-column-properties style:column-width="1.309cm" style:rel-column-width="3676*"/>
    </style:style>
    <style:style style:name="Table79.G" style:family="table-column">
      <style:table-column-properties style:column-width="1.856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23.319cm" fo:margin-left="0cm" fo:margin-right="-0.494cm" table:align="margins"/>
    </style:style>
    <style:style style:name="Table80.A" style:family="table-column">
      <style:table-column-properties style:column-width="1.685cm" style:rel-column-width="4735*"/>
    </style:style>
    <style:style style:name="Table80.B" style:family="table-column">
      <style:table-column-properties style:column-width="4.279cm" style:rel-column-width="12028*"/>
    </style:style>
    <style:style style:name="Table80.C" style:family="table-column">
      <style:table-column-properties style:column-width="4.655cm" style:rel-column-width="13080*"/>
    </style:style>
    <style:style style:name="Table80.D" style:family="table-column">
      <style:table-column-properties style:column-width="4.886cm" style:rel-column-width="13733*"/>
    </style:style>
    <style:style style:name="Table80.E" style:family="table-column">
      <style:table-column-properties style:column-width="4.65cm" style:rel-column-width="13067*"/>
    </style:style>
    <style:style style:name="Table80.F" style:family="table-column">
      <style:table-column-properties style:column-width="1.309cm" style:rel-column-width="3676*"/>
    </style:style>
    <style:style style:name="Table80.G" style:family="table-column">
      <style:table-column-properties style:column-width="1.856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23.31cm" fo:margin-left="0cm" fo:margin-right="-0.485cm" table:align="margins"/>
    </style:style>
    <style:style style:name="Table81.A" style:family="table-column">
      <style:table-column-properties style:column-width="1.685cm" style:rel-column-width="4734*"/>
    </style:style>
    <style:style style:name="Table81.B" style:family="table-column">
      <style:table-column-properties style:column-width="4.279cm" style:rel-column-width="12031*"/>
    </style:style>
    <style:style style:name="Table81.C" style:family="table-column">
      <style:table-column-properties style:column-width="4.655cm" style:rel-column-width="13085*"/>
    </style:style>
    <style:style style:name="Table81.D" style:family="table-column">
      <style:table-column-properties style:column-width="4.884cm" style:rel-column-width="13733*"/>
    </style:style>
    <style:style style:name="Table81.E" style:family="table-column">
      <style:table-column-properties style:column-width="4.65cm" style:rel-column-width="13070*"/>
    </style:style>
    <style:style style:name="Table81.F" style:family="table-column">
      <style:table-column-properties style:column-width="1.307cm" style:rel-column-width="3677*"/>
    </style:style>
    <style:style style:name="Table81.G" style:family="table-column">
      <style:table-column-properties style:column-width="1.852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23.31cm" fo:margin-left="0cm" fo:margin-right="-0.485cm" table:align="margins"/>
    </style:style>
    <style:style style:name="Table84.A" style:family="table-column">
      <style:table-column-properties style:column-width="1.685cm" style:rel-column-width="4734*"/>
    </style:style>
    <style:style style:name="Table84.B" style:family="table-column">
      <style:table-column-properties style:column-width="4.279cm" style:rel-column-width="12031*"/>
    </style:style>
    <style:style style:name="Table84.C" style:family="table-column">
      <style:table-column-properties style:column-width="4.655cm" style:rel-column-width="13085*"/>
    </style:style>
    <style:style style:name="Table84.D" style:family="table-column">
      <style:table-column-properties style:column-width="4.884cm" style:rel-column-width="13733*"/>
    </style:style>
    <style:style style:name="Table84.E" style:family="table-column">
      <style:table-column-properties style:column-width="4.65cm" style:rel-column-width="13070*"/>
    </style:style>
    <style:style style:name="Table84.F" style:family="table-column">
      <style:table-column-properties style:column-width="1.307cm" style:rel-column-width="3677*"/>
    </style:style>
    <style:style style:name="Table84.G" style:family="table-column">
      <style:table-column-properties style:column-width="1.852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23.319cm" fo:margin-left="0cm" fo:margin-right="-0.494cm" table:align="margins"/>
    </style:style>
    <style:style style:name="Table82.A" style:family="table-column">
      <style:table-column-properties style:column-width="1.685cm" style:rel-column-width="4735*"/>
    </style:style>
    <style:style style:name="Table82.B" style:family="table-column">
      <style:table-column-properties style:column-width="4.279cm" style:rel-column-width="12028*"/>
    </style:style>
    <style:style style:name="Table82.C" style:family="table-column">
      <style:table-column-properties style:column-width="4.655cm" style:rel-column-width="13080*"/>
    </style:style>
    <style:style style:name="Table82.D" style:family="table-column">
      <style:table-column-properties style:column-width="4.886cm" style:rel-column-width="13733*"/>
    </style:style>
    <style:style style:name="Table82.E" style:family="table-column">
      <style:table-column-properties style:column-width="4.65cm" style:rel-column-width="13067*"/>
    </style:style>
    <style:style style:name="Table82.F" style:family="table-column">
      <style:table-column-properties style:column-width="1.309cm" style:rel-column-width="3676*"/>
    </style:style>
    <style:style style:name="Table82.G" style:family="table-column">
      <style:table-column-properties style:column-width="1.856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style>
    <style:style style:name="P22"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3" style:family="paragraph" style:parent-style-name="Table_20_Contents">
      <style:paragraph-properties fo:text-align="start" style:justify-single-word="false"/>
      <style:text-properties fo:color="#000000" fo:font-weight="bold" style:font-weight-asian="bold" style:font-weight-complex="bold"/>
    </style:style>
    <style:style style:name="P24" style:family="paragraph" style:parent-style-name="Table_20_Contents">
      <style:paragraph-properties fo:text-align="start" style:justify-single-word="false"/>
      <style:text-properties fo:color="#000000" fo:font-weight="normal" style:font-weight-asian="normal" style:font-weight-complex="normal"/>
    </style:style>
    <style:style style:name="P25"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6" style:family="paragraph" style:parent-style-name="Table_20_Contents">
      <style:text-properties fo:color="#000000" fo:font-size="12pt"/>
    </style:style>
    <style:style style:name="P27"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end"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fo:color="#ff0000"/>
    </style:style>
    <style:style style:name="P32" style:family="paragraph" style:parent-style-name="Table_20_Contents">
      <style:paragraph-properties fo:text-align="start" style:justify-single-word="false"/>
      <style:text-properties fo:color="#ff0000"/>
    </style:style>
    <style:style style:name="P33"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4" style:family="paragraph" style:parent-style-name="Table_20_Contents">
      <style:paragraph-properties fo:text-align="start" style:justify-single-word="false"/>
      <style:text-properties fo:color="#ff0000" fo:font-weight="bold" style:font-weight-asian="bold" style:font-weight-complex="bold"/>
    </style:style>
    <style:style style:name="P35" style:family="paragraph" style:parent-style-name="Table_20_Contents">
      <style:paragraph-properties fo:text-align="start" style:justify-single-word="false"/>
      <style:text-properties fo:color="#0099ff" fo:font-weight="bold" style:font-weight-asian="bold" style:font-weight-complex="bold"/>
    </style:style>
    <style:style style:name="P36" style:family="paragraph" style:parent-style-name="Table_20_Contents">
      <style:paragraph-properties fo:text-align="start" style:justify-single-word="false"/>
      <style:text-properties fo:color="#0099ff"/>
    </style:style>
    <style:style style:name="P37" style:family="paragraph" style:parent-style-name="Table_20_Contents">
      <style:paragraph-properties fo:text-align="start" style:justify-single-word="false"/>
      <style:text-properties fo:color="#4c4c4c" fo:font-weight="bold" style:font-weight-asian="bold" style:font-weight-complex="bold"/>
    </style:style>
    <style:style style:name="P38" style:family="paragraph" style:parent-style-name="Table_20_Contents">
      <style:paragraph-properties fo:text-align="start" style:justify-single-word="false"/>
      <style:text-properties fo:color="#333333" fo:font-weight="bold" style:font-weight-asian="bold" style:font-weight-complex="bold"/>
    </style:style>
    <style:style style:name="P39" style:family="paragraph" style:parent-style-name="Table_20_Contents">
      <style:paragraph-properties fo:text-align="start" style:justify-single-word="false"/>
      <style:text-properties fo:color="#7e0021"/>
    </style:style>
    <style:style style:name="P40" style:family="paragraph" style:parent-style-name="Table_20_Contents">
      <style:paragraph-properties fo:text-align="start" style:justify-single-word="false"/>
      <style:text-properties fo:color="#ff950e"/>
    </style:style>
    <style:style style:name="P41" style:family="paragraph" style:parent-style-name="Table_20_Contents">
      <style:text-properties style:font-name="Arial"/>
    </style:style>
    <style:style style:name="P42" style:family="paragraph" style:parent-style-name="Table_20_Contents">
      <style:paragraph-properties fo:margin-left="0cm" fo:margin-right="0.101cm" fo:text-indent="0cm" style:auto-text-indent="false"/>
    </style:style>
    <style:style style:name="P43" style:family="paragraph" style:parent-style-name="Table_20_Contents">
      <style:paragraph-properties fo:margin-left="0cm" fo:margin-right="0.101cm" fo:text-align="start" style:justify-single-word="false" fo:text-indent="0cm" style:auto-text-indent="false"/>
    </style:style>
    <style:style style:name="P44"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5"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6" style:family="paragraph" style:parent-style-name="Table_20_Contents">
      <style:paragraph-properties fo:margin-left="0.101cm" fo:margin-right="0.101cm" fo:text-align="start" style:justify-single-word="false" fo:text-indent="0cm" style:auto-text-indent="false"/>
    </style:style>
    <style:style style:name="P47"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8"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9"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50"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51"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52"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53" style:family="paragraph" style:parent-style-name="Table_20_Contents">
      <style:paragraph-properties fo:margin-left="0.088cm" fo:margin-right="0.035cm" fo:text-align="end" style:justify-single-word="false" fo:text-indent="0cm" style:auto-text-indent="false"/>
    </style:style>
    <style:style style:name="P54" style:family="paragraph" style:parent-style-name="Table_20_Contents">
      <style:paragraph-properties fo:margin-top="0.499cm" fo:margin-bottom="0.499cm" fo:text-align="start" style:justify-single-word="false"/>
      <style:text-properties fo:color="#000000"/>
    </style:style>
    <style:style style:name="P55" style:family="paragraph" style:parent-style-name="Table_20_Heading">
      <style:text-properties fo:font-weight="bold" style:font-weight-asian="bold" style:font-weight-complex="bold"/>
    </style:style>
    <style:style style:name="P56" style:family="paragraph" style:parent-style-name="Contents_20_1">
      <style:paragraph-properties>
        <style:tab-stops>
          <style:tab-stop style:position="17.403cm" style:type="right" style:leader-style="dotted" style:leader-text="."/>
        </style:tab-stops>
      </style:paragraph-properties>
    </style:style>
    <style:style style:name="P57" style:family="paragraph" style:parent-style-name="Contents_20_2">
      <style:paragraph-properties>
        <style:tab-stops>
          <style:tab-stop style:position="16.903cm" style:type="right" style:leader-style="dotted" style:leader-text="."/>
        </style:tab-stops>
      </style:paragraph-properties>
    </style:style>
    <style:style style:name="P58" style:family="paragraph" style:parent-style-name="Table_20_Contents">
      <style:paragraph-properties fo:margin-left="0.088cm" fo:margin-right="0.088cm" fo:text-indent="0cm" style:auto-text-indent="false"/>
    </style:style>
    <style:style style:name="P59" style:family="paragraph" style:parent-style-name="Table_20_Contents">
      <style:paragraph-properties fo:margin-left="0cm" fo:margin-right="0.088cm" fo:text-align="start" style:justify-single-word="false" fo:text-indent="0cm" style:auto-text-indent="false"/>
      <style:text-properties fo:color="#000000" style:font-name-asian="MS Mincho" style:font-size-asian="14pt" style:font-name-complex="Tahoma" style:font-size-complex="14pt"/>
    </style:style>
    <style:style style:name="P60" style:family="paragraph" style:parent-style-name="Heading_20_2">
      <style:paragraph-properties>
        <style:tab-stops>
          <style:tab-stop style:position="0cm"/>
        </style:tab-stops>
      </style:paragraph-properties>
    </style:style>
    <style:style style:name="P61" style:family="paragraph" style:parent-style-name="Heading_20_2">
      <style:paragraph-properties fo:line-height="100%">
        <style:tab-stops>
          <style:tab-stop style:position="0cm"/>
        </style:tab-stops>
      </style:paragraph-properties>
    </style:style>
    <style:style style:name="P62" style:family="paragraph" style:parent-style-name="Standard" style:list-style-name="L3">
      <style:paragraph-properties fo:margin-top="0cm" fo:margin-bottom="0cm">
        <style:tab-stops/>
      </style:paragraph-properties>
    </style:style>
    <style:style style:name="P63" style:family="paragraph" style:parent-style-name="Heading_20_4" style:list-style-name="">
      <style:paragraph-properties fo:line-height="100%">
        <style:tab-stops>
          <style:tab-stop style:position="0cm"/>
        </style:tab-stops>
      </style:paragraph-properties>
    </style:style>
    <style:style style:name="P64"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P65" style:family="paragraph" style:parent-style-name="Heading_20_1">
      <style:paragraph-properties>
        <style:tab-stops>
          <style:tab-stop style:position="0cm"/>
        </style:tab-stops>
      </style:paragraph-properties>
    </style:style>
    <style:style style:name="P66" style:family="paragraph" style:parent-style-name="Heading_20_3">
      <style:paragraph-properties>
        <style:tab-stops>
          <style:tab-stop style:position="0cm"/>
        </style:tab-stops>
      </style:paragraph-properties>
    </style:style>
    <style:style style:name="P67" style:family="paragraph" style:parent-style-name="Heading_20_3">
      <style:paragraph-properties fo:margin-left="0cm" fo:margin-right="0cm" fo:text-indent="0cm" style:auto-text-indent="false">
        <style:tab-stops>
          <style:tab-stop style:position="0cm"/>
        </style:tab-stops>
      </style:paragraph-properties>
    </style:style>
    <style:style style:name="P68" style:family="paragraph" style:parent-style-name="Text_20_body" style:list-style-name="L1">
      <style:paragraph-properties fo:margin-top="0cm" fo:margin-bottom="0cm">
        <style:tab-stops>
          <style:tab-stop style:position="0cm"/>
        </style:tab-stops>
      </style:paragraph-properties>
    </style:style>
    <style:style style:name="P69" style:family="paragraph" style:parent-style-name="Text_20_body" style:list-style-name="L2">
      <style:paragraph-properties fo:margin-top="0cm" fo:margin-bottom="0cm">
        <style:tab-stops>
          <style:tab-stop style:position="0cm"/>
        </style:tab-stops>
      </style:paragraph-properties>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font-weight="bold" fo:background-color="transparent" style:font-weight-asian="bold" style:font-weight-complex="bold"/>
    </style:style>
    <style:style style:name="T9" style:family="text">
      <style:text-properties fo:color="#ff0000" fo:background-color="transparent"/>
    </style:style>
    <style:style style:name="T10" style:family="text">
      <style:text-properties fo:color="#ff0000" fo:font-size="9pt" fo:font-weight="bold" style:font-size-asian="9pt" style:font-weight-asian="bold" style:font-size-complex="9pt" style:font-weight-complex="bold"/>
    </style:style>
    <style:style style:name="T11" style:family="text">
      <style:text-properties fo:color="#ff0000" fo:font-size="9pt" fo:font-weight="bold" style:font-name-asian="MS Mincho" style:font-size-asian="9pt" style:font-weight-asian="bold" style:font-name-complex="Tahoma" style:font-size-complex="9pt" style:font-weight-complex="bold"/>
    </style:style>
    <style:style style:name="T12" style:family="text">
      <style:text-properties fo:color="#ff0000" style:font-name-asian="MS Mincho" style:font-size-asian="14pt" style:font-name-complex="Tahoma" style:font-size-complex="14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weight="bold" style:font-name-asian="MS Mincho" style:font-size-asian="14pt" style:font-weight-asian="bold" style:font-name-complex="Tahoma" style:font-size-complex="14pt" style:font-weight-complex="bold"/>
    </style:style>
    <style:style style:name="T16" style:family="text">
      <style:text-properties fo:color="#000000" fo:font-weight="normal" style:font-weight-asian="normal" style:font-weight-complex="normal"/>
    </style:style>
    <style:style style:name="T17" style:family="text">
      <style:text-properties fo:color="#000000" fo:font-weight="normal" fo:background-color="transparent" style:font-weight-asian="normal" style:font-weight-complex="normal"/>
    </style:style>
    <style:style style:name="T18"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9" style:family="text">
      <style:text-properties fo:color="#000000" fo:font-weight="normal" style:font-name-asian="MS Mincho" style:font-size-asian="14pt" style:font-weight-asian="normal" style:font-name-complex="Tahoma" style:font-size-complex="14pt" style:font-weight-complex="normal"/>
    </style:style>
    <style:style style:name="T20" style:family="text">
      <style:text-properties fo:color="#000000" fo:font-weight="normal" fo:background-color="#ffff00" style:font-weight-asian="normal" style:font-weight-complex="normal"/>
    </style:style>
    <style:style style:name="T21" style:family="text">
      <style:text-properties fo:color="#000000" fo:font-weight="normal" fo:background-color="#ff0000" style:font-weight-asian="normal" style:font-weight-complex="normal"/>
    </style:style>
    <style:style style:name="T22" style:family="text">
      <style:text-properties fo:color="#000000" fo:background-color="#ffff00"/>
    </style:style>
    <style:style style:name="T23" style:family="text">
      <style:text-properties fo:color="#000000" fo:background-color="transparent"/>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color="#000000" fo:font-size="9pt" fo:font-weight="normal" style:font-name-asian="MS Mincho" style:font-size-asian="9pt" style:font-weight-asian="normal" style:font-name-complex="Tahoma" style:font-size-complex="9pt" style:font-weight-complex="normal"/>
    </style:style>
    <style:style style:name="T27" style:family="text">
      <style:text-properties fo:color="#000000" style:font-name-asian="MS Mincho" style:font-size-asian="14pt" style:font-name-complex="Tahoma" style:font-size-complex="14pt"/>
    </style:style>
    <style:style style:name="T28" style:family="text">
      <style:text-properties fo:font-weight="bold" style:font-weight-asian="bold" style:font-weight-complex="bold"/>
    </style:style>
    <style:style style:name="T29" style:family="text">
      <style:text-properties fo:color="#004586"/>
    </style:style>
    <style:style style:name="T30" style:family="text">
      <style:text-properties fo:color="#004586" fo:font-weight="bold" style:font-weight-asian="bold" style:font-weight-complex="bold"/>
    </style:style>
    <style:style style:name="T31" style:family="text">
      <style:text-properties fo:color="#004586" fo:font-weight="bold" fo:background-color="transparent" style:font-weight-asian="bold" style:font-weight-complex="bold"/>
    </style:style>
    <style:style style:name="T32"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3" style:family="text">
      <style:text-properties fo:color="#004586" fo:font-weight="bold" style:font-name-asian="MS Mincho" style:font-size-asian="14pt" style:font-weight-asian="bold" style:font-name-complex="Tahoma" style:font-size-complex="14pt" style:font-weight-complex="bold"/>
    </style:style>
    <style:style style:name="T34" style:family="text">
      <style:text-properties fo:color="#004586" fo:font-weight="normal" style:font-weight-asian="normal" style:font-weight-complex="normal"/>
    </style:style>
    <style:style style:name="T35" style:family="text">
      <style:text-properties fo:color="#004586" fo:font-weight="normal" style:font-name-asian="MS Mincho" style:font-size-asian="14pt" style:font-weight-asian="normal" style:font-name-complex="Tahoma" style:font-size-complex="14pt" style:font-weight-complex="normal"/>
    </style:style>
    <style:style style:name="T36" style:family="text">
      <style:text-properties fo:color="#004586" style:font-name-asian="MS Mincho" style:font-size-asian="14pt" style:font-name-complex="Tahoma" style:font-size-complex="14pt"/>
    </style:style>
    <style:style style:name="T37" style:family="text">
      <style:text-properties fo:color="#99284c"/>
    </style:style>
    <style:style style:name="T38" style:family="text">
      <style:text-properties fo:color="#00b8ff"/>
    </style:style>
    <style:style style:name="T39" style:family="text">
      <style:text-properties fo:color="#00b8ff" fo:font-weight="normal" style:font-weight-asian="normal" style:font-weight-complex="normal"/>
    </style:style>
    <style:style style:name="T40" style:family="text">
      <style:text-properties fo:color="#0066cc"/>
    </style:style>
    <style:style style:name="T41" style:family="text">
      <style:text-properties fo:color="#0066cc" fo:font-weight="bold" style:font-weight-asian="bold" style:font-weight-complex="bold"/>
    </style:style>
    <style:style style:name="T42" style:family="text">
      <style:text-properties fo:color="#c0c0c0" fo:font-weight="bold" style:font-weight-asian="bold" style:font-weight-complex="bold"/>
    </style:style>
    <style:style style:name="T43" style:family="text">
      <style:text-properties fo:color="#c0c0c0" fo:font-weight="bold" style:font-name-asian="MS Mincho" style:font-size-asian="14pt" style:font-weight-asian="bold" style:font-name-complex="Tahoma" style:font-size-complex="14pt" style:font-weight-complex="bold"/>
    </style:style>
    <style:style style:name="T44" style:family="text">
      <style:text-properties fo:color="#666666"/>
    </style:style>
    <style:style style:name="T45" style:family="text">
      <style:text-properties fo:color="#666666" fo:font-weight="bold" fo:background-color="transparent" style:font-weight-asian="bold" style:font-weight-complex="bold"/>
    </style:style>
    <style:style style:name="T46"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7" style:family="text">
      <style:text-properties fo:color="#666666" fo:font-weight="bold" style:font-weight-asian="bold" style:font-weight-complex="bold"/>
    </style:style>
    <style:style style:name="T48" style:family="text">
      <style:text-properties fo:color="#666666" fo:font-weight="bold" style:font-name-asian="MS Mincho" style:font-size-asian="14pt" style:font-weight-asian="bold" style:font-name-complex="Tahoma" style:font-size-complex="14pt" style:font-weight-complex="bold"/>
    </style:style>
    <style:style style:name="T49" style:family="text">
      <style:text-properties fo:color="#666666" fo:font-size="11pt" style:font-size-asian="11pt" style:font-size-complex="11pt"/>
    </style:style>
    <style:style style:name="T50" style:family="text">
      <style:text-properties fo:color="#666666" fo:font-weight="normal" style:font-weight-asian="normal" style:font-weight-complex="normal"/>
    </style:style>
    <style:style style:name="T51" style:family="text">
      <style:text-properties style:font-name-asian="MS Mincho" style:font-size-asian="14pt" style:font-name-complex="Tahoma" style:font-size-complex="14pt"/>
    </style:style>
    <style:style style:name="T52" style:family="text">
      <style:text-properties fo:color="#0099ff"/>
    </style:style>
    <style:style style:name="T53" style:family="text">
      <style:text-properties fo:color="#0099ff" fo:font-weight="normal" style:font-weight-asian="normal" style:font-weight-complex="normal"/>
    </style:style>
    <style:style style:name="T54" style:family="text">
      <style:text-properties fo:color="#0099ff" fo:font-weight="normal" style:font-name-asian="MS Mincho" style:font-size-asian="14pt" style:font-weight-asian="normal" style:font-name-complex="Tahoma" style:font-size-complex="14pt" style:font-weight-complex="normal"/>
    </style:style>
    <style:style style:name="T55" style:family="text">
      <style:text-properties fo:color="#0099ff" fo:font-weight="bold" style:font-weight-asian="bold" style:font-weight-complex="bold"/>
    </style:style>
    <style:style style:name="T56" style:family="text">
      <style:text-properties fo:color="#0099ff" fo:background-color="transparent"/>
    </style:style>
    <style:style style:name="T57" style:family="text">
      <style:text-properties fo:color="#e6e64c" fo:background-color="#ffff00"/>
    </style:style>
    <style:style style:name="T58" style:family="text">
      <style:text-properties fo:color="#ffff66" fo:font-weight="normal" fo:background-color="transparent" style:font-weight-asian="normal" style:font-weight-complex="normal"/>
    </style:style>
    <style:style style:name="T59" style:family="text">
      <style:text-properties fo:color="#b84747"/>
    </style:style>
    <style:style style:name="T60" style:family="text">
      <style:text-properties fo:color="#00ae00"/>
    </style:style>
    <style:style style:name="T61" style:family="text">
      <style:text-properties fo:background-color="#ffff00"/>
    </style:style>
    <style:style style:name="T62" style:family="text">
      <style:text-properties fo:background-color="transparent"/>
    </style:style>
    <style:style style:name="T63" style:family="text">
      <style:text-properties fo:color="#7e0021"/>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style:text-underline-style="none"/>
    </style:style>
    <style:style style:name="T66" style:family="text">
      <style:text-properties style:use-window-font-color="true"/>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style:use-window-font-color="true" fo:font-weight="normal" style:font-name-asian="MS Mincho" style:font-size-asian="14pt" style:font-weight-asian="normal" style:font-name-complex="Tahoma" style:font-size-complex="14pt" style:font-weight-complex="normal"/>
    </style:style>
    <style:style style:name="T70" style:family="text">
      <style:text-properties fo:color="#800000"/>
    </style:style>
    <style:style style:name="T71" style:family="text">
      <style:text-properties fo:color="#800000" fo:font-weight="normal" style:font-name-asian="MS Mincho" style:font-size-asian="14pt" style:font-weight-asian="normal" style:font-name-complex="Tahoma" style:font-size-complex="14pt" style:font-weight-complex="normal"/>
    </style:style>
    <style:style style:name="T72" style:family="text">
      <style:text-properties fo:color="#4c4c4c" fo:font-weight="bold" style:font-weight-asian="bold" style:font-weight-complex="bold"/>
    </style:style>
    <style:style style:name="T73" style:family="text">
      <style:text-properties fo:color="#4c4c4c"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fo:font-weight="normal" fo:background-color="#ffff00" style:font-weight-asian="normal" style:font-weight-complex="normal"/>
    </style:style>
    <style:style style:name="T76" style:family="text">
      <style:text-properties fo:color="#333366" fo:font-weight="bold" style:font-weight-asian="bold" style:font-weight-complex="bold"/>
    </style:style>
    <style:style style:name="T77" style:family="text">
      <style:text-properties fo:color="#004a4a" fo:font-weight="bold" style:font-weight-asian="bold" style:font-weight-complex="bold"/>
    </style:style>
    <style:style style:name="T78" style:family="text">
      <style:text-properties fo:color="#198a8a" fo:font-weight="bold" style:font-weight-asian="bold" style:font-weight-complex="bold"/>
    </style:style>
    <style:style style:name="T79" style:family="text">
      <style:text-properties fo:color="#333333" fo:font-weight="bold" style:font-weight-asian="bold" style:font-weight-complex="bold"/>
    </style:style>
    <style:style style:name="T80" style:family="text">
      <style:text-properties fo:color="#000080" fo:font-weight="bold" style:font-weight-asian="bold" style:font-weight-complex="bold"/>
    </style:style>
    <style:style style:name="T81" style:family="text">
      <style:text-properties style:text-position="super 58%"/>
    </style:style>
    <style:style style:name="T82" style:family="text">
      <style:text-properties fo:color="#808080" fo:font-weight="bold" style:font-weight-asian="bold" style:font-weight-complex="bold"/>
    </style:style>
    <style:style style:name="T83" style:family="text">
      <style:text-properties fo:color="#ff950e" fo:font-weight="bold" style:font-weight-asian="bold" style:font-weight-complex="bold"/>
    </style:style>
    <style:style style:name="T84" style:family="text">
      <style:text-properties fo:background-color="#00ff00"/>
    </style:style>
    <style:style style:name="T85" style:family="text">
      <style:text-properties fo:background-color="#000000"/>
    </style:style>
    <style:style style:name="T86" style:family="text">
      <style:text-properties fo:color="#0000ff"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Introduction<text:tab/>2</text:p>
            <text:p text:style-name="P57"><text:s/>1.1 Purpose<text:tab/>2</text:p>
            <text:p text:style-name="P57"><text:s/>1.2 Objectives<text:tab/>2</text:p>
            <text:p text:style-name="P57"><text:s/>1.3 Audience<text:tab/>2</text:p>
            <text:p text:style-name="P57"><text:s/>1.4 Reference<text:tab/>2</text:p>
            <text:p text:style-name="P56"><text:s/>2 Test case requirements<text:tab/>2</text:p>
            <text:p text:style-name="P57"><text:s/>2.1 Test preparation<text:tab/>2</text:p>
            <text:p text:style-name="P57"><text:s/>2.2 Browsers/operating systems<text:tab/>3</text:p>
            <text:p text:style-name="P56"><text:s/>3 Test cases<text:tab/>3</text:p>
            <text:p text:style-name="P57"><text:s/>3.1 Managing organisation frameworks<text:tab/>3</text:p>
            <text:p text:style-name="P57"><text:s/>3.2 Managing organisations<text:tab/>8</text:p>
            <text:p text:style-name="P57"><text:s/>3.3 Managing competency frameworks<text:tab/>40</text:p>
            <text:p text:style-name="P57"><text:s/>3.4 Managing competency scales<text:tab/>45</text:p>
            <text:p text:style-name="P57"><text:s/>3.5 Managing competencies<text:tab/>56</text:p>
            <text:p text:style-name="P57"><text:s/>3.6 Managing competency evidence items<text:tab/>76</text:p>
            <text:p text:style-name="P57"><text:s/>3.7 Managing competency templates<text:tab/>84</text:p>
            <text:p text:style-name="P57"><text:s/>3.8 Managing position frameworks<text:tab/>92</text:p>
            <text:p text:style-name="P57"><text:s/>3.9 Managing positions<text:tab/>97</text:p>
            <text:p text:style-name="P57"><text:s/>3.10 Assigning users to positions<text:tab/>116</text:p>
            <text:p text:style-name="P56">3.10.2<text:tab/>124</text:p>
            <text:p text:style-name="P57"><text:s/>3.11 Managing activity completion<text:tab/>124</text:p>
            <text:p text:style-name="P57"><text:s/>3.12 Managing course completion<text:tab/>124</text:p>
            <text:p text:style-name="P57"><text:s/>3.13 Managing course competencies<text:tab/>128</text:p>
            <text:p text:style-name="P57"><text:s/>3.14 Managing individual development plans<text:tab/>129</text:p>
            <text:p text:style-name="P57"><text:s/>3.15 Managing reports<text:tab/>140</text:p>
          </text:index-body>
        </text:table-of-content>
        <text:h text:style-name="P65" text:outline-level="1" text:is-list-header="true"/>
        <text:h text:style-name="P65" text:outline-level="1">Introduction</text:h>
        <text:h text:style-name="P60"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60" text:outline-level="2">Objectives</text:h>
        <text:p text:style-name="P4">This Test Case Document has the following objectives: To test the functionality of the workflow of an Admin using MITMS's func<text:span text:style-name="T65">tionality</text:span>.</text:p>
        <text:h text:style-name="P60" text:outline-level="2">Audience</text:h>
        <text:p text:style-name="P3">This document is intended for use by:</text:p>
        <text:list xml:id="list264612764" text:style-name="L1">
          <text:list-item>
            <text:p text:style-name="P68">Open Polytechnic</text:p>
          </text:list-item>
          <text:list-item>
            <text:p text:style-name="P68">ETITO</text:p>
          </text:list-item>
          <text:list-item>
            <text:p text:style-name="P68">Competenz</text:p>
          </text:list-item>
          <text:list-item>
            <text:p text:style-name="P68">Learning State</text:p>
          </text:list-item>
          <text:list-item>
            <text:p text:style-name="P68">Flexible Learning Network</text:p>
          </text:list-item>
          <text:list-item>
            <text:p text:style-name="P68">Catalyst IT Limited</text:p>
          </text:list-item>
        </text:list>
        <text:h text:style-name="P60" text:outline-level="2">Reference</text:h>
        <text:p text:style-name="P3">Feature specification on the MITMS wiki (http://mitms-wiki.flexible.net.nz)</text:p>
        <text:h text:style-name="P65" text:outline-level="1">Test case requirements</text:h>
        <text:h text:style-name="P60" text:outline-level="2">Test preparation</text:h>
        <text:list xml:id="list1108332148" text:style-name="L2">
          <text:list-item>
            <text:p text:style-name="P69">Read the MITMS wiki's Feature Specifications</text:p>
          </text:list-item>
          <text:list-item>
            <text:p text:style-name="P69">Read the Test Script</text:p>
          </text:list-item>
          <text:list-item>
            <text:p text:style-name="P69">Acquire username and password for test accounts for a beta demo site</text:p>
          </text:list-item>
        </text:list>
        <text:h text:style-name="P60" text:outline-level="2">Browsers/operating systems</text:h>
        <text:list xml:id="list697507512" text:style-name="L3">
          <text:list-item>
            <text:p text:style-name="P62">Internet Explorer 6.0/Windows XP 2002</text:p>
          </text:list-item>
          <text:list-item>
            <text:p text:style-name="P62">Internet Explorer 7.0/Windows Vista</text:p>
          </text:list-item>
          <text:list-item>
            <text:p text:style-name="P62">Firefox 3.0/Windows Vista</text:p>
          </text:list-item>
          <text:list-item>
            <text:p text:style-name="P62">Firefox 3.0/Ubuntu 9.10</text:p>
          </text:list-item>
        </text:list>
        <text:h text:style-name="P65" text:outline-level="1">Test cases</text:h>
        <text:h text:style-name="P60" text:outline-level="2">Managing organisation frameworks</text:h>
        <text:h text:style-name="P66"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6">Site </text:span><text:span text:style-name="T30">Administration</text:span> block, click: “<text:span text:style-name="T52">Organisations</text:span>” &gt; “<text:span text:style-name="T52">Manage frameworks</text:span>”</text:p>
            </table:table-cell>
            <table:table-cell table:style-name="Table2.C2" office:value-type="string">
              <text:p text:style-name="P19">The "Organisations" &gt; "Manage frameworks" page should appear. Should see some prepopulated organisation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52">Organisations</text:span>" &gt; "<text:span text:style-name="T52">Manage frameworks</text:span>" page Click on the "Add new organisation framework" button.</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6">On the “<text:span text:style-name="T30">Add new organisation framework</text:span>” page, click on the "Save changes" button without populating the form.</text:p>
            </table:table-cell>
            <table:table-cell table:style-name="Table2.C2" office:value-type="string">
              <text:p text:style-name="P19">The "<text:span text:style-name="T30">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30">Add new organisation </text:span><text:span text:style-name="T30">framework</text:span>” page, click on the "Cancel" button without populating the form.</text:p>
            </table:table-cell>
            <table:table-cell table:style-name="Table2.C2" office:value-type="string">
              <text:p text:style-name="P46">Should be returned back to the "<text:span text:style-name="T52">Organisations</text:span>" &gt; "<text:span text:style-name="T52">Manage <text:s/>frameworks</text:span>" 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6">On the "<text:span text:style-name="T52">Organisations</text:span>" &gt; "<text:span text:style-name="T52">Manage <text:s/>framework</text:span>" page, click on the “Add new organisation framework” button. </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6">On “<text:span text:style-name="T30">Add new organisation framework</text:span>" page fill in the form and press the "Save changes" button.</text:p>
            </table:table-cell>
            <table:table-cell table:style-name="Table2.C2" office:value-type="string">
              <text:p text:style-name="P19">Should be returned back to the "<text:span text:style-name="T52">Organisations</text:span>" &gt; "<text:span text:style-name="T52">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67" text:outline-level="3">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9">Administration</text:span> block &gt; “<text:span text:style-name="T52">Organisations</text:span>” &gt; “<text:span text:style-name="T52">Manage frameworks</text:span>”</text:p>
            </table:table-cell>
            <table:table-cell table:style-name="Table5.A2" office:value-type="string">
              <text:p text:style-name="P19">The "<text:span text:style-name="T52">Organisations</text:span>" &gt; "<text:span text:style-name="T52">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41">Move down</text:span>", and "<text:span text:style-name="T41">Move</text:span><text:span text:style-name="T40"> </text:span><text:span text:style-name="T41">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2">edit</text:span> “<text:span text:style-name="T61">icon”</text:span> (the yellow cog) for one of the frameworks.</text:p>
            </table:table-cell>
            <table:table-cell table:style-name="Table5.A2" office:value-type="string">
              <text:p text:style-name="P19">The "<text:span text:style-name="T30">Edit organisation </text:span><text:span text:style-name="T30">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61">icon”</text:span> (the yellow cog) for one of the frameworks.</text:p>
            </table:table-cell>
            <table:table-cell table:style-name="Table5.A2" office:value-type="string">
              <text:p text:style-name="P19">The "<text:span text:style-name="T30">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he "Save"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52">Organisations</text:span>" &gt; "<text:span text:style-name="T52">Manage frameworks</text:span>" page, press the edit “<text:span text:style-name="T61">icon”</text:span> (the yellow cog) for <text:s/>the same framework.</text:p>
            </table:table-cell>
            <table:table-cell table:style-name="Table5.A2" office:value-type="string">
              <text:p text:style-name="P19">The "<text:span text:style-name="T30">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67"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2</text:p>
            </table:table-cell>
            <table:table-cell table:style-name="Table72.A2" office:value-type="string">
              <text:p text:style-name="P19">In the Site <text:span text:style-name="T30">Administration</text:span> block, click: “<text:span text:style-name="T52">Organisations</text:span>” &gt; “<text:span text:style-name="T52">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text:s/></text:p>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8">Edit</text:span>" column should appear with editing options ("<text:span text:style-name="T61">Edit</text:span>", "Hide icon", "<text:span text:style-name="T6">X</text:span>", "<text:span text:style-name="T41">Move down</text:span>", and "<text:span text:style-name="T41">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67" text:outline-level="3">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5">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30">Administration</text:span> block, click: “<text:span text:style-name="T52">Organisations</text:span>” &gt; “<text:span text:style-name="T52">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8">Edit</text:span>" column should appear with editing options ("<text:span text:style-name="T61">Edit</text:span>", "Hide", "<text:span text:style-name="T6">X</text:span>", "<text:span text:style-name="T41">Move down</text:span><text:span text:style-name="T28">"</text:span>, and "<text:span text:style-name="T41">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67"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30">Administration</text:span> block &gt; “<text:span text:style-name="T52">Organisations</text:span>” &gt; “<text:span text:style-name="T52">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3</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4</text:p>
            </table:table-cell>
            <table:table-cell table:style-name="Table4.A2" office:value-type="string">
              <text:p text:style-name="P19">Press the down arrow ("<text:span text:style-name="T52">Move down</text:span>") and up arrow ("<text:span text:style-name="T52">Move up</text:span><text:span text:style-name="T13">")</text:span><text:span text:style-name="T52"> </text:span><text:span text:style-name="T66">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5</text:p>
            </table:table-cell>
            <table:table-cell table:style-name="Table4.A2" office:value-type="string">
              <text:p text:style-name="P19">Click on the name of the new framework.</text:p>
            </table:table-cell>
            <table:table-cell table:style-name="Table4.A2" office:value-type="string">
              <text:p text:style-name="P43">The "Manage organisations" page should appear displaying the text <text:span text:style-name="T30">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6</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60" text:outline-level="2">Managing organisations</text:h>
        <text:h text:style-name="P66"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9">Administration</text:span> block, click: “<text:span text:style-name="T52">Organisations</text:span>” &gt; “<text:span text:style-name="T52">Manage <text:s/>frameworks</text:span>”&gt;</text:p>
            </table:table-cell>
            <table:table-cell table:style-name="Table14.A2" office:value-type="string">
              <text:p text:style-name="P19"><text:s text:c="2"/>The "Organisations" &gt; "Manage frameworks" 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3</text:p>
            </table:table-cell>
            <table:table-cell table:style-name="Table14.A2" office:value-type="string">
              <text:p text:style-name="P19">On the “Manage framework page click on: “Add new organisation framework”</text:p>
            </table:table-cell>
            <table:table-cell table:style-name="Table14.A2" office:value-type="string">
              <text:p text:style-name="P19">The "<text:span text:style-name="T30">Add new organisation framework</text:span>" page should appear containing a form called General as well as Save changes and Cancel buttons</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4</text:p>
            </table:table-cell>
            <table:table-cell table:style-name="Table14.A2" office:value-type="string">
              <text:p text:style-name="P19">Populate the form and click on: “Save changes”</text:p>
            </table:table-cell>
            <table:table-cell table:style-name="Table14.A2" office:value-type="string">
              <text:p text:style-name="P19">Should be returned to <text:s/>the manage framework page displaying some frame works including the newly added framework.</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5</text:p>
            </table:table-cell>
            <table:table-cell table:style-name="Table14.A2" office:value-type="string">
              <text:p text:style-name="P19">On the manage frame work page <text:s/>click on the name of the new framework.</text:p>
            </table:table-cell>
            <table:table-cell table:style-name="Table14.A2" office:value-type="string">
              <text:p text:style-name="P19">The "Organisations" &gt; "Manage organisations" page should appear displaying the new framework in a dropdown menu with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6</text:p>
            </table:table-cell>
            <table:table-cell table:style-name="Table14.A2" office:value-type="string">
              <text:p text:style-name="P19">Click on the "Add a new depth level" button</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4</text:p>
            </table:table-cell>
            <table:table-cell table:style-name="Table14.A2" office:value-type="string">
              <text:p text:style-name="P46">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5</text:p>
            </table:table-cell>
            <table:table-cell table:style-name="Table14.A2" office:value-type="string">
              <text:p text:style-name="P19">Click on the "Cancel" button without populating the form.</text:p>
            </table:table-cell>
            <table:table-cell table:style-name="Table14.A2" office:value-type="string">
              <text:p text:style-name="P46">Should be returned back to the "Organisations" &gt; "Manage organisations" page, showing only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6</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30">0 Organisations</text:span>". There should also be a "New filter" fieldset, a "<text:span text:style-name="T52">Show</text:span> <text:span text:style-name="T52">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7</text:p>
            </table:table-cell>
            <table:table-cell table:style-name="Table14.A2" office:value-type="string">
              <text:p text:style-name="P46">Click on the "Add a new depth level" button. </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8</text:p>
            </table:table-cell>
            <table:table-cell table:style-name="Table14.A2" office:value-type="string">
              <text:p text:style-name="P46">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9</text:p>
            </table:table-cell>
            <table:table-cell table:style-name="Table14.A2" office:value-type="string">
              <text:p text:style-name="P46">Click on the "Add a new depth level" button.</text:p>
            </table:table-cell>
            <table:table-cell table:style-name="Table14.A2" office:value-type="string">
              <text:p text:style-name="P19">The "<text:span text:style-name="T30">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10</text:p>
            </table:table-cell>
            <table:table-cell table:style-name="Table14.A2" office:value-type="string">
              <text:p text:style-name="P46">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66" text:outline-level="3">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9">Administration</text:span> block, click: “<text:span text:style-name="T52">Organisations</text:span>” &gt; “<text:span text:style-name="T52">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3</text:p>
            </table:table-cell>
            <table:table-cell table:style-name="Table15.A2" office:value-type="string">
              <text:p text:style-name="P19">Press the drop-down menu at the top of the page and select the framework created in Script 3.2.1.</text:p>
            </table:table-cell>
            <table:table-cell table:style-name="Table15.A2" office:value-type="string">
              <text:p text:style-name="P19">The page should be updated with framework created in Script 3.2.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61">Edit</text:span>," "Custom fields," and "<text:span text:style-name="T6">X</text:span>") appearing to the right of the depth level names. Also, a column header named "<text:span text:style-name="T14">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6">"</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30">The depth level has been deleted</text:span><text:span text:style-name="T29">"</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66"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30">Administration</text:span> block, click: “<text:span text:style-name="T52">Organisations</text:span>” &gt; “<text:span text:style-name="T52">Manage organisations</text:span>”</text:p>
            </table:table-cell>
            <table:table-cell table:style-name="Table16.A2" office:value-type="string">
              <text:p text:style-name="P19">The "Organisations" &gt; "Manage organisations" page should appear. The 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the framework created in Script 3.2.1.</text:p>
            </table:table-cell>
            <table:table-cell table:style-name="Table16.A2" office:value-type="string">
              <text:p text:style-name="P19">The page should be updated with framework created in Script 3.2.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6">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6">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new organisation" button. Fill in the word "Test item 1 fullname" in the Organisation fullname field, "Test item 1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6">Should be returned back to the "Organisations" &gt; "Manage organisations" page. The new organisation should appear in the table under the top depth level. The shortname of the new organisation ("<text:span text:style-name="T52">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5"/>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6">Same as Step 8 except the name of the new organisation shortname ("<text:span text:style-name="T52">Test item 2 shortname</text:span>") should appear as a hyperlink below the organisation shortname ("<text:span text:style-name="T52">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67"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30">Administration</text:span> block &gt; “<text:span text:style-name="T52">Organisations</text:span>” &gt; “<text:span text:style-name="T52">Manage organisations</text:span>”</text:p>
            </table:table-cell>
            <table:table-cell table:style-name="Table34.A2" office:value-type="string">
              <text:p text:style-name="P19">The "Organisations" &gt; "Manage organisations" page should appear. The default organisation framework's hierarchy should load, prepopulated with 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4"/>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he word "Test item 3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6">Same as Step 3 except the new organisation shortname ("<text:span text:style-name="T52">Test item 3 short name</text:span>") should appear as a hyper link under the column for the lower depth level and on a row immediately below the organisation selected in Step 5 ("<text:span text:style-name="T52">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6">Same as Step 4 except the new organisation shortname ("<text:span text:style-name="T52">Test item 4 shortname</text:span>") should appear as a hyper link under the column for the lower depth level and on a row immediately beneath the organisation selected in Step 8 ("<text:span text:style-name="T52">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67"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30">Administration</text:span> block &gt; “<text:span text:style-name="T52">Organisations</text:span>” &gt; “<text:span text:style-name="T52">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61">Edit</text:span>" icon (the cog shape) to the right of one of the organisation named "Test item 4 shortname".</text:p>
            </table:table-cell>
            <table:table-cell table:style-name="Table17.A2" office:value-type="string">
              <text:p text:style-name="P19">The "Organisations" &gt; "Manage organisations" &gt; "<text:span text:style-name="T30">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6">Same as Step 4 except the different organisation shortname ("<text:span text:style-name="T52">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66"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30">Administration</text:span> block &gt; “<text:span text:style-name="T52">Organisations</text:span>” &gt; “<text:span text:style-name="T52">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22">Edit</text:span>," "Hide," "<text:span text:style-name="T6">X</text:span><text:span text:style-name="T28">,</text:span>" "<text:span text:style-name="T55">Move up</text:span>" and "<text:span text:style-name="T55">Move down</text:span>").</text:p>
            </table:table-cell>
            <table:table-cell table:style-name="Table18.A2" office:value-type="string">
              <text:p text:style-name="P37"/>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30">The organisation <text:s/>Test item 4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Delete icon" (red "<text:span text:style-name="T6">X</text:span>") to the right of the organisation named "<text:span text:style-name="T52">Test item 1 shortname</text:span>". And click on the "Yes" button.</text:p>
            </table:table-cell>
            <table:table-cell table:style-name="Table18.A2" office:value-type="string">
              <text:p text:style-name="P19">A new page should appear with the header "<text:span text:style-name="T30">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52">Test item 2 shortname</text:span>" appears because <text:span text:style-name="T52">Test item 3 short name</text:span> was a child of <text:span text:style-name="T52">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66"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30">Administration</text:span> block, click: “<text:span text:style-name="T52">Organisations</text:span>” &gt; “<text:span text:style-name="T52">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22">Edit</text:span>," "Hide," "<text:span text:style-name="T6">X</text:span>," "<text:span text:style-name="T55">Move up</text:span>" and "<text:span text:style-name="T55">Move down</text:span><text:span text:style-name="T28">"</text:span>).</text:p>
            </table:table-cell>
            <table:table-cell table:style-name="Table19.A2" office:value-type="string">
              <text:p text:style-name="P19"/>
              <text:p text:style-name="P19"/>
              <text:p text:style-name="P19"/>
              <text:p text:style-name="P19"/>
              <text:p text:style-name="P38"/>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he new organisation "<text:span text:style-name="T52">Item 3 shortname</text:span>" should appear below the organisation "<text:span text:style-name="T52">Item 2 shortname</text:span>." In the "Setting" column, a <text:span text:style-name="T13">“</text:span><text:span text:style-name="T55">down arrow</text:span><text:span text:style-name="T14">”</text:span> should appear in the row containing the "<text:span text:style-name="T52">Item 2 shortname</text:span>" organisation and an up arrow should appear in the row containing the "<text:span text:style-name="T52">Item 3 shortname" organisation</text:span>.</text:p>
            </table:table-cell>
            <table:table-cell table:style-name="Table19.A2" office:value-type="string">
              <text:p text:style-name="P19"/>
            </table:table-cell>
            <table:table-cell table:style-name="Table19.A2" office:value-type="string">
              <text:p text:style-name="P37"/>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5">down arrow</text:span>” icon.</text:p>
            </table:table-cell>
            <table:table-cell table:style-name="Table19.A2" office:value-type="string">
              <text:p text:style-name="P19">The page should update with the "<text:span text:style-name="T52">Item 3</text:span> organisation" appearing above the "<text:span text:style-name="T52">Item 2</text:span> organisation." In the "<text:span text:style-name="T67">Settings</text:span>" column, a <text:span text:style-name="T13">“</text:span><text:span text:style-name="T55">down arrow</text:span><text:span text:style-name="T14">”</text:span><text:span text:style-name="T55"> </text:span>should appear in the row containing the "<text:span text:style-name="T52">Item 3 shortname</text:span>" organisation and an “<text:span text:style-name="T55">up arrow</text:span><text:span text:style-name="T14">”</text:span> should appear in the row containing the "<text:span text:style-name="T52">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5">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52">Item 4 shortname</text:span>" should appear below the organisation "<text:span text:style-name="T52">Item 3 shortname</text:span>." In the "<text:span text:style-name="T67">Settings</text:span>" column, a <text:span text:style-name="T55">down arrow</text:span> should appear in the row containing the "<text:span text:style-name="T52">Item 2 shortname</text:span>" organisation; an “<text:span text:style-name="T55">up arrow</text:span><text:span text:style-name="T14">”</text:span><text:span text:style-name="T55"> and a </text:span><text:span text:style-name="T14">“</text:span><text:span text:style-name="T55">down arrow</text:span><text:span text:style-name="T14">”</text:span> should appear in the row containing the "<text:span text:style-name="T52">Item 3 shortname</text:span>" organisation, and an “<text:span text:style-name="T55">up arrow</text:span><text:span text:style-name="T14">”</text:span> should appear in the row contianing the "<text:span text:style-name="T56">It</text:span><text:span text:style-name="T52">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5">up</text:span> and <text:span text:style-name="T55">down arrows</text:span><text:span text:style-name="T16">”</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5">down arrow</text:span><text:span text:style-name="T16">”</text:span>. The bottom organisation should always contain an “<text:span text:style-name="T55">up arrow</text:span><text:span text:style-name="T16">”</text:span>. The organisation in the middle should always contain both “<text:span text:style-name="T55">up</text:span> and <text:span text:style-name="T55">down arrows</text:span><text:span text:style-name="T16">”</text:span><text:span text:style-name="T55">.</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66"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able:table-row>
            <table:table-cell table:style-name="Table20.A2" office:value-type="string">
              <text:p text:style-name="P20">2</text:p>
            </table:table-cell>
            <table:table-cell table:style-name="Table20.A2" office:value-type="string">
              <text:p text:style-name="P19">In the Site <text:span text:style-name="T29">Administration</text:span> block, click: “<text:span text:style-name="T52">Organisations</text:span>” &gt; “<text:span text:style-name="T52">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3"/>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66"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30">Administration</text:span> block, click: “<text:span text:style-name="T52">Organisations</text:span>” &gt; “<text:span text:style-name="T52">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51">Should be taken to the </text:span><text:span text:style-name="T30">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30">Organisation </text:span><text:span text:style-name="T30">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text:span><text:span text:style-name="T30">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9">
              <text:p text:style-name="P11">9</text:p>
            </table:table-cell>
            <table:table-cell table:style-name="Table74.A2" office:value-type="string">
              <text:p text:style-name="P10">On the <text:s/><text:span text:style-name="T30">Creating a new category</text:span> page click on: “Save changes” button</text:p>
            </table:table-cell>
            <table:table-cell table:style-name="Table74.A2" office:value-type="string">
              <text:p text:style-name="P19"><text:span text:style-name="T51">The page should refresh and the </text:span><text:span text:style-name="T70">Category name (must be unique)</text:span><text:span text:style-name="T5">* </text:span><text:span text:style-name="T13">field should display the text </text:span><text:span text:style-name="T5">Required</text:span><text:span text:style-name="T13">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30">Creating a new category</text:span> page click on: “cancel” button</text:p>
            </table:table-cell>
            <table:table-cell table:style-name="Table74.A2" office:value-type="string">
              <text:p text:style-name="P10">Should be taken to the <text:s/><text:span text:style-name="T30">Organisation depth custom fields </text:span><text:span text:style-name="T16">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66" text:outline-level="3">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30">Administration</text:span> block, click: “<text:span text:style-name="T52">Organisations</text:span>” &gt; “<text:span text:style-name="T52">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30">Organisation depth </text:span><text:span text:style-name="T30">custom fields</text:span>" page should appear displaying: The <text:span text:style-name="T52">name</text:span> of the Organisation framework, the names of the newly created categories, <text:s/>"<text:span text:style-name="T63">No fields have been defined</text:span>," messages a 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text:span></text:p>
            </table:table-cell>
            <table:table-cell table:style-name="Table75.B2" office:value-type="string">
              <text:p text:style-name="P43"><text:span text:style-name="T51">Should be taken to the “</text:span><text:span text:style-name="T33">deletecategory</text:span><text:span text:style-name="T51">” page displaying the text:</text:span>There is/are 0 field/s in this category which will be moved into the category above (or below if in the top category).<text:line-break/>Do you still wish to delete this category?<text:span text:style-name="T51">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30">Organisation depth custom fields </text:span><text:span text:style-name="T16">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 again</text:span></text:p>
            </table:table-cell>
            <table:table-cell table:style-name="Table75.B2" office:value-type="string">
              <text:p text:style-name="P44">Should be taken to the “<text:span text:style-name="T30">deletecategory</text:span>” page displaying the text:There is/are 0 field/s in this category which will be 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4">Click on: “Yes” button</text:p>
            </table:table-cell>
            <table:table-cell table:style-name="Table75.B2" office:value-type="string">
              <text:p text:style-name="P10">Should be taken back to the <text:s/><text:span text:style-name="T30">Organisation depth custom fields </text:span><text:span text:style-name="T16">page </text:span><text:span text:style-name="T16">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10">
              <text:p text:style-name="P20">10</text:p>
            </table:table-cell>
            <table:table-cell table:style-name="Table75.B2" office:value-type="string">
              <text:p text:style-name="P44">On <text:s/>the <text:s/><text:span text:style-name="T30">Organisation depth custom fields </text:span><text:span text:style-name="T16">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66"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30">Administration</text:span> block, click: “<text:span text:style-name="T52">Organisations</text:span>” &gt; “<text:span text:style-name="T52">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6">
              <text:p text:style-name="P20">6</text:p>
            </table:table-cell>
            <table:table-cell table:style-name="Table76.B2" office:value-type="string">
              <text:p text:style-name="P44">On <text:s/>the <text:s/><text:span text:style-name="T30">Organisation depth custom fields </text:span><text:span text:style-name="T16">page, click on the dropdown menu and select checkbox</text:span></text:p>
            </table:table-cell>
            <table:table-cell table:style-name="Table76.B2" office:value-type="string">
              <text:p text:style-name="P19">Should be taken to the <text:span text:style-name="T30">Create a new "Checkbox" custom field </text:span><text:span text:style-name="T16">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4">On <text:span text:style-name="T30">Create a new "Checkbox" custom field </text:span><text:span text:style-name="T16">page, <text:s/>click “save changes” button</text:span></text:p>
            </table:table-cell>
            <table:table-cell table:style-name="Table76.B2" office:value-type="string">
              <text:p text:style-name="P19">The page should refresh displaying <text:span text:style-name="T5">Required </text:span><text:span text:style-name="T13">above the </text:span><text:span text:style-name="T70">Short name (must be unique in depth level)</text:span><text:span text:style-name="T5">* </text:span><text:span text:style-name="T13">and</text:span><text:span text:style-name="T5"> </text:span><text:span text:style-name="T70">Full names</text:span><text:span text:style-name="T5">* </text:span><text:span text:style-name="T13">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4">On <text:span text:style-name="T30">Create a new "Checkbox" custom field </text:span><text:span text:style-name="T16">page, <text:s/>click “Cancel” button</text:span></text:p>
            </table:table-cell>
            <table:table-cell table:style-name="Table76.B2" office:value-type="string">
              <text:p text:style-name="P19">Should be taken to the <text:s/><text:span text:style-name="T33">Organisation depth custom fields </text:span><text:span text:style-name="T19">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4">On <text:s/>the <text:s/><text:span text:style-name="T30">Organisation depth custom fields </text:span><text:span text:style-name="T16">page, click </text:span><text:span text:style-name="T16">on the dropdown menu and select checkbox</text:span></text:p>
            </table:table-cell>
            <table:table-cell table:style-name="Table76.B2" office:value-type="string">
              <text:p text:style-name="P19">Should be taken to the <text:span text:style-name="T30">Create a new "Checkbox" custom </text:span><text:span text:style-name="T30">field </text:span><text:span text:style-name="T16">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0">
              <text:p text:style-name="P20">10</text:p>
            </table:table-cell>
            <table:table-cell table:style-name="Table76.B2" office:value-type="string">
              <text:p text:style-name="P44">On <text:span text:style-name="T30">Create a new "Checkbox" custom field </text:span><text:span text:style-name="T16">page, populate fields and <text:s/>click “Save Changes” button</text:span></text:p>
            </table:table-cell>
            <table:table-cell table:style-name="Table76.B2" office:value-type="string">
              <text:p text:style-name="P19">Should be taken to the <text:s/><text:span text:style-name="T33">Organisation depth custom fields </text:span><text:span text:style-name="T19">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4">On <text:s/>the <text:s/><text:span text:style-name="T30">Organisation depth custom fields </text:span><text:span text:style-name="T16">page, click on the “ Return to organisation 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4">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66"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30">Administration</text:span> block, click: “<text:span text:style-name="T52">Organisations</text:span>” &gt; “<text:span text:style-name="T52">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text:span text:style-name="T5">(if no custom fields have been <text:s/>created) </text:span>messages a drop down menu named "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19">Should be taken to the <text:span text:style-name="T33">Organisation depth custom fields </text:span><text:span text:style-name="T19">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10">X </text:span><text:span text:style-name="T25">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ext:p text:style-name="P45"/>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3">Organisation depth custom fields </text:span><text:span text:style-name="T19">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9">
              <text:p text:style-name="P20">9</text:p>
            </table:table-cell>
            <table:table-cell table:style-name="Table77.B2" office:value-type="string">
              <text:p text:style-name="P19">On the <text:span text:style-name="T33">Organisation depth custom fields </text:span><text:span text:style-name="T19">page click on the </text:span><text:span text:style-name="T11">X </text:span><text:span text:style-name="T26">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3">Organisation depth custom fields </text:span><text:span text:style-name="T19">page without the custom field but the text: </text:span><text:span text:style-name="T71">No fields have been defined </text:span><text:span text:style-name="T19">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66"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30">Administration</text:span> block, click: “<text:span text:style-name="T52">Organisations</text:span>” &gt; “<text:span text:style-name="T52">Manage </text:span><text:span text:style-name="T52">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3</text:p>
            </table:table-cell>
            <table:table-cell table:style-name="Table22.A2" office:value-type="string">
              <text:p text:style-name="P19">From the drop down menu select <text:s/>a frame work or the 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30">number</text:span> of filtered organisations out of the <text:span text:style-name="T30">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it is and type in the the id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the check box “description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fields in the “New filter” set and press “Add filter”</text:p>
            </table:table-cell>
            <table:table-cell table:style-name="Table22.A2" office:value-type="string">
              <text:p text:style-name="P19">The page should refresh with the Active filters displaying check boxes for all the four filters </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
        <text:h text:style-name="P66"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30">Administration</text:span> block &gt; “<text:span text:style-name="T52">Organisations</text:span>” &gt; “<text:span text:style-name="T52">Manage organisation</text:span>”</text:p>
            </table:table-cell>
            <table:table-cell table:style-name="Table24.A2" office:value-type="string">
              <text:p text:style-name="P19">The "Organisations" &gt; "Manage organisations" page should appear displaying a drop down called Regional offices the number of organisations, a form called New filter as well as the link “<text:span text:style-name="T52">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30">Export</text:span>"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52">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30"/>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52">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52">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60" text:outline-level="2">Managing competency frameworks</text:h>
        <text:h text:style-name="P66"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30">Administration</text:span> block &gt; “<text:span text:style-name="T52">Competencies</text:span>” &gt; “<text:span text:style-name="T52">Manage </text:span><text:span text:style-name="T52">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6">On the “<text:span text:style-name="T30">Add new competency framework</text:span>” page, click on the "Save changes" button without populating 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30">Add new competency framework</text:span>” page, click on the "Cancel" button without populating the form.</text:p>
            </table:table-cell>
            <table:table-cell table:style-name="Table6.A2" office:value-type="string">
              <text:p text:style-name="P46">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6</text:p>
            </table:table-cell>
            <table:table-cell table:style-name="Table6.A2" office:value-type="string">
              <text:p text:style-name="P46">On the "<text:span text:style-name="T52">Competencies</text:span>" &gt; "<text:span text:style-name="T52">Manage <text:s/>frameworks</text:span>" page, click on the “Add new competency framework” button. Fill in the form and nothing else click: Save changes</text:p>
            </table:table-cell>
            <table:table-cell table:style-name="Table6.A2" office:value-type="string">
              <text:p text:style-name="P46">There should be a “<text:span text:style-name="T5">Missing scale</text:span><text:span text:style-name="T13">”</text:span><text:span text:style-name="T5"> </text:span><text:span text:style-name="T13">validation</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7</text:p>
            </table:table-cell>
            <table:table-cell table:style-name="Table6.A2" office:value-type="string">
              <text:p text:style-name="P46">On the "<text:span text:style-name="T52">Competencies</text:span>" &gt; "<text:span text:style-name="T52">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67"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9">Administration</text:span> block &gt; “<text:span text:style-name="T52">Competencies</text:span>” &gt; “<text:span text:style-name="T52">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urn editing on" button.</text:p>
            </table:table-cell>
            <table:table-cell table:style-name="Table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pan text:style-name="T55">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2">the </text:span><text:span text:style-name="T61">yellow</text:span><text:span text:style-name="T62">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67" text:outline-level="3">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9">Administration</text:span> block &gt; “<text:span text:style-name="T52">Competencies</text:span>” &gt; “<text:span text:style-name="T52">Manage frameworks</text:span>”</text:p>
            </table:table-cell>
            <table:table-cell table:style-name="Table8.A2" office:value-type="string">
              <text:p text:style-name="P19">The "Competencies" &gt; "Manage frameworks" page should appear. Should see some 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6">”)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6">”</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43">The page should be updated with a confirmation message: <text:span text:style-name="T30">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67" text:outline-level="3">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30">Administration</text:span> block &gt; “<text:span text:style-name="T52">Competencies</text:span>” &gt; “<text:span text:style-name="T52">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5">arrow</text:span><text:span text:style-name="T16">”</text:span> ("<text:span text:style-name="T55">Move down</text:span>") and up “<text:span text:style-name="T55">arrow</text:span><text:span text:style-name="T16">”</text:span><text:span text:style-name="T55"> </text:span>("<text:span text:style-name="T55">Move up</text:span><text:span text:style-name="T16">"</text:span><text:span text:style-name="T55">) </text:span><text:span text:style-name="T68">icons.</text:span></text:p>
            </table:table-cell>
            <table:table-cell table:style-name="Table9.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52">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60" text:outline-level="2">Managing competency scales</text:h>
        <text:h text:style-name="P66"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30">Administration</text:span> block, click on: <text:s/>“<text:span text:style-name="T52">Competencies</text:span>” &gt; “<text:span text:style-name="T52">Competency scales</text:span>”</text:p>
            </table:table-cell>
            <table:table-cell table:style-name="Table25.A2" office:value-type="string">
              <text:p text:style-name="P19">The "<text:span text:style-name="T30">Competency scales</text:span> <text:span text:style-name="T13"><text:s/>page should appear displaying a prepopulated </text:span><text:span text:style-name="T30">competency scales</text:span><text:span text:style-name="T13"> named "</text:span><text:span text:style-name="T52">Competency Scale</text:span><text:span text:style-name="T13">"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6">On</text:span><text:span text:style-name="T30"> Competency scales</text:span> <text:span text:style-name="T13"><text:s/>page</text:span> click: “Add a new scale” button</text:p>
            </table:table-cell>
            <table:table-cell table:style-name="Table25.A2" office:value-type="string">
              <text:p text:style-name="P19">The Add a new scale page should appear <text:s/>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30">Add a new scale</text:span>” page click: “Save changes” </text:p>
            </table:table-cell>
            <table:table-cell table:style-name="Table25.A2" office:value-type="string">
              <text:p text:style-name="P19"><text:span text:style-name="T13">There should be a validation that the scale name is</text:span><text:span text:style-name="T5"> </text:span><text:span text:style-name="T13">“</text:span><text:span text:style-name="T5">Required</text:span><text:span text:style-name="T13">”</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30">Add a new scale</text:span>” page click: “Cancel”</text:p>
            </table:table-cell>
            <table:table-cell table:style-name="Table25.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30">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3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30">Add a new scale</text:span>” page, populate the fields and click on: “Save changes”</text:p>
            </table:table-cell>
            <table:table-cell table:style-name="Table25.A2" office:value-type="string">
              <text:p text:style-name="P19">Should be taken to the newly created competency scale <text:s/>page displaying <text:s/><text:span text:style-name="T30">scale name</text:span>, as well as <text:span text:style-name="T30">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52"> </text:span><text:span text:style-name="T13">under </text:span><text:span text:style-name="T72">Default</text:span><text:span text:style-name="T13"> or </text:span><text:span text:style-name="T72">Proficient</text:span><text:span text:style-name="T13"> </text:span><text:span text:style-name="T72">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21">Should be returned to the “Competency scales" page displaying a prepopulated competency scale named "<text:span text:style-name="T52">Competency Scale</text:span>" <text:s/>and the <text:span text:style-name="T52">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66"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30">Administration</text:span> block &gt; “<text:span text:style-name="T52">Competencies</text:span>” &gt; “<text:span text:style-name="T52">Competency scales</text:span>”</text:p>
            </table:table-cell>
            <table:table-cell table:style-name="Table26.A2" office:value-type="string">
              <text:p text:style-name="P19">The "<text:span text:style-name="T30">Competency scales</text:span>" page should appear displaying a prepopulated competency scale named "<text:span text:style-name="T52">Competency Scale</text:span>" and <text:span text:style-name="T13">the “</text:span><text:span text:style-name="T52">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3</text:p>
            </table:table-cell>
            <table:table-cell table:style-name="Table26.A2" office:value-type="string">
              <text:p text:style-name="P19"><text:span text:style-name="T13">In the Site </text:span><text:span text:style-name="T30">Administration</text:span><text:span text:style-name="T13"> block &gt; </text:span><text:span text:style-name="T52">Competencies</text:span><text:span text:style-name="T13"> &gt; </text:span><text:span text:style-name="T52">Competency scales </text:span><text:span text:style-name="T13">&gt;</text:span><text:span text:style-name="T52"> </text:span><text:span text:style-name="T30">Competency Scales </text:span><text:span text:style-name="T16">page </text:span><text:span text:style-name="T34">&gt; </text:span><text:span text:style-name="T53">Competency Scale</text:span><text:span text:style-name="T13"> </text:span></text:p>
            </table:table-cell>
            <table:table-cell table:style-name="Table26.A2" office:value-type="string">
              <text:p text:style-name="P21"><text:s/>The "Competencies" &gt; "<text:span text:style-name="T30">Competency scales"&gt; Competency Scale </text:span>page should appear showing a table called <text:span text:style-name="T30">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43">On the <text:span text:style-name="T30">Scale values </text:span>page click on the <text:span text:style-name="T61">yellow</text:span> <text:span text:style-name="T62">icon</text:span> by a competent scale value name</text:p>
            </table:table-cell>
            <table:table-cell table:style-name="Table26.A2" office:value-type="string">
              <text:p text:style-name="P19">Should be shown the edit scale value page diplaying a <text:span text:style-name="T63">Scale value name</text:span><text:span text:style-name="T5">* </text:span><text:span text:style-name="T13">field Scale value ID number Scale value numerical value and 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2"><text:s/>“</text:span><text:span text:style-name="T31">Edit </text:span><text:span text:style-name="T30">scale value</text:span>” page, click: “Cancel”</text:p>
            </table:table-cell>
            <table:table-cell table:style-name="Table26.A2" office:value-type="string">
              <text:p text:style-name="P21">Should be taken to the <text:s/>“<text:span text:style-name="T30">Scale values page</text:span><text:span text:style-name="T74">”</text:span></text:p>
            </table:table-cell>
            <table:table-cell table:style-name="Table26.A2" office:value-type="string">
              <text:p text:style-name="P21"/>
            </table:table-cell>
            <table:table-cell table:style-name="Table26.A2" office:value-type="string">
              <text:p text:style-name="P21"/>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2"><text:s/></text:span><text:span text:style-name="T31">Edit scale value</text:span> ” page, make some changes to the values and <text:s/>click: “Save changes”</text:p>
            </table:table-cell>
            <table:table-cell table:style-name="Table26.A2" office:value-type="string">
              <text:p text:style-name="P21">The "Competencies" &gt; "Competency scales"&gt; “Competency Scale” page should appear showing a table called <text:span text:style-name="T30">Scale values</text:span> showing the various scale names, changed values, their description, editting icons. 'Add new scale value” and “Return competency scales buttons”</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6">On</text:span><text:span text:style-name="T30"> Competency Scale </text:span><text:span text:style-name="T34">&gt; </text:span><text:span text:style-name="T30">Scale values </text:span><text:span text:style-name="T16">page</text:span><text:span text:style-name="T34">, </text:span><text:span text:style-name="T16">click on</text:span><text:span text:style-name="T34">: </text:span><text:span text:style-name="T16">“Return to competency scales” button.</text:span></text:p>
            </table:table-cell>
            <table:table-cell table:style-name="Table26.A2" office:value-type="string">
              <text:p text:style-name="P21">Should be taken to <text:span text:style-name="T30">Competency scales</text:span> page.</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
        <text:h text:style-name="P66"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30">Administration</text:span> block &gt; “<text:span text:style-name="T52">Competencies</text:span>” &gt; “<text:span text:style-name="T52">Competency scales</text:span>”</text:p>
            </table:table-cell>
            <table:table-cell table:style-name="Table27.A2" office:value-type="string">
              <text:p text:style-name="P19">The "Competencies" &gt; "<text:span text:style-name="T30">Competency scales</text:span>" page should appear. Should see a prepopulated competency scale named "<text:span text:style-name="T52">Competency Scale</text:span><text:span text:style-name="T13">” </text:span>And the <text:span text:style-name="T52">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6">In</text:span><text:span text:style-name="T30"> </text:span><text:span text:style-name="T16">the Site</text:span><text:span text:style-name="T30"> Administration block &gt; </text:span><text:span text:style-name="T53">Competencies</text:span><text:span text:style-name="T30"> &gt; </text:span><text:span text:style-name="T53">Competency</text:span><text:span text:style-name="T55"> </text:span><text:span text:style-name="T53">scales</text:span><text:span text:style-name="T55"> </text:span><text:span text:style-name="T14">&gt;</text:span><text:span text:style-name="T55"> </text:span><text:span text:style-name="T30">Competency Scales </text:span><text:span text:style-name="T16">page </text:span><text:span text:style-name="T34">&gt; This <text:s/>New scale</text:span><text:span text:style-name="T30"> </text:span><text:span text:style-name="T16">”</text:span> page click: the “<text:span text:style-name="T6">X”</text:span> icon by the newly created scale in 3.4.1 step 6</text:p>
            </table:table-cell>
            <table:table-cell table:style-name="Table27.A2" office:value-type="string">
              <text:p text:style-name="P19">Should be prompted on a 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30">The competency scale <text:s/>XXX has been completely deletd </text:span>and a “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30">The competency scale <text:s/>XXX has been completely deletd </text:span><text:span text:style-name="T13">click : “Continue” button</text:span></text:p>
            </table:table-cell>
            <table:table-cell table:style-name="Table27.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21"><text:s/></text:p>
            </table:table-cell>
          </table:table-row>
        </table:table>
        <text:h text:style-name="P66"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30">Administration</text:span> block &gt; <text:span text:style-name="T52">Competencies</text:span> &gt; <text:span text:style-name="T52">Competency scales </text:span><text:span text:style-name="T13">&gt;</text:span><text:span text:style-name="T52"> </text:span><text:span text:style-name="T30">Competency Scales </text:span><text:span text:style-name="T16">page </text:span><text:span text:style-name="T34">&gt; This <text:s/>New scale</text:span></text:p>
            </table:table-cell>
            <table:table-cell table:style-name="Table28.A2" office:value-type="string">
              <text:p text:style-name="P21">A page should appear showing a table called <text:span text:style-name="T30">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3">The "</text:span><text:span text:style-name="T52">Competencies</text:span><text:span text:style-name="T13">" &gt; "</text:span><text:span text:style-name="T52">Competency scales</text:span><text:span text:style-name="T13">"&gt; </text:span><text:span text:style-name="T34"><text:s/></text:span><text:span text:style-name="T30">Competency </text:span><text:span text:style-name="T30">Scales </text:span><text:span text:style-name="T16">page &gt; “</text:span><text:span text:style-name="T53">Competency Scale</text:span><text:span text:style-name="T16">”</text:span><text:span text:style-name="T34"> </text:span><text:span text:style-name="T30">Scale </text:span><text:span text:style-name="T30">values</text:span><text:span text:style-name="T13"> page, click: “Add new scale value” button.</text:span></text:p>
            </table:table-cell>
            <table:table-cell table:style-name="Table28.A2" office:value-type="string">
              <text:p text:style-name="P19">Should be shown the <text:span text:style-name="T30">Add scale value</text:span> page diplaying a <text:span text:style-name="T63">Scale value name</text:span><text:span text:style-name="T5">* </text:span><text:span text:style-name="T13">field Scale value ID number Scale value </text:span><text:span text:style-name="T13">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3">The "</text:span><text:span text:style-name="T52">Competencies</text:span><text:span text:style-name="T13">" &gt; "</text:span><text:span text:style-name="T52">Competency scales</text:span><text:span text:style-name="T13">"&gt; </text:span><text:span text:style-name="T30">Competency Scales </text:span><text:span text:style-name="T16">page &gt;</text:span><text:span text:style-name="T13"> “</text:span><text:span text:style-name="T53">Competency Scale</text:span><text:span text:style-name="T17">”</text:span><text:span text:style-name="T13"> &gt; </text:span><text:span text:style-name="T30">scale value </text:span><text:span text:style-name="T16">&gt; </text:span><text:span text:style-name="T30">Add new scale value</text:span><text:span text:style-name="T13">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3">The "</text:span><text:span text:style-name="T52">Competencies</text:span><text:span text:style-name="T13">" &gt; "</text:span><text:span text:style-name="T52">Competency</text:span><text:span text:style-name="T13"> </text:span><text:span text:style-name="T52">scales</text:span><text:span text:style-name="T13">"&gt; “</text:span><text:span text:style-name="T52">Competency Scale</text:span><text:span text:style-name="T13">”&gt; </text:span><text:span text:style-name="T30">Scale values </text:span><text:span text:style-name="T13">&gt; </text:span><text:span text:style-name="T30">Add new scale value</text:span><text:span text:style-name="T13"> page, click: <text:s/>“Cancel”</text:span></text:p>
            </table:table-cell>
            <table:table-cell table:style-name="Table28.A2" office:value-type="string">
              <text:p text:style-name="P21">The " <text:span text:style-name="T30">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3"> " </text:span><text:span text:style-name="T30">Scale values”</text:span><text:span text:style-name="T13"> page, click: “Add new scale value”</text:span></text:p>
            </table:table-cell>
            <table:table-cell table:style-name="Table28.A2" office:value-type="string">
              <text:p text:style-name="P21">Should be shown the <text:span text:style-name="T30">Add scale value</text:span> page diplaying a <text:span text:style-name="T37">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3"><text:s/>On the " </text:span><text:span text:style-name="T30">Scale values </text:span><text:span text:style-name="T13">&gt; “</text:span><text:span text:style-name="T30">Add new scale value</text:span><text:span text:style-name="T16">”</text:span><text:span text:style-name="T13"> page, populate the fields and click: Save changes</text:span></text:p>
            </table:table-cell>
            <table:table-cell table:style-name="Table28.A2" office:value-type="string">
              <text:p text:style-name="P21">The <text:s/><text:span text:style-name="T30">Scale values </text:span><text:span text:style-name="T64">page should appear</text:span> showing the various scale names, including <text:s/>the newly created scale value, their description, <text:s/>editting 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3">On the " </text:span><text:span text:style-name="T30">Scale values </text:span><text:span text:style-name="T16">click on:</text:span><text:span text:style-name="T30"> “</text:span><text:span text:style-name="T16">Return to competency scales” button.</text:span></text:p>
            </table:table-cell>
            <table:table-cell table:style-name="Table28.A2" office:value-type="string">
              <text:p text:style-name="P21">Should be taken to the <text:s/><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66"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30">Administration</text:span> block, click: “<text:span text:style-name="T52">Competencies</text:span><text:span text:style-name="T13">”</text:span> &gt; “<text:span text:style-name="T52">Competency scales</text:span><text:span text:style-name="T13">” </text:span>&gt; “<text:span text:style-name="T30">Competency“ Scales</text:span><text:span text:style-name="T13">” </text:span>page, click: on a “<text:span text:style-name="T52">competency scale</text:span>”</text:p>
            </table:table-cell>
            <table:table-cell table:style-name="Table29.A2" office:value-type="string">
              <text:p text:style-name="P21">Should be taken to the <text:span text:style-name="T30">Scale values</text:span> page</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30">Scale values</text:span> page, click on: the <text:span text:style-name="T61">yellow <text:s/></text:span>edit icon by the new scale value created in 3.4.4</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3"> “</text:span><text:span text:style-name="T30">Scale value” </text:span>&gt; “<text:span text:style-name="T30">Edit scale value</text:span><text:span text:style-name="T14">”</text:span><text:span text:style-name="T30"> </text:span>page click: Cancel</text:p>
            </table:table-cell>
            <table:table-cell table:style-name="Table29.A2" office:value-type="string">
              <text:p text:style-name="P19">Should be taken to <text:span text:style-name="T13">The “</text:span><text:span text:style-name="T30">Scale values”</text:span><text:span text:style-name="T13"> page showing the various scale names, including <text:s/>the newly created scale value, their description, <text:s/>editting icons 'Add new </text:span><text:span text:style-name="T13">scale value” and “Return competency scales” </text:span><text:span text:style-name="T13">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5">
              <text:p text:style-name="P20">5</text:p>
            </table:table-cell>
            <table:table-cell table:style-name="Table29.A2" office:value-type="string">
              <text:p text:style-name="P19">On the <text:span text:style-name="T30">Scale values </text:span>page, click: the <text:span text:style-name="T61">yellow</text:span> icon by the newly created scale value.</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3"> “</text:span><text:span text:style-name="T30">Scale value”</text:span><text:span text:style-name="T29">&gt; “</text:span><text:span text:style-name="T30">Edit scale value</text:span><text:span text:style-name="T14">”</text:span> page make some changes <text:s/>to scale value and click: “Save changes”</text:p>
            </table:table-cell>
            <table:table-cell table:style-name="Table29.A2" office:value-type="string">
              <text:p text:style-name="P19"><text:span text:style-name="T13">Should be taken to The “</text:span><text:span text:style-name="T30">Scale values”</text:span><text:span text:style-name="T13">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30">Scale values </text:span>page click on: “Return to competency scales” button.</text:p>
            </table:table-cell>
            <table:table-cell table:style-name="Table29.A2" office:value-type="string">
              <text:p text:style-name="P21"><text:span text:style-name="T74">Should be taken to the <text:s/></text:span><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66"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21"/>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30">Administration</text:span> block, click: <text:span text:style-name="T52">Competencies</text:span><text:span text:style-name="T13">" &gt; </text:span><text:span text:style-name="T13">"</text:span><text:span text:style-name="T52">Competency</text:span><text:span text:style-name="T13"> </text:span><text:span text:style-name="T52">scales</text:span><text:span text:style-name="T13">"&gt; </text:span><text:span text:style-name="T30">Competency scales</text:span><text:span text:style-name="T52"> </text:span><text:span text:style-name="T13">page</text:span><text:span text:style-name="T52"> </text:span><text:span text:style-name="T13">click on:</text:span> <text:s/>“<text:span text:style-name="T52">This new scale</text:span> “</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52">competency scale</text:span> <text:s/>&gt; <text:span text:style-name="T30">Scale values </text:span>page click on the <text:span text:style-name="T6">X </text:span><text:span text:style-name="T16">by the new scale value created in 3.4.4</text:span></text:p>
            </table:table-cell>
            <table:table-cell table:style-name="Table30.A2" office:value-type="string">
              <text:p text:style-name="P19"><text:span text:style-name="T13">Should <text:s/>be taken to a screen <text:s/>Asking: </text:span>Are you absolutely sure you want to delete this competency scale value? <text:span text:style-name="T6">(if not in use)</text:span> otherwise should be<text:span text:style-name="T13">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4"/>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21">Should be taken to the <text:s/><text:span text:style-name="T30">Scale values </text:span><text:span text:style-name="T74">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30">Scale values </text:span><text:span text:style-name="T16">page click on: “Return to competency scales” button.</text:span></text:p>
            </table:table-cell>
            <table:table-cell table:style-name="Table30.A2" office:value-type="string">
              <text:p text:style-name="P21">Should be taken to the <text:s/><text:span text:style-name="T30">Competency scales </text:span><text:span text:style-name="T74">page 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displaying “No” and a </text:span><text:span text:style-name="T72">Delete</text:span><text:span text:style-name="T74">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30">Competency scales</text:span><text:span text:style-name="T52"> </text:span><text:span text:style-name="T13">page, click on the competency scale added in 3.4.1</text:span></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30">Scale values </text:span>page click on the “<text:span text:style-name="T6">X</text:span><text:span text:style-name="T16">”</text:span><text:span text:style-name="T6"> </text:span><text:span text:style-name="T16">by any of the scale values. </text:span></text:p>
            </table:table-cell>
            <table:table-cell table:style-name="Table30.A2" office:value-type="string">
              <text:p text:style-name="P21">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3">he <text:s text:c="2"/></text:span><text:span text:style-name="T30">Scale values </text:span><text:span text:style-name="T24">page. </text:span><text:span text:style-name="T13"><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6">On the </text:span><text:span text:style-name="T30">Scale values </text:span><text:span text:style-name="T24">page click the</text:span><text:span text:style-name="T16"> “</text:span><text:span text:style-name="T6">X</text:span><text:span text:style-name="T16">”</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30">The competency scale value <text:s/>XXX has been completely deletd</text:span><text:span text:style-name="T29">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30">The competency scale value <text:s/>XXX has been completely deletd</text:span><text:span text:style-name="T29"> </text:span><text:span text:style-name="T13">click : “Continue” button</text:span></text:p>
            </table:table-cell>
            <table:table-cell table:style-name="Table30.A2" office:value-type="string">
              <text:p text:style-name="P19"><text:span text:style-name="T13">Should be taken to the <text:s text:c="2"/></text:span><text:span text:style-name="T30">Scale values </text:span><text:span text:style-name="T24">page </text:span><text:span text:style-name="T13"><text:s/>showing the various scale names, missing one scale value, their description, <text:s/>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66" text:outline-level="3">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30">Administration</text:span> block, click: “<text:span text:style-name="T52">Competencies</text:span><text:span text:style-name="T13">“</text:span> &gt; “<text:span text:style-name="T52">Competency scales</text:span><text:span text:style-name="T13">”</text:span><text:span text:style-name="T30"> </text:span><text:span text:style-name="T34">&gt; </text:span><text:span text:style-name="T16">“</text:span><text:span text:style-name="T30">Competency Scale</text:span><text:span text:style-name="T16">”</text:span><text:span text:style-name="T13"> <text:s/>page click </text:span><text:span text:style-name="T13">on the </text:span><text:span text:style-name="T16">default scale (</text:span><text:span text:style-name="T53">Competency Scale</text:span><text:span text:style-name="T16">)</text:span></text:p>
            </table:table-cell>
            <table:table-cell table:style-name="Table31.A2" office:value-type="string">
              <text:p text:style-name="P21"><text:span text:style-name="T13">Should be taken to the <text:s/></text:span><text:span text:style-name="T30">Competency scales </text:span><text:span text:style-name="T74">page 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pan><text:span text:style-name="T74">displaying “No” and a </text:span><text:span text:style-name="T72">Delete</text:span><text:span text:style-name="T74"> column.</text:span></text:p>
            </table:table-cell>
            <table:table-cell table:style-name="Table31.A2" office:value-type="string">
              <text:p text:style-name="P19"/>
            </table:table-cell>
            <table:table-cell table:style-name="Table31.A2" office:value-type="string">
              <text:p text:style-name="P24"/>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30">Scale Values</text:span><text:span text:style-name="T14">“ </text:span><text:span text:style-name="T16">page</text:span><text:span text:style-name="T14"> </text:span><text:span text:style-name="T16">p</text:span>ress the “<text:span text:style-name="T55">down arrow</text:span><text:span text:style-name="T14">”</text:span> ("Move down") and “<text:span text:style-name="T55">up arrow</text:span><text:span text:style-name="T14">”</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30">Scale Values</text:span><text:span text:style-name="T14">“ </text:span><text:span text:style-name="T16">page, click “Return to competency scales”</text:span></text:p>
            </table:table-cell>
            <table:table-cell table:style-name="Table31.A2" office:value-type="string">
              <text:p text:style-name="P19">Should be taken to the <text:span text:style-name="T16">“</text:span><text:span text:style-name="T30">Competency Scale</text:span><text:span text:style-name="T16">”</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6">“</text:span><text:span text:style-name="T30">Competency Scale</text:span><text:span text:style-name="T16">” page click on the </text:span><text:span text:style-name="T53">new scale</text:span><text:span text:style-name="T16"> created in 3.4.1</text:span></text:p>
            </table:table-cell>
            <table:table-cell table:style-name="Table31.A2" office:value-type="string">
              <text:p text:style-name="P19">Should be taken to the <text:s text:c="2"/>“<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30">Scale Values</text:span><text:span text:style-name="T14">“ </text:span><text:span text:style-name="T16">page press the “</text:span><text:span text:style-name="T55">down arrow</text:span><text:span text:style-name="T14">”</text:span><text:span text:style-name="T16"> ("Move down") and “</text:span><text:span text:style-name="T55">up arrow</text:span><text:span text:style-name="T14">”</text:span><text:span text:style-name="T16"> ("Move up") 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6">“</text:span><text:span text:style-name="T30">Competency Scale</text:span><text:span text:style-name="T16">”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60" text:outline-level="2"><text:soft-page-break/>Managing competencies</text:h>
        <text:h text:style-name="P66"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30">Administration</text:span> block &gt; “<text:span text:style-name="T52">Competencies</text:span><text:span text:style-name="T13">”</text:span> &gt; “<text:span text:style-name="T52">Manage frameworks</text:span><text:span text:style-name="T13">”</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6">Click on the "Save changes" button without populating the form.</text:p>
            </table:table-cell>
            <table:table-cell table:style-name="Table10.A2" office:value-type="string">
              <text:p text:style-name="P19">The "<text:span text:style-name="T30">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6">Should be returned back to the "Competencies" &gt; "Manage competencies" page, showing only 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30">0 Competencies</text:span>". There should also be a "New filter" fieldset, a "<text:span text:style-name="T52">Show Display Options</text:span>" link, the <text:s/>shortname of the depth level just created, the words "No competencies definied," a button named "Add new competency" 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6">Click on the "Add a new depth level" button. </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6">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9</text:p>
            </table:table-cell>
            <table:table-cell table:style-name="Table10.A2" office:value-type="string">
              <text:p text:style-name="P46">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6">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66"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30">Administration</text:span> block &gt; “<text:span text:style-name="T52">Competencies</text:span><text:span text:style-name="T13">”</text:span> &gt; “<text:span text:style-name="T52">Manage competencies</text:span><text:span text:style-name="T13">”</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61">Edit</text:span>," "Custom fields," and "<text:span text:style-name="T5">Delete</text:span>") appearing to the right of the depth level names. Also, <text:s/>2 <text:s/>column headers named "<text:span text:style-name="T72">Settings</text:span>" &amp; “<text:span text:style-name="T72">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30">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4">”</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66"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30">Administration</text:span> block &gt; “<text:span text:style-name="T52">Competencies</text:span>” &gt; “<text:span text:style-name="T52">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6">Click on the "Save changes" button without populating the form.</text:p>
            </table:table-cell>
            <table:table-cell table:style-name="Table12.A2" office:value-type="string">
              <text:p text:style-name="P19">The page should appear indicating the form was “<text:span text:style-name="T5">Missing competency full 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6">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6">Should be returned back to the "Competencies" &gt; "Manage competencies" page. The new competency should appear in the table under the top depth level. The shortname of the new competency ("<text:span text:style-name="T52">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6">Same as Step 8 except the name of the new competency shortname ("<text:span text:style-name="T52">Test item 2 shortname</text:span>") should appear as a hyperlink below the competency shortname ("<text:span text:style-name="T52">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67" text:outline-level="3">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30">Administration</text:span> block &gt; “<text:span text:style-name="T52">Competencies</text:span>” &gt; “<text:span text:style-name="T52">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6">Same as Step 3 except the new competency shortname ("<text:span text:style-name="T52">Test item 3 shortname</text:span>") should appear as a hyper link under the column for the lower depth level and on a row immediately below the competency selected in Step 5 ("<text:span text:style-name="T52">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6">Same as Step 4 except the new competency shortname ("<text:span text:style-name="T52">Test item 4 shortname</text:span>") should appear as a hyper link under the column for the lower depth level and on a row immediately beneath the competency selected in Step 8 ("<text:span text:style-name="T52">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67"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30">Administration</text:span> block &gt; “<text:span text:style-name="T52">Competencies</text:span>” &gt; “<text:span text:style-name="T52">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7">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style-name="Table21.6">
            <table:table-cell table:style-name="Table21.A2" office:value-type="string">
              <text:p text:style-name="P20">5</text:p>
            </table:table-cell>
            <table:table-cell table:style-name="Table21.A2" office:value-type="string">
              <text:p text:style-name="P19">Click on the "<text:span text:style-name="T61">Edit</text:span>" icon (the cog shape) to the right <text:s/>of the competency named "T<text:span text:style-name="T52">est item 4 shortname</text:span>".</text:p>
            </table:table-cell>
            <table:table-cell table:style-name="Table21.A2" office:value-type="string">
              <text:p text:style-name="P19">The "Competencies" &gt; "Manage competencies" &gt; "<text:span text:style-name="T30">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framework" button.</text:p>
            </table:table-cell>
            <table:table-cell table:style-name="Table21.A2" office:value-type="string">
              <text:p text:style-name="P46">Same as Step 4 except the different competency shortname ("<text:span text:style-name="T52">Test item 4 </text:span><text:span text:style-name="T52">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66"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30">Administration</text:span> block &gt; “<text:span text:style-name="T52">Competencies</text:span> “&gt; “<text:span text:style-name="T52">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9">Delete</text:span>," "<text:span text:style-name="T55">Move up</text:span>" and "<text:span text:style-name="T52">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he competency named "<text:span text:style-name="T52">Test item 1 shortname</text:span>".</text:p>
            </table:table-cell>
            <table:table-cell table:style-name="Table23.A2" office:value-type="string">
              <text:p text:style-name="P19">A new page should appear with the header "Are you absolutely sure 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52">Test item 1 shortname</text:span>" and "<text:span text:style-name="T52">Test item 3 shortname</text:span>" no longer appear. Only the competency "<text:span text:style-name="T52">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66"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30">Administration</text:span> block &gt; “<text:span text:style-name="T52">Competencies</text:span>” &gt; “<text:span text:style-name="T52">Manage <text:s/>competencies</text:span>”</text:p>
            </table:table-cell>
            <table:table-cell table:style-name="Table32.A2" office:value-type="string">
              <text:p text:style-name="P19">The "Competencies" &gt; "Manage frameworks" page should appear. Should see some 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Return to competency framework" button.</text:p>
            </table:table-cell>
            <table:table-cell table:style-name="Table32.A2" office:value-type="string">
              <text:p text:style-name="P19">Should be taken to the manage competencies page and the new competency "<text:span text:style-name="T52">Item 3 shortname</text:span>" should appear below the competency "I<text:span text:style-name="T52">tem 2 shortname</text:span>." In the "<text:span text:style-name="T28">Settings</text:span>" column, a “<text:span text:style-name="T55">down arrow</text:span>” should appear in the row containing the "Item 2 shortname" competency and an “<text:span text:style-name="T55">up arrow</text:span>” should appear in the row containing the "<text:span text:style-name="T52">Item 3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5">down arrow</text:span><text:span text:style-name="T16">”</text:span> icon.</text:p>
            </table:table-cell>
            <table:table-cell table:style-name="Table32.A2" office:value-type="string">
              <text:p text:style-name="P19">The page should update with the "I<text:span text:style-name="T52">tem 3 competency</text:span>" appearing above the "<text:span text:style-name="T52">Item 2 </text:span><text:span text:style-name="T13">competency</text:span>." In the "<text:span text:style-name="T28">Settings</text:span>" column, a ”<text:span text:style-name="T55">down arrow</text:span>“ should appear in the row containing the "I<text:span text:style-name="T52">tem 3 shortname</text:span>" competency and an <text:span text:style-name="T55">up arrow </text:span>should appear in the row containing the "<text:span text:style-name="T52">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5">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for the "Organisation fullname"</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6">Should be returned to Manage competencies page "<text:span text:style-name="T52">Item 4 shortname</text:span>" should appear below the competency "<text:span text:style-name="T52">Item 3 shortname</text:span>." In the "<text:span text:style-name="T28">Edit</text:span>" column, a “<text:span text:style-name="T55">down arrow</text:span>” should appear in the row containing the "<text:span text:style-name="T53">Item 2 shortname</text:span>" competency; an up arrow and a down arrow should appear in the row containing the "<text:span text:style-name="T52">Item 4 shortname</text:span>" competency, and a down arrow should appear in the row contianing the "<text:span text:style-name="T52">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5">up</text:span><text:span text:style-name="T28"> </text:span>and <text:span text:style-name="T55">down</text:span> <text:span text:style-name="T55">arrows</text:span>” icons and verify that the corresponding competency moves one position in the chosen direction.</text:p>
            </table:table-cell>
            <table:table-cell table:style-name="Table32.A2" office:value-type="string">
              <text:p text:style-name="P19">The competency should move up one position. The top competency should always contain just a “<text:span text:style-name="T55">down arrow</text:span>”. The bottom competency should always contain an “<text:span text:style-name="T55">up arrow</text:span>”. The competency in the middle should always contain both “<text:span text:style-name="T55">up</text:span> and <text:span text:style-name="T55">down</text:span> <text:span text:style-name="T55">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66"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2</text:p>
            </table:table-cell>
            <table:table-cell table:style-name="Table33.A2" office:value-type="string">
              <text:p text:style-name="P19">In the Site <text:span text:style-name="T30">Administration</text:span> block &gt; “<text:span text:style-name="T52">Competencies</text:span>” &gt; “<text:span text:style-name="T52">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30">Competencies" depth custom fields</text:span>" page should appear displaying: The name of the Organisation framework, the name of the depth level, a "Miscellaneous" category of custom fields, the message "<text:span text:style-name="T70">No fields have been defined</text:span>," a drop down menu of new custom field types which can be defined, a button named "Create custom 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66"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30">Administration</text:span> block &gt; “<text:span text:style-name="T52">Competencies</text:span><text:span text:style-name="T13">“</text:span>&gt; “<text:span text:style-name="T52">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66"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30">Administration</text:span> block&gt; “<text:span text:style-name="T52">Competencies</text:span>” &gt; “<text:span text:style-name="T52">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52">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5</text:p>
            </table:table-cell>
            <table:table-cell table:style-name="Table43.A2" office:value-type="string">
              <text:p text:style-name="P19">Click on the "<text:span text:style-name="T52">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52">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60" text:outline-level="2">Managing competency evidence items</text:h>
        <text:h text:style-name="P66" text:outline-level="3">Adding related competency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30">Administration</text:span> block &gt; “<text:span text:style-name="T52">Competencies</text:span>” &gt; “<text:span text:style-name="T52">Manage competencies</text:span>”</text:p>
            </table:table-cell>
            <table:table-cell table:style-name="Table53.A2" office:value-type="string">
              <text:p text:style-name="P10">The manage competency page should appear displaying a <text:s/>dropdown menu with the chosen name, amount of Competencies, a filter form, "Add filter" button, <text:span text:style-name="T38">Show Display options link</text:span>, Page <text:span text:style-name="T38">numbers</text:span>, two columns one named according to what the competency is based on and an "<text:span text:style-name="T28">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3</text:p>
            </table:table-cell>
            <table:table-cell table:style-name="Table53.A2" office:value-type="string">
              <text:p text:style-name="P10">In the Site <text:span text:style-name="T30">Administration</text:span> block &gt; “<text:span text:style-name="T52">Competencies</text:span>”&gt; <text:s/>“<text:span text:style-name="T52">Manage competencies</text:span>” page click: on the top drop down menu and select unit standards or the framework created in 3.2.1 and <text:s/>click “Turn editing on” button.</text:p>
            </table:table-cell>
            <table:table-cell table:style-name="Table53.A2" office:value-type="string">
              <text:p text:style-name="P47">The manage competency page should appear displaying a <text:s/>dropdown menu with the chosen name, amount of Competencies, a filter form, "Add filter" button, <text:span text:style-name="T38">Show Display options link</text:span>, Page <text:span text:style-name="T38">numbers</text:span>, 6 columns with various names one named according to what the <text:s/>competency is based on and an "<text:span text:style-name="T66">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51"><text:span text:style-name="T13">In the Site</text:span><text:span text:style-name="T38"> </text:span><text:span text:style-name="T30">Administration</text:span><text:span text:style-name="T38"> <text:s text:c="2"/></text:span><text:span text:style-name="T13">block &gt;</text:span><text:span text:style-name="T38"> </text:span><text:span text:style-name="T52">Competencies</text:span><text:span text:style-name="T38"> </text:span><text:span text:style-name="T13">&gt;</text:span><text:span text:style-name="T38"> <text:s/></text:span><text:span text:style-name="T52">Manage competencies</text:span><text:span text:style-name="T38"> </text:span><text:span text:style-name="T13">&gt;framework&gt;</text:span><text:span text:style-name="T52"> </text:span><text:span text:style-name="T72">Evidence items</text:span><text:span text:style-name="T13"> – select a link </text:span><text:span text:style-name="T52">xxx</text:span></text:p>
            </table:table-cell>
            <table:table-cell table:style-name="Table53.A2" office:value-type="string">
              <text:p text:style-name="P47">A <text:s/>page should refresh <text:s/>displaying the <text:span text:style-name="T30">name</text:span> of the chosen framework created in 3.2.1, <text:span text:style-name="T30">Related Competencies</text:span><text:span text:style-name="T28">,</text:span> <text:span text:style-name="T30">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51">In the Site <text:span text:style-name="T30">Administration</text:span> <text:s text:c="2"/>block &gt; “<text:span text:style-name="T52">Competencies</text:span>” &gt; <text:s/>“<text:span text:style-name="T52">Manage competencies</text:span>” <text:span text:style-name="T52"><text:s/></text:span><text:span text:style-name="T13">&gt;Framework-</text:span><text:span text:style-name="T52"> </text:span><text:span text:style-name="T14">Evidence item</text:span><text:span text:style-name="T13">'s</text:span> <text:span text:style-name="T52">link</text:span><text:span text:style-name="T38"> </text:span><text:span text:style-name="T13">page, click: “Add related competencies” button</text:span></text:p>
            </table:table-cell>
            <table:table-cell table:style-name="Table53.A2" office:value-type="string">
              <text:p text:style-name="P10">A pop up page should appear displaying <text:span text:style-name="T30">Add related competencies, </text:span><text:span text:style-name="T16">a list of related competencies</text:span><text:span text:style-name="T14"> </text:span><text:span text:style-name="T83">Save changes</text:span><text:span text:style-name="T16"> and</text:span><text:span text:style-name="T30"> </text:span><text:span text:style-name="T42">CLOSE</text:span><text:span text:style-name="T30"> </text:span><text:span text:style-name="T45">X</text:span><text:span text:style-name="T31"> </text:span><text:span text:style-name="T16">buttons</text:span><text:span text:style-name="T30"> </text:span></text:p>
            </table:table-cell>
            <table:table-cell table:style-name="Table53.A2" office:value-type="string">
              <text:p text:style-name="P50"/>
            </table:table-cell>
            <table:table-cell table:style-name="Table53.A2" office:value-type="string">
              <text:p text:style-name="P25"/>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2" office:value-type="string">
              <text:p text:style-name="P11">6</text:p>
            </table:table-cell>
            <table:table-cell table:style-name="Table53.A2" office:value-type="string">
              <text:p text:style-name="P51"><text:span text:style-name="T13">On </text:span><text:span text:style-name="T30">Assign new evidence item </text:span><text:span text:style-name="T16">pop up</text:span><text:span text:style-name="T30"> <text:s/></text:span><text:span text:style-name="T16">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51"><text:span text:style-name="T13">On the </text:span><text:span text:style-name="T30">Assign new evidence item </text:span><text:span text:style-name="T16">pop up</text:span><text:span text:style-name="T30"> <text:s/></text:span><text:span text:style-name="T16">page press the</text:span><text:span text:style-name="T30"> </text:span><text:span text:style-name="T16">“</text:span><text:span text:style-name="T83">Save changes</text:span><text:span text:style-name="T16">” 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 Also displayed is a <text:span text:style-name="T38">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new evidence item” button</text:span></text:p>
            </table:table-cell>
            <table:table-cell table:style-name="Table53.A2" office:value-type="string">
              <text:p text:style-name="P10">A pop up page should appear displaying the text <text:span text:style-name="T30">Assign new evidence item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10" office:value-type="float" office:value="9">
              <text:p text:style-name="P11">9</text:p>
            </table:table-cell>
            <table:table-cell table:style-name="Table53.A2" office:value-type="string">
              <text:p text:style-name="P51"><text:span text:style-name="T16">On the </text:span><text:span text:style-name="T30">Assign new evidence item </text:span><text:span text:style-name="T14">&gt; </text:span><text:span text:style-name="T16">Pop up page</text:span><text:span text:style-name="T14">, <text:s/></text:span><text:span text:style-name="T16">click: on “</text:span><text:span text:style-name="T42">CLOSE </text:span><text:span text:style-name="T16">or</text:span><text:span text:style-name="T14"> </text:span><text:span text:style-name="T45">X</text:span><text:span text:style-name="T16"> <text:s/>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0">
              <text:p text:style-name="P11">10</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related competencies” button.</text:span></text:p>
            </table:table-cell>
            <table:table-cell table:style-name="Table53.A2" office:value-type="string">
              <text:p text:style-name="P10">A pop up page should appear displaying the text <text:span text:style-name="T30">Assign related competencies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51"><text:span text:style-name="T13">On the </text:span><text:span text:style-name="T30">Assign related competencies </text:span><text:span text:style-name="T14">&gt; </text:span><text:span text:style-name="T16">Pop up page</text:span><text:span text:style-name="T14">, <text:s/></text:span><text:span text:style-name="T16">click: on “one of the courses in the tree</text:span></text:p>
            </table:table-cell>
            <table:table-cell table:style-name="Table53.A2" office:value-type="string">
              <text:p text:style-name="P25">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51"><text:span text:style-name="T13">On the </text:span><text:span text:style-name="T30">Assign related competencies</text:span><text:span text:style-name="T14">&gt; </text:span><text:span text:style-name="T16">Pop up page</text:span><text:span text:style-name="T14">, <text:s/></text:span><text:span text:style-name="T16">click:on the </text:span><text:span text:style-name="T53">link</text:span><text:span text:style-name="T16"> to the selected course</text:span></text:p>
            </table:table-cell>
            <table:table-cell table:style-name="Table53.A2" office:value-type="string">
              <text:p text:style-name="P27"><text:span text:style-name="T13">The pop up page should disappear <text:s/>displaying the name of the framework, Related Competencies, Evidence Items </text:span><text:span text:style-name="T52">links</text:span><text:span text:style-name="T13"> and Buttons to “Add related competencies”, “Assign new evidence item” and “Return to competency framework”. Also displayed is a </text:span><text:span text:style-name="T38">link</text:span><text:span text:style-name="T13"> to the chosen file under </text:span><text:span text:style-name="T14">Competency framework</text:span><text:span text:style-name="T13">.</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66" text:outline-level="3">Adding course completion (new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30">Administration</text:span> block &gt; “<text:span text:style-name="T52">Competencies</text:span>” <text:s/>&gt; “<text:span text:style-name="T52">Manage competencies</text:span>”</text:p>
            </table:table-cell>
            <table:table-cell table:style-name="Table52.A2" office:value-type="string">
              <text:p text:style-name="P10">The manage competency page should appear <text:s/>displaying a top dropdown menu, amount of Competencies, a filter form, add filter button, Show <text:span text:style-name="T38">Display options link</text:span>, Page <text:span text:style-name="T38">numbers</text:span>, two columns namely <text:s/>selected framework <text:s/>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30">Administration</text:span> block &gt; “<text:span text:style-name="T52">Competencies</text:span>”&gt; <text:s/>“<text:span text:style-name="T52">Manage competencies</text:span>” <text:s/>in the top dropdown menu select Course the framework created in 3.2.1</text:p>
            </table:table-cell>
            <table:table-cell table:style-name="Table52.A2" office:value-type="string">
              <text:p text:style-name="P47">The manage competency <text:s/>page should refresh displaying <text:s/>dropdown menu item changed to the framework created in 3.2.1, amount of Competencies, a filter form, add filter button, <text:span text:style-name="T38">Show Display options link</text:span>, Page <text:span text:style-name="T38">numbers</text:span>, two columns namely the framework created in 3.2.1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30">Administration</text:span> block &gt; “<text:span text:style-name="T52">Competencies</text:span>” &gt; <text:s/>“<text:span text:style-name="T52">Manage competencies</text:span>” &gt; <text:s/>refreshed page click: on the first <text:span text:style-name="T38">link</text:span> under <text:span text:style-name="T28">Evidence items</text:span> or any <text:span text:style-name="T38">link</text:span></text:p>
            </table:table-cell>
            <table:table-cell table:style-name="Table52.A2" office:value-type="string">
              <text:p text:style-name="P47">A <text:s/>page should refresh <text:s/>displaying the <text:span text:style-name="T30">name</text:span> of the page<text:span text:style-name="T38"> </text:span><text:span text:style-name="T30">Related Competencies</text:span>, Evidence Items <text:span text:style-name="T38">links</text:span> and Buttons to “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8">In the Site <text:span text:style-name="T30">Administration</text:span> <text:s text:c="3"/>block &gt; “<text:span text:style-name="T52">Competencies”</text:span> &gt; <text:s/>“<text:span text:style-name="T52">Manage competencies</text:span>” &gt; <text:span text:style-name="T52">framework</text:span><text:span text:style-name="T13">&gt;</text:span><text:span text:style-name="T38"> </text:span><text:span text:style-name="T13">Evidence items &gt;</text:span> <text:span text:style-name="T52">xxx</text:span><text:span text:style-name="T38"> </text:span><text:span text:style-name="T52">page</text:span><text:span text:style-name="T13">, click “Assign new evidence item” button</text:span></text:p>
            </table:table-cell>
            <table:table-cell table:style-name="Table52.A2" office:value-type="string">
              <text:p text:style-name="P10"><text:span text:style-name="T30">Assign new evidence item </text:span><text:span text:style-name="T16">popup</text:span>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8">on <text:span text:style-name="T30">Assign new evidence item </text:span><text:span text:style-name="T16">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43"/>
            </table:table-cell>
            <table:table-cell table:style-name="Table52.A2" office:value-type="string">
              <text:p text:style-name="P43"/>
            </table:table-cell>
            <table:table-cell table:style-name="Table52.A2" office:value-type="string">
              <text:p text:style-name="P42"/>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8"><text:span text:style-name="T16">From the expanded <text:s/>courses tree click on a course and press “</text:span><text:span text:style-name="T42">CLOSE”</text:span><text:span text:style-name="T30"> </text:span><text:span text:style-name="T14">“</text:span><text:span text:style-name="T45">X”</text:span><text:span text:style-name="T31"> </text:span><text:span text:style-name="T16">buttons</text:span><text:span text:style-name="T30"> </text:span></text:p>
            </table:table-cell>
            <table:table-cell table:style-name="Table52.A2" office:value-type="string">
              <text:p text:style-name="P27"><text:span text:style-name="T13">Should see the course appear in the right hand column of the </text:span><text:span text:style-name="T30">Assign new evidence item </text:span><text:span text:style-name="T13">popup</text:span></text:p>
            </table:table-cell>
            <table:table-cell table:style-name="Table52.A2" office:value-type="string">
              <text:p text:style-name="P25"/>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8">
              <text:p text:style-name="P20">8</text:p>
            </table:table-cell>
            <table:table-cell table:style-name="Table52.A2" office:value-type="string">
              <text:p text:style-name="P48">On <text:span text:style-name="T30">Assign new evidence item </text:span><text:span text:style-name="T16">popup click on the course appearing in the right hand column</text:span></text:p>
            </table:table-cell>
            <table:table-cell table:style-name="Table52.A2" office:value-type="string">
              <text:p text:style-name="P27"><text:span text:style-name="T13">The pop up page should disappear <text:s/>displaying the framework created in 3.2.1, as a header, Related Competencies, Evidence Items links and Buttons to “Add related competencies”, “Assign new evidence item” and “Return to competency framework”. Also displayed is a </text:span><text:span text:style-name="T52">link </text:span><text:span text:style-name="T13">to the chosen file under Evidence item .</text:span></text:p>
            </table:table-cell>
            <table:table-cell table:style-name="Table52.A2" office:value-type="string">
              <text:p text:style-name="P27"/>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9">
              <text:p text:style-name="P20">9</text:p>
            </table:table-cell>
            <table:table-cell table:style-name="Table52.A2" office:value-type="string">
              <text:p text:style-name="P52">On the new page, click on: “Return to competency framework “ button</text:p>
            </table:table-cell>
            <table:table-cell table:style-name="Table52.A2" office:value-type="string">
              <text:p text:style-name="P10"><text:span text:style-name="T16">Should be taken to the “Manage</text:span><text:span text:style-name="T30"> </text:span><text:span text:style-name="T16">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66"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30">Administration</text:span> block &gt; <text:span text:style-name="T52">Competencies</text:span> <text:s/>&gt; <text:span text:style-name="T52">Manage competencies</text:span></text:p>
            </table:table-cell>
            <table:table-cell table:style-name="Table54.A2" office:value-type="string">
              <text:p text:style-name="P10">The manage competency page should appear displaying a <text:s/>dropdown menu, amount of Competencies, a filter form, add filter button, <text:span text:style-name="T38">Show Display options link</text:span>, Page <text:span text:style-name="T38">numbers</text:span>, two columns one named according to what the competency is based on and an <text:span text:style-name="T28">Evidence items </text:span>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30">Administration</text:span> block &gt; “<text:span text:style-name="T52">Competencies</text:span>”&gt; <text:s/>“<text:span text:style-name="T52">Manage competencies</text:span>” page click: on the top drop down menu and select the framework created in 3.2.1</text:p>
            </table:table-cell>
            <table:table-cell table:style-name="Table54.A2" office:value-type="string">
              <text:p text:style-name="P47">The manage competency <text:s/>page should refresh displaying the selected framework's <text:s/>dropdown menu, amount of Competencies, a filter form, add filter button, <text:span text:style-name="T38">Show Display options link</text:span>, Page <text:span text:style-name="T38">numbers</text:span>, two columns namely the selected framework <text:s/>and Evidence items, as well as “Export”, <text:s/>“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On the refreshed Selected framework's page click: on the <text:span text:style-name="T38">number</text:span> by the first <text:span text:style-name="T38">link </text:span><text:span text:style-name="T13">or any </text:span><text:span text:style-name="T38">number</text:span><text:span text:style-name="T13"> by any </text:span><text:span text:style-name="T38">link </text:span><text:span text:style-name="T13">under</text:span><text:span text:style-name="T38"> </text:span><text:span text:style-name="T14">Evidence items</text:span><text:span text:style-name="T13"> column</text:span></text:p>
            </table:table-cell>
            <table:table-cell table:style-name="Table54.A2" office:value-type="string">
              <text:p text:style-name="P47">A <text:s/>page should appear <text:s/>displaying the <text:span text:style-name="T30">name</text:span> of the <text:span text:style-name="T30">selected framework</text:span> Related Competencies – displaying <text:span text:style-name="T30">related competencies</text:span><text:span text:style-name="T38"> </text:span><text:span text:style-name="T13">if</text:span><text:span text:style-name="T38"> </text:span><text:span text:style-name="T53">any</text:span> Evidence Items <text:span text:style-name="T38">links</text:span> and Buttons to 'Add related competencies', 'Assign new evidence item' and 'Return to competency framework'</text:p>
            </table:table-cell>
            <table:table-cell table:style-name="Table54.A2" office:value-type="string">
              <text:p text:style-name="P22"/>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59">On the new page click: “Turn editing on” button</text:p>
            </table:table-cell>
            <table:table-cell table:style-name="Table54.A2" office:value-type="string">
              <text:p text:style-name="P47"><text:span text:style-name="T13">The <text:s/>page should refresh <text:s/>displaying the </text:span><text:span text:style-name="T30">name</text:span><text:span text:style-name="T13"> of the </text:span><text:span text:style-name="T30">selected framework </text:span><text:span text:style-name="T16">an editing </text:span><text:span text:style-name="T20">yellow</text:span><text:span text:style-name="T58"> </text:span><text:span text:style-name="T17">icon as well as</text:span><text:span text:style-name="T21"> </text:span><text:span text:style-name="T17">delete icons <text:s/></text:span><text:span text:style-name="T8">X</text:span><text:span text:style-name="T30"> </text:span><text:span text:style-name="T13"><text:s/>Related Competencies – displaying </text:span><text:span text:style-name="T30">related competencies</text:span><text:span text:style-name="T38"> </text:span><text:span text:style-name="T13">if</text:span><text:span text:style-name="T38"> </text:span><text:span text:style-name="T53">any</text:span><text:span text:style-name="T13"> Evidence Items </text:span><text:span text:style-name="T38">links</text:span><text:span text:style-name="T13"> and Buttons to 'Add related competencies', 'Assign new evidence item' and 'Return to competency framework' . </text:span></text:p>
            </table:table-cell>
            <table:table-cell table:style-name="Table54.A2" office:value-type="string">
              <text:p text:style-name="P10"/>
            </table:table-cell>
            <table:table-cell table:style-name="Table54.A2" office:value-type="string">
              <text:p text:style-name="P47"/>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4">page, <text:s/>click on :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8"><text:s/></text:span><text:span text:style-name="T13">Evidence item</text:span><text:span text:style-name="T38"> link </text:span><text:s text:c="2"/>page displaying name of the<text:span text:style-name="T52"> </text:span><text:span text:style-name="T38">link </text:span><text:span text:style-name="T52"><text:s/></text:span><text:span text:style-name="T13">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3">On the refreshed <text:s/>activity buttons page click:on the red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30">The competency XXXXX is no longer related to this competency and a </text:span><text:span text:style-name="T16">“Continue”</text:span><text:span text:style-name="T30">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11"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8">name</text:span> of the page, <text:span text:style-name="T38"><text:s/>Related Competencies</text:span>, Evidence Items <text:span text:style-name="T38">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11"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60" text:outline-level="2">Managing competency templates</text:h>
        <text:h text:style-name="P66"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30">Administration</text:span> block, click: <text:span text:style-name="T53">Competencies</text:span> &gt; <text:span text:style-name="T52">Manage templates</text:span></text:p>
            </table:table-cell>
            <table:table-cell table:style-name="Table55.A2" office:value-type="string">
              <text:p text:style-name="P19">A page should appear displaying a drop down with a competence name on it, <text:s/>“Add new competency template” button and the text: <text:span text:style-name="T15">No </text:span><text:span text:style-name="T15">competency templates defined in this framework</text:span><text:span text:style-name="T27">.</text:span><text:span text:style-name="T36"> </text:span><text:span text:style-name="T12">(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3">, </text:span><text:span text:style-name="T5">Template short 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4</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text:span><text:span text:style-name="T13">competency template page, click: Cancel</text:span></text:p>
            </table:table-cell>
            <table:table-cell table:style-name="Table55.A2" office:value-type="string">
              <text:p text:style-name="P19"><text:s/>Should be returned to the manage template page displaying the 2 headers, (a)<text:span text:style-name="T29"> </text:span><text:span text:style-name="T30">name of template</text:span><text:span text:style-name="T29">, </text:span><text:span text:style-name="T44">Competency template full name, Competency </text:span><text:span text:style-name="T44">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pan><text:span text:style-name="T29"><text:s/></text:span><text:span text:style-name="T13">page, click on: “Add new competency template”</text:span></text:p>
            </table:table-cell>
            <table:table-cell table:style-name="Table55.A2" office:value-type="string">
              <text:p text:style-name="P19">The Add new competency template page should appear displaying page name a General <text:span text:style-name="T59">Template full name*</text:span><text:span text:style-name="T13">, </text:span><text:span text:style-name="T59">Template short </text:span><text:span text:style-name="T59">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competency template” page, click: Save changes</text:span></text:p>
            </table:table-cell>
            <table:table-cell table:style-name="Table55.A2" office:value-type="string">
              <text:p text:style-name="P19">The page should refresh and <text:s text:c="2"/>validations next to <text:span text:style-name="T59">Template full name* </text:span><text:span text:style-name="T13">and </text:span><text:span text:style-name="T59">Template short name* </text:span><text:span text:style-name="T13">with</text:span><text:span text:style-name="T59"> </text:span><text:span text:style-name="T13">the text </text:span><text:span text:style-name="T5">Missing template full name</text:span><text:span text:style-name="T13">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gt; “ Add new competency template” page, populate the fields and click Save changes.</text:span></text:p>
            </table:table-cell>
            <table:table-cell table:style-name="Table55.A2" office:value-type="string">
              <text:p text:style-name="P19"><text:span text:style-name="T13">Should be returned to the manage template page displaying the 2 headers, (a)</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displaying the</text:span><text:span text:style-name="T29"> </text:span><text:span text:style-name="T30">new template</text:span><text:span text:style-name="T29"> </text:span><text:span text:style-name="T13">click: “Return to competency templates” button</text:span></text:p>
            </table:table-cell>
            <table:table-cell table:style-name="Table55.A2" office:value-type="string">
              <text:p text:style-name="P19">Should return to a page displaying a drop down menu , eg: (Qualifications) Competency template header, the <text:span text:style-name="T52">name</text:span> of the new template, <text:s/><text:span text:style-name="T52">number</text:span> of competencies, <text:span text:style-name="T44">date of template</text:span> creation and an “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66"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2">On the <text:span text:style-name="T30">Administration</text:span> block &gt; <text:span text:style-name="T52">Competencies</text:span> &gt; <text:span text:style-name="T52">Manage templates</text:span></text:p>
            </table:table-cell>
            <table:table-cell table:style-name="Table56.A2" office:value-type="string">
              <text:p text:style-name="P19">The Manage templates page <text:s/>should appear displaying a drop down menu with a competency name on it, eg: (course base competency or the framework created on 3.2.1) Competency template header, the <text:span text:style-name="T52">name</text:span> of the new template, <text:span text:style-name="T52">number</text:span> of competencies, <text:span text:style-name="T44">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3">On the </text:span><text:span text:style-name="T30">Administration</text:span><text:span text:style-name="T13"> block &gt; </text:span><text:span text:style-name="T52">Competencies</text:span><text:span text:style-name="T13"> &gt; </text:span><text:span text:style-name="T52">Manage templates </text:span><text:span text:style-name="T13">page, click: on the </text:span><text:span text:style-name="T52">name </text:span><text:span text:style-name="T13">of the newly created template in step 7 on 3.7.1</text:span></text:p>
            </table:table-cell>
            <table:table-cell table:style-name="Table56.A2" office:value-type="string">
              <text:p text:style-name="P19">Should be returned to the manage template page displaying the 2 headers, (a) <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2">On the <text:span text:style-name="T30">Administration</text:span> block &gt; <text:span text:style-name="T52">Competencies</text:span> &gt; <text:span text:style-name="T52">Manage templates</text:span> page, click : on “Turn editing on” button in the top right hand corner above drop down menu</text:p>
            </table:table-cell>
            <table:table-cell table:style-name="Table56.A2" office:value-type="string">
              <text:p text:style-name="P19">The Manage templates page a <text:span text:style-name="T44"><text:s/></text:span><text:s text:c="2"/>should refresh displaying a <text:span text:style-name="T22">yellow</text:span> <text:s text:c="2"/>editing icon by the <text:span text:style-name="T30">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3">On the </text:span><text:span text:style-name="T30">Administration</text:span><text:span text:style-name="T13"> block &gt; </text:span><text:span text:style-name="T52">Competencies </text:span><text:span text:style-name="T13">&gt;</text:span><text:span text:style-name="T52">Manage templates </text:span><text:span text:style-name="T13">page, click: on the </text:span><text:span text:style-name="T22">yellow</text:span><text:span text:style-name="T13"> icon</text:span></text:p>
            </table:table-cell>
            <table:table-cell table:style-name="Table56.A2" office:value-type="string">
              <text:p text:style-name="P19">The editing competency template page should appear <text:s/>displaying <text:s/>a General form with <text:span text:style-name="T59">Template full name*</text:span><text:span text:style-name="T13">, </text:span><text:span text:style-name="T59">Template short name*</text:span><text:span text:style-name="T13">,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30">Edit competency template</text:span> page, click : on “cancel” button</text:p>
            </table:table-cell>
            <table:table-cell table:style-name="Table56.A2" office:value-type="string">
              <text:p text:style-name="P19"><text:span text:style-name="T13">Should be returned to the manage template page displaying the 2 headers, (a)</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34"><text:span text:style-name="T85">XXXXXXXXXX</text:span><text:span text:style-name="T61">XXXXXXXXXXXXX</text:span>X<text:span text:style-name="T84">XXXXXXXXXXXXXXX</text:span><text:span text:style-name="T85">XXXXXXXXXXXX</text:span> <text:span text:style-name="T61">to revisit when I have</text:span> <text:span text:style-name="T84">some answers from dev</text:span></text:p>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3">displaying the 2 headers</text:span> click on the <text:s/><text:span text:style-name="T22">yellow</text:span><text:span text:style-name="T57"> </text:span><text:span text:style-name="T23">icon</text:span></text:p>
            </table:table-cell>
            <table:table-cell table:style-name="Table56.A2" office:value-type="string">
              <text:p text:style-name="P19">The <text:span text:style-name="T30">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30">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3">yellow</text:span><text:span text:style-name="T57"> </text:span><text:span text:style-name="T22">icon</text:span></text:p>
            </table:table-cell>
            <table:table-cell table:style-name="Table56.A2" office:value-type="string">
              <text:p text:style-name="P19">The <text:span text:style-name="T30">Edit competency</text:span> template page should appear <text:s/>displaying <text:s/>the changes made<text:span text:style-name="T13">.</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30">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xt:span><text:span text:style-name="T30">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66"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style-name="Table57.3">
            <table:table-cell table:style-name="Table57.A2" office:value-type="string">
              <text:p text:style-name="P20">2</text:p>
            </table:table-cell>
            <table:table-cell table:style-name="Table57.A2" office:value-type="string">
              <text:p text:style-name="P22">On the <text:span text:style-name="T30">Administration</text:span> block &gt; <text:span text:style-name="T52">Competencies</text:span> &gt;<text:span text:style-name="T52">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52">name</text:span> of the new template, <text:span text:style-name="T52">number</text:span> of competencies, <text:span text:style-name="T44">date of template</text:span> creation and an “Add new competency template” button.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3">On the Manage templates <text:s/>page click on the “Turn editing on” button and click the red </text:span><text:span text:style-name="T6">X </text:span><text:span text:style-name="T16">by the competency template created in</text:span><text:span text:style-name="T13"> Step 7 in 3.7.1</text:span></text:p>
            </table:table-cell>
            <table:table-cell table:style-name="Table57.A2" office:value-type="string">
              <text:p text:style-name="P19">A page should appear with the text: <text:span text:style-name="T44">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6">click </text:span><text:span text:style-name="T16">on the red </text:span><text:span text:style-name="T6">X</text:span></text:p>
            </table:table-cell>
            <table:table-cell table:style-name="Table57.A2" office:value-type="string">
              <text:p text:style-name="P19">A page should appear with the text: <text:span text:style-name="T44">Are you </text:span><text:span text:style-name="T44">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30">The competency template XXXX template and its data have been completely deleted. </text:span><text:span text:style-name="T16">And a continue button</text:span></text:p>
              <text:p text:style-name="P19"/>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3">No competency templates defined in this framework.</text:span></text:p>
            </table:table-cell>
            <table:table-cell table:style-name="Table57.A2" office:value-type="string">
              <text:p text:style-name="Table_20_Contents"/>
            </table:table-cell>
            <table:table-cell table:style-name="Table57.A2" office:value-type="string">
              <text:p text:style-name="P58"/>
            </table:table-cell>
            <table:table-cell table:style-name="Table57.A2" office:value-type="string">
              <text:p text:style-name="Table_20_Contents"/>
            </table:table-cell>
            <table:table-cell table:style-name="Table57.G2" office:value-type="string">
              <text:p text:style-name="P54"/>
              <text:p text:style-name="Table_20_Contents"/>
            </table:table-cell>
          </table:table-row>
        </table:table>
        <text:p text:style-name="P3"/>
        <text:h text:style-name="P66"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2">On the <text:span text:style-name="T30">Administration</text:span> block &gt; <text:span text:style-name="T52">Competencies</text:span> &gt;<text:span text:style-name="T52">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52">Template link</text:span> <text:s/>under <text:span text:style-name="T28">Competency template</text:span> or create one from the scratch.</text:p>
            </table:table-cell>
            <table:table-cell table:style-name="Table58.A2" office:value-type="string">
              <text:p text:style-name="P19">Should be returned to a page displaying the 2 headers, (a) <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pan text:style-name="T30"><text:s/>name of template</text:span><text:span text:style-name="T13"> click: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 Drag here to assign</text:span><text:span text:style-name="T47">,</text:span><text:span text:style-name="T30"> </text:span><text:span text:style-name="T16">a list of <text:s/>competencies, </text:span><text:span text:style-name="T14"><text:s/></text:span><text:span text:style-name="T55">Save changes</text:span><text:span text:style-name="T16">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2">CLOSE </text:span><text:span text:style-name="T16">or</text:span><text:span text:style-name="T30"> </text:span><text:span text:style-name="T45">X </text:span><text:span text:style-name="T17">buttons</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3">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text:span><text:span text:style-name="T47">, </text:span><text:span text:style-name="T50">Drag here to assign</text:span><text:span text:style-name="T47">,</text:span><text:span text:style-name="T30"> </text:span><text:span text:style-name="T16">a list of <text:s/>competencies</text:span><text:span text:style-name="T14"> “</text:span><text:span text:style-name="T16">Save changes”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55">Save changes</text:span><text:span text:style-name="T45"> </text:span><text:span text:style-name="T17">button</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51">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55">Save change</text:span><text:span text:style-name="T42">s</text:span><text:span text:style-name="T45"> </text:span><text:span text:style-name="T17">button</text:span></text:p>
            </table:table-cell>
            <table:table-cell table:style-name="Table58.A2" office:value-type="string">
              <text:p text:style-name="P19">The pop up page should disappear revealing the page displaying the 2 headers, (a)<text:span text:style-name="T30"> 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 as well as the </text:span><text:span text:style-name="T52">newly</text:span><text:span text:style-name="T13">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60" text:outline-level="2">Managing position frameworks</text:h>
        <text:h text:style-name="P66" text:outline-level="3">Adding a position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30">Administration</text:span> block, click: <text:span text:style-name="T52">Positions</text:span> &gt; <text:span text:style-name="T52">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30">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6">On the “<text:span text:style-name="T30">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30">Add new position framework</text:span>” page, click on the "Cancel" button without populating the form.</text:p>
            </table:table-cell>
            <table:table-cell table:style-name="Table36.A2" office:value-type="string">
              <text:p text:style-name="P46">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6">On the "Positions" &gt; "Manage <text:s/>frameworks" page, click on the “<text:span text:style-name="T30">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2">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8" office:value-type="float" office:value="7">
              <text:p text:style-name="P20">7</text:p>
            </table:table-cell>
            <table:table-cell table:style-name="Table36.A2" office:value-type="string">
              <text:p text:style-name="P46">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67" text:outline-level="3">Editing a position framework </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30">Administration</text:span> block, click: <text:span text:style-name="T52">Positions </text:span>&gt; <text:span text:style-name="T52">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pan text:style-name="T55">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61">yellow</text:span> 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61">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he values in the form and press the "Save"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61">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61">yellow</text:span> cog) by any positi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67" text:outline-level="3">Deleting a position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30">Administration</text:span> block, click: <text:span text:style-name="T52">Positions</text:span> &gt; <text:span text:style-name="T52">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bar, press the "Turn editing on" button</text:p>
            </table:table-cell>
            <table:table-cell table:style-name="Table3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text:span text:style-name="T6"> X</text:span>) by one of <text:s/>the newly created position</text:p>
            </table:table-cell>
            <table:table-cell table:style-name="Table38.A2" office:value-type="string">
              <text:p text:style-name="P19">The page should be updated with a confirmation message 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text:span text:style-name="T6"> X</text:span>) for the same postion</text:p>
            </table:table-cell>
            <table:table-cell table:style-name="Table38.A2" office:value-type="string">
              <text:p text:style-name="P19">The page should be updated with a confirmation message 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30">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67" text:outline-level="3">Reordering position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30">Administration</text:span> block, click: <text:span text:style-name="T52">Positions</text:span> &gt; <text:span text:style-name="T52">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5">down arrow </text:span>("<text:span text:style-name="T55">Move down</text:span>") and <text:span text:style-name="T55">up arrow</text:span> ("<text:span text:style-name="T55">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and view the contents of the drop-down boxes.</text:p>
            </table:table-cell>
            <table:table-cell table:style-name="Table39.A2" office:value-type="string">
              <text:p text:style-name="P19">The ordering of frameworks should be the same as ordered on 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60" text:outline-level="2">Managing positions</text:h>
        <text:h text:style-name="P66"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30">Administration</text:span> block, click: <text:span text:style-name="T52">Positions</text:span> &gt; <text:span text:style-name="T52">Manage frameworks</text:span>, create a new position framework and then click on the name of the new framework.</text:p>
            </table:table-cell>
            <table:table-cell table:style-name="Table40.A2" office:value-type="string">
              <text:p text:style-name="P19">The "Positions" &gt; "Manage positions" page should appear with the heading "<text:span text:style-name="T30">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6">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6">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30">Positions</text:span>". There should also be a "New filter" fieldset, a "<text:span text:style-name="T52">Show Display Options</text:span>" link, the 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6">Click on the "Add a new depth level" button. </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6">Fill in the form and press the "Save changes" button.</text:p>
            </table:table-cell>
            <table:table-cell table:style-name="Table40.A2" office:value-type="string">
              <text:p text:style-name="P19">Same results as Step 6 except the new depth level should appear as a 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6">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6">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66"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30">Administration</text:span> block, click: <text:span text:style-name="T52">Positions</text:span> &gt; <text:span text:style-name="T52">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2.1 or a framework <text:s/>with depth levels</text:p>
            </table:table-cell>
            <table:table-cell table:style-name="Table41.A2" office:value-type="string">
              <text:p text:style-name="P43">The page should be updated with framework created in Script 3.2.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5">Edit</text:span>," "Custom fields," and "<text:span text:style-name="T6">X</text:span>") appearing to the right of the depth level names. Also, a column header named "<text:span text:style-name="T28">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X</text:span>") to the right of the <text:s text:c="2"/>highest depth level (i.e., the last depth level created in Script 3.2.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30">The depth level</text:span> <text:span text:style-name="T30">XXXXX</text:span> <text:span text:style-name="T30">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66"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30">Administration</text:span> block, click: <text:span text:style-name="T52">Positions</text:span> &gt; <text:span text:style-name="T52">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down menu at the top of the page and select the framework created in Script 3.2.1.</text:p>
            </table:table-cell>
            <table:table-cell table:style-name="Table42.A2" office:value-type="string">
              <text:p text:style-name="P19">The page should be updated with framework created in Script 3.2.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6">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6">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a new position" button. Fill in the word "Test item 1 fullname" in the Organisation fullname field, "Test item 1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6">Should be returned back to the "Positions" &gt; "Manage positions" page. The new position should appear in the table under the top depth level. The shortname of the new position ("<text:span text:style-name="T52">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word "Test item 2 fullname" in the Organisation fullname field, "Test item 2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6">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67"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30">Administration</text:span> block, click: <text:span text:style-name="T52">Positions</text:span> &gt; <text:span text:style-name="T52">Manage positions</text:span></text:p>
            </table:table-cell>
            <table:table-cell table:style-name="Table44.A2" office:value-type="string">
              <text:p text:style-name="P19">The "Positions" &gt; "Manage positions" page should appear. The default position framework's hierarchy should load, prepopulated with 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in Script 3.2.1.</text:p>
            </table:table-cell>
            <table:table-cell table:style-name="Table44.A2" office:value-type="string">
              <text:p text:style-name="P19">The framework created in Script 3.2.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Organisation framework" field should be non-editable and display the name of the framework. The "Parent position" should be a drop-down containing three values, <text:s/>"Top" and the shortnames name of the two positions created in Script 3.2.4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button.</text:p>
            </table:table-cell>
            <table:table-cell table:style-name="Table44.A2" office:value-type="string">
              <text:p text:style-name="P46">Same as Step 3 except the new position shortname ("Test item 3 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6">Same as Step 4 except the new position shortname ("<text:span text:style-name="T52">Test item 4 shortname</text:span>") should appear as a hyper link under the column for the lower depth level and on a row immediately beneath the position selected in Step 8 ("<text:span text:style-name="T52">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67"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30">Administration</text:span> block, click: <text:span text:style-name="T52">Positions</text:span> &gt; <text:span text:style-name="T52">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2.1.</text:p>
            </table:table-cell>
            <table:table-cell table:style-name="Table45.A2" office:value-type="string">
              <text:p text:style-name="P19">The framework created in Script 3.2.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5</text:p>
            </table:table-cell>
            <table:table-cell table:style-name="Table45.A2" office:value-type="string">
              <text:p text:style-name="P19">Click on the "<text:span text:style-name="T61">Edit</text:span>" icon (the cog shape) to the right of one of the positions named "<text:span text:style-name="T52">Test item 4 shortname</text:span>".</text:p>
            </table:table-cell>
            <table:table-cell table:style-name="Table45.A2" office:value-type="string">
              <text:p text:style-name="P19">The "Positions" &gt; "Manage positions" &gt; "Edit position" should appear with a form. The "Organisation framework" field should be non-editable and display the name of the framework. The "Parent position" field should display <text:s/>the name of the parent position ("Top" if the <text:s text:c="2"/>position is on the top-level). Editable fields should be "Organisation full name," "Organisation short name," "Organisa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Return to position framework" button.</text:p>
            </table:table-cell>
            <table:table-cell table:style-name="Table45.A2" office:value-type="string">
              <text:p text:style-name="P46">Same as Step 4 except the different position shortname ("<text:span text:style-name="T52">Test item 4 shortname revised</text:span>") 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66" text:outline-level="3">Deleting a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30">Administration</text:span> block, click: <text:span text:style-name="T52">Positions</text:span> &gt; <text:span text:style-name="T52">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2.1.</text:p>
            </table:table-cell>
            <table:table-cell table:style-name="Table46.A2" office:value-type="string">
              <text:p text:style-name="P19">The framework created in Script 3.2.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 "<text:span text:style-name="T6">X</text:span>") to the right of the position named "<text:span text:style-name="T52">Test item 4 shortname 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shortname revised",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X</text:span>") to the right of the position named "<text:span text:style-name="T52">Test item 4 shortname 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 "<text:span text:style-name="T6">X</text:span>") to the right of the position named "<text:span text:style-name="T52">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1 shortname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52">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66"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30">Administration</text:span> block, click: <text:span text:style-name="T52">Positions</text:span> &gt; <text:span text:style-name="T52">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2.1.</text:p>
            </table:table-cell>
            <table:table-cell table:style-name="Table47.A2" office:value-type="string">
              <text:p text:style-name="P19">The framework created in Script 3.2.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61">Edit</text:span>," "Custom fields," and "<text:span text:style-name="T6">X</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shortname" for the "Organisation shortname" field, "Item 3 fullname" for the "Organisation fullname" field), and click on the "Save changes" button.</text:p>
            </table:table-cell>
            <table:table-cell table:style-name="Table47.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52">Item 3 shortname</text:span>" should appear below the position "<text:span text:style-name="T52">Item 2 shortname</text:span>." In the "<text:span text:style-name="T28">Settings</text:span>" column, a <text:span text:style-name="T55">down</text:span> <text:span text:style-name="T55">arrow </text:span>should appear in the row containing the "<text:span text:style-name="T52">Item 2 shortname</text:span>" position and an <text:span text:style-name="T55">up arrow </text:span>should appear in the row containing the "<text:span text:style-name="T52">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52">Item 2</text:span></text:p>
            </table:table-cell>
            <table:table-cell table:style-name="Table47.A2" office:value-type="string">
              <text:p text:style-name="P19">The page should update with the "<text:span text:style-name="T52">Item 3</text:span> position" appearing above the "<text:span text:style-name="T52">Item 2</text:span> position." In the "<text:span text:style-name="T28">Settings</text:span>" column, a <text:span text:style-name="T55">down arrow</text:span> should appear in the row containing the "<text:span text:style-name="T52">Item 3 shortname</text:span>" position and an <text:span text:style-name="T55">up arrow</text:span> should appear in the row containing the "<text:span text:style-name="T52">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52">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Organisation shortname" field, "Item 4 fullname" for the "Organisation fullname"</text:p>
            </table:table-cell>
            <table:table-cell table:style-name="Table47.A2" office:value-type="string">
              <text:p text:style-name="P19">Same as Step 5 except the new position "<text:span text:style-name="T52">Item 4 shortname</text:span>" should appear below the position "<text:span text:style-name="T52">Item 3 shortname</text:span>." In the "<text:span text:style-name="T28">Setting</text:span>" column, a <text:span text:style-name="T55">down arrow</text:span> should appear in the row containing the "<text:span text:style-name="T52">Item 2</text:span> <text:span text:style-name="T52">shortname</text:span>" position; <text:span text:style-name="T16">an</text:span><text:span text:style-name="T55"> up arrow</text:span> and a <text:span text:style-name="T55">down arrow</text:span> should appear in the row containing the "<text:span text:style-name="T52">Item 3 shortname</text:span>" position, and an up<text:span text:style-name="T55"> arrow </text:span>should appear in <text:soft-page-break/>the row contianing the "<text:span text:style-name="T52">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66" text:outline-level="3">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30">Administration</text:span> block, click: <text:span text:style-name="T52">Positions</text:span> &gt; <text:span text:style-name="T52">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and select the framework created in Script 3.2.1.</text:p>
            </table:table-cell>
            <table:table-cell table:style-name="Table48.A2" office:value-type="string">
              <text:p text:style-name="P19">The framework created in Script 3.2.1 should 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Delete</text:span>," "<text:span text:style-name="T55">Move up</text:span>" and "<text:span text:style-name="T55">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30">Position depth custom fields</text:span>" page should appear displaying: The name of the Organisation framework, the name of the depth level, a "Miscellaneous" category of custom fields, the message "<text:span text:style-name="T70">No fields have been defined</text:span>,"(<text:span text:style-name="T5">when there is no field creat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66"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30">Administration</text:span> block, click: <text:span text:style-name="T52">Positions</text:span> &gt; <text:span text:style-name="T52">Manage positions</text:span></text:p>
            </table:table-cell>
            <table:table-cell table:style-name="Table49.A2" office:value-type="string">
              <text:p text:style-name="P19">The "Positions" &gt; "Manage frameworks" page should appear displaying the default position framework ("<text:span text:style-name="T52">General Positions</text:span>") or in this case the position framework created in 3.2.1</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3">
              <text:p text:style-name="P20">3</text:p>
            </table:table-cell>
            <table:table-cell table:style-name="Table49.A2" office:value-type="string">
              <text:p text:style-name="P19">Click on the <text:s/>framework <text:s/>created in 3.2.1</text:p>
            </table:table-cell>
            <table:table-cell table:style-name="Table49.A2" office:value-type="string">
              <text:p text:style-name="P19">A different “Manage positions” page should appear displaying the framework in a dropdown menu, a <text:span text:style-name="T86">New filter</text:span> set, <text:span text:style-name="T52">Show Display Options, </text:span><text:span text:style-name="T13">as well as</text:span><text:span text:style-name="T52"> </text:span><text:span text:style-name="T13">positions</text:span><text:span text:style-name="T52"> </text:span><text:span text:style-name="T13">an “Export” <text:s/>“Add new position”, and “Add new depth level buttons.</text:spa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4">
              <text:p text:style-name="P20">4</text:p>
            </table:table-cell>
            <table:table-cell table:style-name="Table49.A2" office:value-type="string">
              <text:p text:style-name="P19">In the "New filter" fieldset, enter the word "Demonstrate" or <text:s/>“Manager” (or for this testing purpose enter the first 4 letters of a position's name) in the "filter name field"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description "Fullname or shortname contains Demonstrate or the text entered previously in the filter name field," a "Remove selected" 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5">
              <text:p text:style-name="P20">5</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6">
              <text:p text:style-name="P20">6</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7">
              <text:p text:style-name="P20">7</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66"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30">Administration</text:span> block, click: <text:span text:style-name="T52">Positions</text:span> &gt; <text:span text:style-name="T52">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7" office:value-type="float" office:value="6">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60" text:outline-level="2">Assigning users to positions</text:h>
        <text:h text:style-name="P66"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30">Administration</text:span> block, click: <text:span text:style-name="T52">Users </text:span><text:span text:style-name="T13">&gt; </text:span><text:span text:style-name="T52">Accounts</text:span> &gt; <text:span text:style-name="T52">Browse list of </text:span><text:span text:style-name="T52">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under the "<text:span text:style-name="T55">First name</text:span>" / "<text:span text:style-name="T55">Surname</text:span>" column) </text:p>
            </table:table-cell>
            <table:table-cell table:style-name="Table51.A2" office:value-type="string">
              <text:p text:style-name="P19">The user profile page for the user should appear. Several tabs should appear, including the "<text:span text:style-name="T55">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5">Positions</text:span>" tab</text:p>
            </table:table-cell>
            <table:table-cell table:style-name="Table51.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or chosen 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or chosen <text:s/>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This has to be <text:s/>assigned in <text:span text:style-name="T52">Users</text:span> &gt;<text:span text:style-name="T52">Permissions</text:span>&gt;<text:span text:style-name="T52">Assign System roles </text:span><text:span text:style-name="T13">before a manager can be assigned</text:span></text:p>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66"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8">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30">Administration</text:span> block, click: <text:span text:style-name="T52">Users </text:span><text:span text:style-name="T13">&gt; </text:span><text:span text:style-name="T52">Accounts </text:span>&gt; <text:span text:style-name="T52">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5">First name</text:span>" / "<text:span text:style-name="T55">Surname</text:span>" column) </text:p>
            </table:table-cell>
            <table:table-cell table:style-name="Table59.A2" office:value-type="string">
              <text:p text:style-name="P19">The user profile page for the user should appear. Several tabs should appear, including the "<text:span text:style-name="T55">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5">Positions</text:span>" tab</text:p>
            </table:table-cell>
            <table:table-cell table:style-name="Table59.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position</text:p>
            </table:table-cell>
            <table:table-cell table:style-name="Table59.A2" office:value-type="string">
              <text:p text:style-name="P19">The page should refresh displaying "<text:span text:style-name="T79">Primary position</text:span>," "<text:span text:style-name="T79">Secondary </text:span><text:span text:style-name="T79">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30">Choose position, </text:span><text:span text:style-name="T16">a list </text:span><text:span text:style-name="T16">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43">On the pop up screen choose a position</text:p>
            </table:table-cell>
            <table:table-cell table:style-name="Table59.A2" office:value-type="string">
              <text:p text:style-name="P19">The pop up screen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52">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52">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continue </text:p>
            </table:table-cell>
            <table:table-cell table:style-name="Table59.A2" office:value-type="string">
              <text:p text:style-name="P42"/>
            </table:table-cell>
            <table:table-cell table:style-name="Table59.G2" office:value-type="string">
              <text:p text:style-name="P42"/>
            </table:table-cell>
          </table:table-row>
        </table:table>
        <text:p text:style-name="P5"/>
        <text:h text:style-name="P66"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30">Administration</text:span> block, click: <text:span text:style-name="T52">Users </text:span><text:span text:style-name="T13">&gt; </text:span><text:span text:style-name="T52">Accounts </text:span>&gt; <text:span text:style-name="T52">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5">First name</text:span>" / "<text:span text:style-name="T55">Surname</text:span>" column) </text:p>
            </table:table-cell>
            <table:table-cell table:style-name="Table60.A2" office:value-type="string">
              <text:p text:style-name="P19">The user profile page for the user should appear. Several tabs should appear, including the "<text:span text:style-name="T55">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4</text:p>
            </table:table-cell>
            <table:table-cell table:style-name="Table60.A2" office:value-type="string">
              <text:p text:style-name="P19">Click on the "<text:span text:style-name="T55">Positions</text:span>" tab</text:p>
            </table:table-cell>
            <table:table-cell table:style-name="Table60.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79">Primary position</text:span>," "<text:span text:style-name="T79">Secondary 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43">On the pop up screen choose a position</text:p>
            </table:table-cell>
            <table:table-cell table:style-name="Table60.A2" office:value-type="string">
              <text:p text:style-name="P19">The pop up screen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52">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52">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60" text:outline-level="2">Managing activity completion</text:h>
        <text:h text:style-name="P66" text:outline-level="3">Configuring activity completion for a course</text:h>
        <text:h text:style-name="P60" text:outline-level="2">Managing course completion</text:h>
        <text:h text:style-name="P66"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30">Administration</text:span> block, click: on <text:span text:style-name="T52">Courses</text:span> &gt; <text:span text:style-name="T52">Add/edit courses</text:span></text:p>
            </table:table-cell>
            <table:table-cell table:style-name="Table61.A2" office:value-type="string">
              <text:p text:style-name="P19">A page should appear called Course categories, displaying course categories with <text:span text:style-name="T52">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30">Course category</text:span> page, click on a course</text:p>
            </table:table-cell>
            <table:table-cell table:style-name="Table61.A2" office:value-type="string">
              <text:p text:style-name="P19">A page should appear displayiing the Course name on a dropdown menu <text:span text:style-name="T52">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on <text:s/><text:span text:style-name="T52">Assign roles</text:span></text:p>
            </table:table-cell>
            <table:table-cell table:style-name="Table61.A2" office:value-type="string">
              <text:p text:style-name="P19">A page should appear displaying 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52">name</text:span> of your course next to greyed out <text:span text:style-name="T47">Roles</text:span></text:p>
            </table:table-cell>
            <table:table-cell table:style-name="Table61.A2" office:value-type="string">
              <text:p text:style-name="P19">This should take you back to the course <text:span text:style-name="T52">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52">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52">name</text:span> page click on any of the sub-categories <text:s/><text:span text:style-name="T52">links </text:span><text:span text:style-name="T13">or on</text:span><text:span text:style-name="T52"> the course </text:span><text:span text:style-name="T13">(</text:span><text:span text:style-name="T5">where there is no sub category</text:span><text:span text:style-name="T13">)</text:span></text:p>
            </table:table-cell>
            <table:table-cell table:style-name="Table61.A2" office:value-type="string">
              <text:p text:style-name="P19"><text:span text:style-name="T13">The sub-category or the course's page should refresh displaying an </text:span><text:span text:style-name="T52">Assign roles</text:span><text:span text:style-name="T13"> link, a dropdown menu, </text:span><text:span text:style-name="T52">name of the course</text:span><text:span text:style-name="T13">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3">On the refreshed chosen sub-category or course page, click: on <text:s/></text:span><text:span text:style-name="T52">name of </text:span><text:span text:style-name="T52">the course</text:span></text:p>
            </table:table-cell>
            <table:table-cell table:style-name="Table61.A2" office:value-type="string">
              <text:p text:style-name="P43"><text:span text:style-name="T60"><text:s/></text:span><text:span text:style-name="T13">The </text:span><text:span text:style-name="T52">course</text:span><text:span text:style-name="T13"> page should <text:s text:c="2"/>open displaying a </text:span><text:span text:style-name="T13">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3">The</text:span><text:span text:style-name="T60"> </text:span><text:span text:style-name="T52">course</text:span><text:span text:style-name="T60"> </text:span><text:span text:style-name="T13">page, click on: </text:span><text:span text:style-name="T52">Completion</text:span></text:p>
            </table:table-cell>
            <table:table-cell table:style-name="Table61.A2" office:value-type="string">
              <text:p text:style-name="P43"><text:span text:style-name="T13">Should be taken to the</text:span><text:span text:style-name="T29"> </text:span><text:span text:style-name="T30">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30">Edit Course Completion Settings</text:span> page, edit the necessary fields and click on : Save changes button</text:p>
            </table:table-cell>
            <table:table-cell table:style-name="Table61.A2" office:value-type="string">
              <text:p text:style-name="P43"><text:span text:style-name="T13">Should be taken to</text:span><text:span text:style-name="T60"> <text:s/></text:span><text:span text:style-name="T13">The </text:span><text:span text:style-name="T52">course</text:span><text:span text:style-name="T13">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43"/>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66"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9">User</text:span> titled page click on the <text:span text:style-name="T52">Activity reports</text:span></text:p>
            </table:table-cell>
            <table:table-cell table:style-name="Table63.A2" office:value-type="string">
              <text:p text:style-name="P30">The page should refresh with more <text:span text:style-name="T29">tabs</text:span> including <text:span text:style-name="T29">Course completion</text:span></text:p>
            </table:table-cell>
            <table:table-cell table:style-name="Table63.A2" office:value-type="string">
              <text:p text:style-name="Table_20_Contents"/>
            </table:table-cell>
            <table:table-cell table:style-name="Table63.E4" office:value-type="string">
              <text:p text:style-name="P41"/>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9">User</text:span> titled page click on the <text:span text:style-name="T34">Course </text:span><text:span text:style-name="T34">completion tab</text:span></text:p>
            </table:table-cell>
            <table:table-cell table:style-name="Table63.A2" office:value-type="string">
              <text:p text:style-name="P30">The page should refresh with another title called <text:span text:style-name="T29">Courses completed </text:span><text:span text:style-name="T13">or</text:span><text:span text:style-name="T29"> Course not started </text:span><text:span text:style-name="T13">displaying all the user's completed </text:span><text:span text:style-name="T52">courses</text:span></text:p>
            </table:table-cell>
            <table:table-cell table:style-name="Table63.A2" office:value-type="string">
              <text:p text:style-name="Table_20_Contents"/>
            </table:table-cell>
            <table:table-cell table:style-name="Table6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5</text:p>
            </table:table-cell>
            <table:table-cell table:style-name="Table63.A2" office:value-type="string">
              <text:p text:style-name="P19">On the refreshed <text:s/><text:span text:style-name="T30">Courses completed</text:span><text:span text:style-name="T34"> </text:span><text:span text:style-name="T16">page, click on a course</text:span></text:p>
            </table:table-cell>
            <table:table-cell table:style-name="Table63.A2" office:value-type="string">
              <text:p text:style-name="P30">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30">Should be taken back to the refreshed <text:s/><text:span text:style-name="T30">Courses completed</text:span><text:span text:style-name="T29"> </text:span><text:span text:style-name="T13">or</text:span><text:span text:style-name="T29"> </text:span><text:span text:style-name="T30">Course not started</text:span><text:span text:style-name="T29"> </text:span><text:span text:style-name="T13">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0">Courses completed </text:span><text:span text:style-name="T16">page, click on </text:span><text:span text:style-name="T53">Detail View</text:span><text:span text:style-name="T16"> link for the course</text:span></text:p>
            </table:table-cell>
            <table:table-cell table:style-name="Table6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30"/>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he course </text:span></text:p>
            </table:table-cell>
            <table:table-cell table:style-name="Table63.A2" office:value-type="string">
              <text:p text:style-name="P30">Should be taken to the <text:span text:style-name="T13">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4"/>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63" text:outline-level="4"/>
        <text:h text:style-name="P64" text:outline-level="4"><text:span text:style-name="T49">3.12.2.2</text:span> <text:span text:style-name="T44">Tracking Learner progress using course completion (</text:span><text:span text:style-name="T5">When there is demo data</text:span><text:span text:style-name="T44">)</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Name</text:span></text:p>
            </table:table-cell>
            <table:table-cell table:style-name="Table8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9">User</text:span> titled page click on the <text:span text:style-name="T52">Activity reports</text:span></text:p>
            </table:table-cell>
            <table:table-cell table:style-name="Table83.A2" office:value-type="string">
              <text:p text:style-name="P30">The page should refresh with more <text:span text:style-name="T30">tabs</text:span><text:span text:style-name="T28"> </text:span>including <text:span text:style-name="T30">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4">
              <text:p text:style-name="P20">4</text:p>
            </table:table-cell>
            <table:table-cell table:style-name="Table83.A2" office:value-type="string">
              <text:p text:style-name="P19">On the refreshed <text:span text:style-name="T29">User</text:span> titled page click on the <text:span text:style-name="T30">Course completion tab</text:span></text:p>
            </table:table-cell>
            <table:table-cell table:style-name="Table83.A2" office:value-type="string">
              <text:p text:style-name="P30">The page should refresh with another title called <text:span text:style-name="T30">Courses completed</text:span><text:span text:style-name="T29"> </text:span><text:span text:style-name="T13">or</text:span><text:span text:style-name="T29"> <text:s/></text:span><text:span text:style-name="T30">Courses not yet started</text:span><text:span text:style-name="T29"> </text:span><text:span text:style-name="T13">displaying all the user's completed and uncompleted <text:s/></text:span><text:span text:style-name="T52">courses</text:span></text:p>
            </table:table-cell>
            <table:table-cell table:style-name="Table83.A2" office:value-type="string">
              <text:p text:style-name="Table_20_Contents"/>
            </table:table-cell>
            <table:table-cell table:style-name="Table8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P19">On the refreshed <text:s/><text:span text:style-name="T30">Courses completed </text:span><text:span text:style-name="T16">or </text:span><text:span text:style-name="T30"><text:s/></text:span><text:span text:style-name="T34"><text:s/></text:span><text:span text:style-name="T16">page, click on a course</text:span></text:p>
            </table:table-cell>
            <table:table-cell table:style-name="Table83.A2" office:value-type="string">
              <text:p text:style-name="P30">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30">Should be taken back to the refreshed <text:s/><text:span text:style-name="T30">Courses completed</text:span><text:span text:style-name="T29"> </text:span><text:span text:style-name="T13">or</text:span><text:span text:style-name="T29"> </text:span><text:span text:style-name="T30">not yet started</text:span><text:span text:style-name="T29">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0">Courses completed</text:span><text:span text:style-name="T34"> </text:span><text:span text:style-name="T16">page, click on </text:span><text:span text:style-name="T53">Detail View</text:span><text:span text:style-name="T16"> link for the course</text:span></text:p>
            </table:table-cell>
            <table:table-cell table:style-name="Table8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30"/>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8">
              <text:p text:style-name="P20">8</text:p>
            </table:table-cell>
            <table:table-cell table:style-name="Table8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he course </text:span></text:p>
            </table:table-cell>
            <table:table-cell table:style-name="Table83.A2" office:value-type="string">
              <text:p text:style-name="P30">Should be taken to the <text:span text:style-name="T13">course's weekly outline page displaying the various features associated with the course.</text:span></text:p>
            </table:table-cell>
            <table:table-cell table:style-name="Table83.A2" office:value-type="string">
              <text:p text:style-name="Table_20_Contents"/>
            </table:table-cell>
            <table:table-cell table:style-name="Table83.A2" office:value-type="string">
              <text:p text:style-name="P24"/>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9">
              <text:p text:style-name="P20">9</text:p>
            </table:table-cell>
            <table:table-cell table:style-name="Table83.A2" office:value-type="string">
              <text:p text:style-name="P19">On The <text:s/><text:span text:style-name="T77">All sessions</text:span><text:span text:style-name="T78"> </text:span><text:span text:style-name="T16">page select a location from the dropdown menu and click “Show by location”</text:span></text:p>
            </table:table-cell>
            <table:table-cell table:style-name="Table83.A2" office:value-type="string">
              <text:p text:style-name="P30">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0">
              <text:p text:style-name="P20">10</text:p>
            </table:table-cell>
            <table:table-cell table:style-name="Table83.A2" office:value-type="string">
              <text:p text:style-name="P19"><text:span text:style-name="T16">On The <text:s/></text:span><text:span text:style-name="T77">All sessions</text:span><text:span text:style-name="T78"> </text:span><text:span text:style-name="T16">page <text:s/>click on: “</text:span><text:span text:style-name="T53">Attendees</text:span><text:span text:style-name="T16">” by any of the sessions.</text:span></text:p>
            </table:table-cell>
            <table:table-cell table:style-name="Table83.A2" office:value-type="string">
              <text:p text:style-name="P30">Should be taken to the <text:s/><text:span text:style-name="T77">Attendees'</text:span><text:span text:style-name="T78"> </text:span><text:span text:style-name="T13">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2">
              <text:p text:style-name="P20">12</text:p>
            </table:table-cell>
            <table:table-cell table:style-name="Table83.A2" office:value-type="string">
              <text:p text:style-name="P19">On the <text:span text:style-name="T77">Attendees'</text:span><text:span text:style-name="T78"> </text:span><text:span text:style-name="T16">page click on the link: </text:span><text:span text:style-name="T53">Go back</text:span></text:p>
            </table:table-cell>
            <table:table-cell table:style-name="Table83.A2" office:value-type="string">
              <text:p text:style-name="P30">Should be take to the <text:s/><text:span text:style-name="T77">All sessions</text:span><text:span text:style-name="T78">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3">
              <text:p text:style-name="P20">13</text:p>
            </table:table-cell>
            <table:table-cell table:style-name="Table83.A2" office:value-type="string">
              <text:p text:style-name="P19">On the <text:span text:style-name="T77">All sessions</text:span><text:span text:style-name="T78"> </text:span><text:span text:style-name="T16">page, click on the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4">
              <text:p text:style-name="P20">14</text:p>
            </table:table-cell>
            <table:table-cell table:style-name="Table83.A2" office:value-type="string">
              <text:p text:style-name="P19">On the <text:span text:style-name="T77">All sessions</text:span><text:span text:style-name="T78"> </text:span><text:span text:style-name="T16">page, click on the menu <text:s/>select the next option then click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61" text:outline-level="2">Managing course competencies</text:h>
        <text:p text:style-name="P5"/>
        <text:h text:style-name="P66"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30">Administration</text:span> block, click: <text:span text:style-name="T52">Competencies </text:span>&gt; <text:span text:style-name="T52">Manage competencies</text:span></text:p>
            </table:table-cell>
            <table:table-cell table:style-name="Table62.A2" office:value-type="string">
              <text:p text:style-name="P19">The "Competencies" &gt; "Manage 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30">Course name</text:span>, <text:span text:style-name="T30">Related Competencies</text:span>, <text:span text:style-name="T30">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52">link</text:span> under <text:span text:style-name="T28">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check <text:s/>boxes ( some with <text:s/>a dotted tick)</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43">A text field as well as a red “<text:span text:style-name="T6">X</text:span>” should appear by the dotted checked box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checkbox displaying the <text:s/>field “Save and Cancel”<text:span text:style-name="T52"> </text:span><text:span text:style-name="T13">buttons click on the “Save”</text:span><text:span text:style-name="T5"> </text:span><text:span text:style-name="T13">button</text:span><text:span text:style-name="T52"> </text:span></text:p>
            </table:table-cell>
            <table:table-cell table:style-name="Table62.A2" office:value-type="string">
              <text:p text:style-name="P43">The text field as well as the Save and <text:span text:style-name="T38">Cancel</text:span> buttons should disappear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43">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19">By the checkbox displaying the text field, <text:span text:style-name="T13">click on “</text:span><text:span text:style-name="T6">X</text:span><text:span text:style-name="T13">” <text:s/></text:span><text:span text:style-name="T52"><text:s/></text:span></text:p>
            </table:table-cell>
            <table:table-cell table:style-name="Table62.A2" office:value-type="string">
              <text:p text:style-name="P43">The text field as well as the “<text:span text:style-name="T6">X</text:span>” 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1">
              <text:p text:style-name="P20">11</text:p>
            </table:table-cell>
            <table:table-cell table:style-name="Table62.A2" office:value-type="string">
              <text:p text:style-name="P43">Populate the text field with the text completed or the completion status of the course and click the “” button</text:p>
            </table:table-cell>
            <table:table-cell table:style-name="Table62.A2" office:value-type="string">
              <text:p text:style-name="P43">The field, “Save and <text:span text:style-name="T38">Cance</text:span>l” buttons <text:s/>should disappear displaying <text:span text:style-name="T13">the dotted tick change to a </text:span><text:span text:style-name="T60">green tick, </text:span><text:span text:style-name="T13">and the completion status entered earlier appear</text:span></text:p>
            </table:table-cell>
            <table:table-cell table:style-name="Table62.A2" office:value-type="string">
              <text:p text:style-name="Table_20_Contents"/>
            </table:table-cell>
            <table:table-cell table:style-name="Table62.A2" office:value-type="string">
              <text:p text:style-name="Table_20_Contents"><text:s/></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Click on the new icon</text:p>
            </table:table-cell>
            <table:table-cell table:style-name="Table62.A2" office:value-type="string">
              <text:p text:style-name="P43">The text populated in step 10 should appear in the field</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Save” or <text:s/>“<text:span text:style-name="T52">Cancel</text:span>” button</text:p>
            </table:table-cell>
            <table:table-cell table:style-name="Table62.A2" office:value-type="string">
              <text:p text:style-name="P43">The field should disappear showing the <text:span text:style-name="T60">green ticked </text:span><text:span text:style-name="T13">checkbox and the completion statuts entered</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text:a xlink:type="simple" xlink:href="http://qa-mbe.moodle.spastk.wgtn.cat-it.co.nz/course/report/completion/index.php?course=2&amp;format=csv"><text:span text:style-name="T52">Download in spreadsheet format (UTF-8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Click </text:p>
            </table:table-cell>
            <table:table-cell table:style-name="Table62.A2" office:value-type="string">
              <text:p text:style-name="P43"/>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6">
              <text:p text:style-name="P20">16</text:p>
            </table:table-cell>
            <table:table-cell table:style-name="Table62.A2" office:value-type="string">
              <text:p text:style-name="P19">Click on the link: <text:a xlink:type="simple" xlink:href="http://qa-mbe.moodle.spastk.wgtn.cat-it.co.nz/course/report/completion/index.php?course=2&amp;format=excelcsv"><text:span text:style-name="T52">Download in Excel-compatible format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7">
              <text:p text:style-name="P20">17</text:p>
            </table:table-cell>
            <table:table-cell table:style-name="Table62.A2" office:value-type="string">
              <text:p text:style-name="P19">In the Bread crumbs click on the <text:span text:style-name="T52">short name</text:span> of the course</text:p>
            </table:table-cell>
            <table:table-cell table:style-name="Table62.A2" office:value-type="string">
              <text:p text:style-name="P43"><text:span text:style-name="T74">Should be taken to the </text:span><text:span text:style-name="T16">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60" text:outline-level="2">Managing individual development plans</text:h>
        <text:h text:style-name="P66"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52">Development Plan</text:span></text:p>
            </table:table-cell>
            <table:table-cell table:style-name="Table64.A2" office:value-type="string">
              <text:p text:style-name="P19">Should be taken to <text:span text:style-name="T30">My IDPs</text:span> page displaying <text:s/><text:span text:style-name="T52">IDPs,</text:span><text:span text:style-name="T29"> <text:s/></text:span><text:span text:style-name="T13">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30">My IDPs</text:span> page click: on Create a new plan </text:p>
            </table:table-cell>
            <table:table-cell table:style-name="Table64.A2" office:value-type="string">
              <text:p text:style-name="P19">Should be taken to the <text:span text:style-name="T30">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30">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30">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30">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6"/>
            </table:table-cell>
          </table:table-row>
          <table:table-row>
            <table:table-cell table:style-name="Table64.A2" office:value-type="string">
              <text:p text:style-name="P20">7</text:p>
            </table:table-cell>
            <table:table-cell table:style-name="Table64.A2" office:value-type="string">
              <text:p text:style-name="P19">On <text:span text:style-name="T30">Create IDP</text:span> page, <text:s text:c="2"/>populate the name field , in the from date field enter a malformed date format (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30">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30">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30">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30">Edit IDP</text:span> and the name of the newly created <text:span text:style-name="T52">IDP</text:span> name should appear displaying <text:span text:style-name="T30">Personal Details subheader</text:span><text:span text:style-name="T28">,</text:span> <text:s/>comprising of <text:span text:style-name="T30">Competencies</text:span>, <text:span text:style-name="T30">Competency templates,</text:span><text:span text:style-name="T28"> </text:span><text:span text:style-name="T30">Courses, </text:span><text:span text:style-name="T16">their buttons as well as Save and continue 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66"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3">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able:table-row>
            <table:table-cell table:style-name="Table65.A2" office:value-type="string">
              <text:p text:style-name="P29">1</text:p>
            </table:table-cell>
            <table:table-cell table:style-name="Table65.A2" office:value-type="string">
              <text:p text:style-name="P30">Log in as admin</text:p>
            </table:table-cell>
            <table:table-cell table:style-name="Table65.A2" office:value-type="string">
              <text:p text:style-name="P30">Logged in</text:p>
            </table:table-cell>
            <table:table-cell table:style-name="Table65.A2" office:value-type="string">
              <text:p text:style-name="P28"/>
            </table:table-cell>
            <table:table-cell table:style-name="Table65.A2" office:value-type="string">
              <text:p text:style-name="P28"/>
            </table:table-cell>
            <table:table-cell table:style-name="Table65.A2" office:value-type="string">
              <text:p text:style-name="P28"/>
            </table:table-cell>
            <table:table-cell table:style-name="Table65.G2" office:value-type="string">
              <text:p text:style-name="P28"/>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5.A2" office:value-type="string">
              <text:p text:style-name="P19">Should be taken to a page called <text:span text:style-name="T30">Edit IDP</text:span> displaying <text:s/>the name of the newly created <text:span text:style-name="T30">IDP, Personal Details subheader, <text:s/>comprising of Competencies, Competency templates, Courses, </text:span><text:span text:style-name="T16">their buttons as well as “Save” and “continue” , Submit this plan buttons and a </text:span><text:span text:style-name="T53">Back to top</text:span><text:span text:style-name="T16">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 <text:span text:style-name="T51"><text:s/>displaying The text </text:span><text:span text:style-name="T33">, Add Competency to plan </text:span><text:span text:style-name="T48">Locate</text:span><text:span text:style-name="T33"> </text:span><text:span text:style-name="T48">competency, Drag here to assign,</text:span><text:span text:style-name="T33"> </text:span><text:span text:style-name="T19">a 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30">Add Competency to plan</text:span> page click on : “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4"/>
            </table:table-cell>
          </table:table-row>
          <table:table-row>
            <table:table-cell table:style-name="Table65.A2" office:value-type="string">
              <text:p text:style-name="P20">5</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text:span><text:span text:style-name="T30">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6</text:p>
            </table:table-cell>
            <table:table-cell table:style-name="Table65.A2" office:value-type="string">
              <text:p text:style-name="P19">On the <text:span text:style-name="T30">Add Competency to plan</text:span> page click on : “<text:span text:style-name="T43">CLOSE” </text:span><text:span text:style-name="T19">or “</text:span><text:span text:style-name="T46">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30">Add Competency to </text:span><text:span text:style-name="T30">plan </text:span><text:span text:style-name="T16">page</text:span><text:span text:style-name="T30">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30">Add Competency to </text:span><text:span text:style-name="T30">plan </text:span><text:span text:style-name="T16">page</text:span><text:span text:style-name="T30"> </text:span><text:span text:style-name="T16">with a </text:span><text:span text:style-name="T16">chosen</text:span> competence in the right hand column click on: <text:s/><text:span text:style-name="T43">CLOSE </text:span><text:span text:style-name="T19">or</text:span><text:span text:style-name="T33"> </text:span><text:span text:style-name="T46">X</text:span></text:p>
            </table:table-cell>
            <table:table-cell table:style-name="Table65.A2" office:value-type="string">
              <text:p text:style-name="P19">The pop up page should disappear revealing the <text:s/><text:span text:style-name="T30">Edit </text:span><text:span text:style-name="T30">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30">Add Competency to plan </text:span><text:span text:style-name="T16">page choose a competence and drag it <text:s/></text:span><text:span text:style-name="T16">to the right hand column</text:span><text:span text:style-name="T30"> </text:span><text:span text:style-name="T16">click </text:span><text:span text:style-name="T16">on: Save changes button</text:span></text:p>
            </table:table-cell>
            <table:table-cell table:style-name="Table65.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 datefield, <text:s/>calendar, </text:span><text:span text:style-name="T30"><text:s/></text:span><text:span text:style-name="T16">status</text:span><text:span text:style-name="T30"> <text:s/>and <text:s/>a </text:span><text:span text:style-name="T16">red </text:span><text:span text:style-name="T6">X</text:span><text:span text:style-name="T30">, </text:span><text:span text:style-name="T16">under</text:span><text:span text:style-name="T30"> <text:s text:c="2"/>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text:s/>Competencies, </text:span><text:span text:style-name="T16">click on the date icon to select a due 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30">Edit IDP </text:span>page click on: “Save <text:s/>and continue later”</text:p>
            </table:table-cell>
            <table:table-cell table:style-name="Table65.A2" office:value-type="string">
              <text:p text:style-name="P19">Should be taken back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30">My IDPs </text:span><text:span text:style-name="T16">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30">Review IDP </text:span><text:span text:style-name="T16">page click “ Back to edit” button</text:span></text:p>
            </table:table-cell>
            <table:table-cell table:style-name="Table65.A2" office:value-type="string">
              <text:p text:style-name="P19">Should be taken to <text:s/><text:span text:style-name="T30">Edit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30">Edit IDP </text:span><text:span text:style-name="T16">page make the necessary changes and click: “Submit this plan” button</text:span></text:p>
            </table:table-cell>
            <table:table-cell table:style-name="Table65.A2" office:value-type="string">
              <text:p text:style-name="P19">Should be taken to the <text:s/><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30">Review IDP </text:span><text:span text:style-name="T16">page click “Confirm and send”</text:span></text:p>
            </table:table-cell>
            <table:table-cell table:style-name="Table65.A2" office:value-type="string">
              <text:p text:style-name="P19">Should be taken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66"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text:span><text:span text:style-name="T16"> click on: Add from positions button</text:span></text:p>
            </table:table-cell>
            <table:table-cell table:style-name="Table66.A2" office:value-type="string">
              <text:p text:style-name="P19">The <text:span text:style-name="T30">Add Competency to plan</text:span> page should open <text:span text:style-name="T51"><text:s/></text:span><text:span text:style-name="T51">displaying The text </text:span><text:span text:style-name="T33">, Add </text:span><text:span text:style-name="T33">Competency to plan </text:span><text:span text:style-name="T48">Locate</text:span><text:span text:style-name="T33"> </text:span><text:span text:style-name="T48">competency, Drag </text:span><text:span text:style-name="T48">here to assign,</text:span><text:span text:style-name="T33"> </text:span><text:span text:style-name="T19">a </text:span><text:span text:style-name="T19">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66"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 </text:span><text:span text:style-name="T24">click on:</text:span><text:span text:style-name="T30"> </text:span><text:span text:style-name="T16">the </text:span><text:span text:style-name="T6">X </text:span><text:span text:style-name="T16">by the</text:span><text:span text:style-name="T30"> </text:span><text:span text:style-name="T39">competency</text:span><text:span text:style-name="T30"> </text:span><text:span text:style-name="T16">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66"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8.A2" office:value-type="string">
              <text:p text:style-name="P19">Should be taken to a page called <text:span text:style-name="T30">Edit IDP</text:span> displaying <text:s/>the name of the newly created <text:span text:style-name="T30">IDP, Personal Details subheader, <text:s/></text:span><text:span text:style-name="T30">comprising of </text:span><text:span text:style-name="T30">Competencies, Competency templates, </text:span><text:span text:style-name="T30">Courses, </text:span><text:span text:style-name="T16">their </text:span><text:span text:style-name="T16">buttons as well as Save and continue , Submit this plan buttons and a </text:span><text:span text:style-name="T53">Back to top</text:span><text:span text:style-name="T16">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30">Edit IDP </text:span><text:span text:style-name="T16">page under </text:span><text:span text:style-name="T30">Competencies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 <text:span text:style-name="T51"><text:s/>displaying The text </text:span><text:span text:style-name="T33">, </text:span><text:span text:style-name="T33">Add competency templates to plan </text:span><text:span text:style-name="T48">Locate</text:span><text:span text:style-name="T33"> </text:span><text:span text:style-name="T48">competency, Drag here to assign,</text:span><text:span text:style-name="T33"> </text:span><text:span text:style-name="T19">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30">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30">Add competency templates to plan</text:span> page click on : <text:span text:style-name="T43">CLOSE </text:span><text:span text:style-name="T19">or </text:span><text:span text:style-name="T46">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8</text:p>
            </table:table-cell>
            <table:table-cell table:style-name="Table68.A2" office:value-type="string">
              <text:p text:style-name="P19">On the <text:span text:style-name="T30">Add Competency </text:span><text:span text:style-name="T30">templates to plan </text:span><text:span text:style-name="T16">page</text:span><text:span text:style-name="T30">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9</text:p>
            </table:table-cell>
            <table:table-cell table:style-name="Table68.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68.A2" office:value-type="string">
              <text:p text:style-name="P19">The pop up page should disappear revealing the <text:s/><text:span text:style-name="T30">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30">Add Competency template to plan </text:span><text:span text:style-name="T16">page choose a competence and </text:span><text:span text:style-name="T16">drag it to the right hand column then</text:span><text:span text:style-name="T30"> </text:span><text:span text:style-name="T16">click </text:span><text:span text:style-name="T16">on: Save changes button</text:span></text:p>
            </table:table-cell>
            <table:table-cell table:style-name="Table68.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68.A2" office:value-type="string">
              <text:p text:style-name="Table_20_Contents"/>
            </table:table-cell>
            <table:table-cell table:style-name="Table68.A2" office:value-type="string">
              <text:p text:style-name="P29"/>
            </table:table-cell>
            <table:table-cell table:style-name="Table68.A2" office:value-type="string">
              <text:p text:style-name="P30"/>
            </table:table-cell>
            <table:table-cell table:style-name="Table68.G2" office:value-type="string">
              <text:p text:style-name="P30"/>
            </table:table-cell>
          </table:table-row>
          <table:table-row>
            <table:table-cell table:style-name="Table68.A2" office:value-type="string">
              <text:p text:style-name="P20">11</text:p>
            </table:table-cell>
            <table:table-cell table:style-name="Table68.A2" office:value-type="string">
              <text:p text:style-name="P19">On the <text:span text:style-name="T30">Edit IDP </text:span>page displaying <text:s/>the name of the newly <text:s/>chosen <text:span text:style-name="T52">competence templat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y template, </text:span><text:span text:style-name="T16">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4"/>
            </table:table-cell>
          </table:table-row>
        </table:table>
        <text:h text:style-name="P66"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53">2</text:p>
            </table:table-cell>
            <table:table-cell table:style-name="Table69.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text:span><text:span text:style-name="T16"> click on: “Add from positions” button</text:span></text:p>
            </table:table-cell>
            <table:table-cell table:style-name="Table69.A2" office:value-type="string">
              <text:p text:style-name="P19">The <text:span text:style-name="T30">Add Competency to plan</text:span> page should open <text:span text:style-name="T51"><text:s/>displaying The text </text:span><text:span text:style-name="T33">, Add competency templates to </text:span><text:span text:style-name="T33">plan </text:span><text:span text:style-name="T48">Locate</text:span><text:span text:style-name="T33"> </text:span><text:span text:style-name="T48">competency, Drag here to assign,</text:span><text:span text:style-name="T33"> </text:span><text:span text:style-name="T19">a competency or 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66"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 </text:span><text:span text:style-name="T24">click on:</text:span><text:span text:style-name="T30"> </text:span><text:span text:style-name="T16">the “</text:span><text:span text:style-name="T6">X</text:span><text:span text:style-name="T16">”</text:span><text:span text:style-name="T6"> </text:span><text:span text:style-name="T16">by the</text:span><text:span text:style-name="T30"> </text:span><text:span text:style-name="T39">competency template</text:span><text:span text:style-name="T30"> </text:span><text:span text:style-name="T16">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66" text:outline-level="3">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53">2</text:p>
            </table:table-cell>
            <table:table-cell table:style-name="Table71.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The <text:span text:style-name="T30">Add Courses to plan</text:span> page should open <text:span text:style-name="T51"><text:s/>displaying The text </text:span><text:span text:style-name="T33">, Add Courses to plan <text:s/></text:span><text:span text:style-name="T48">Locate</text:span><text:span text:style-name="T33"> </text:span><text:span text:style-name="T48">course, Drag here to assign,</text:span><text:span text:style-name="T33"> </text:span><text:span text:style-name="T19">a competency or a list of <text:s/>competencies</text:span><text:span text:style-name="T15"> </text:span><text:span text:style-name="T19">Save changes, </text:span><text:span text:style-name="T33"><text:s/></text:span><text:span text:style-name="T43">CLOSE </text:span><text:span text:style-name="T69">and</text:span><text:span text:style-name="T33"> </text:span><text:span text:style-name="T46">X</text:span><text:span text:style-name="T32"> </text:span><text:span text:style-name="T19">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30">Add Courses to plan</text:span> <text:span text:style-name="T16">page without selecting anything click on: Save changes</text:span></text:p>
            </table:table-cell>
            <table:table-cell table:style-name="Table71.A2" office:value-type="string">
              <text:p text:style-name="P19">The <text:span text:style-name="T30">Edit IDP </text:span><text:span text:style-name="T16">page </text:span>should <text:span text:style-name="T19">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30">Add Courses to plan</text:span> <text:span text:style-name="T30"><text:s/></text:span><text:span text:style-name="T16">page click on: </text:span><text:span text:style-name="T43">CLOSE </text:span><text:span text:style-name="T69">or</text:span><text:span text:style-name="T35"> </text:span><text:span text:style-name="T46">X</text:span><text:span text:style-name="T32"> </text:span><text:span text:style-name="T19">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6">On the <text:s/></text:span><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7</text:p>
            </table:table-cell>
            <table:table-cell table:style-name="Table71.A2" office:value-type="string">
              <text:p text:style-name="P19"><text:span text:style-name="T16">On the </text:span><text:span text:style-name="T30">Add Courses to plan</text:span><text:span text:style-name="T16"> page</text:span><text:span text:style-name="T30"> </text:span>choose a competence, drag it <text:s/>to the right hand column</text:p>
            </table:table-cell>
            <table:table-cell table:style-name="Table71.A2" office:value-type="string">
              <text:p text:style-name="P19">Should see competence highlighted red and 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6"><text:s/></text:span><text:span text:style-name="T30">Edit IDP </text:span><text:span text:style-name="T16">page with the chosen course under <text:s/></text:span><text:span text:style-name="T30">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71.A2" office:value-type="string">
              <text:p text:style-name="P19">The pop up page should disappear revealing the <text:s/><text:span text:style-name="T30">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30">Add Competency template to plan </text:span><text:span text:style-name="T16">page choose a competence and drag it to the right hand column then</text:span><text:span text:style-name="T30"> </text:span><text:span text:style-name="T16">click on: Save changes button</text:span></text:p>
            </table:table-cell>
            <table:table-cell table:style-name="Table71.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66" text:outline-level="3" text:is-list-header="true"/>
        <text:h text:style-name="P66"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53">2</text:p>
            </table:table-cell>
            <table:table-cell table:style-name="Table73.A2" office:value-type="string">
              <text:p text:style-name="P19"><text:span text:style-name="T30">In My Learning</text:span> &gt; <text:span text:style-name="T38">Development plan</text:span>&gt; <text:span text:style-name="T30">My IDPs</text:span><text:span text:style-name="T29">' </text:span><text:span text:style-name="T13">click on an</text:span><text:span text:style-name="T29"> </text:span><text:span text:style-name="T13"><text:s/></text:span><text:span text:style-name="T29">IDP </text:span></text:p>
            </table:table-cell>
            <table:table-cell table:style-name="Table73.A2" office:value-type="string">
              <text:p text:style-name="P19"><text:span text:style-name="T19">The </text:span><text:span text:style-name="T33">Edit IDP </text:span><text:span text:style-name="T19">page should appear with the various </text:span><text:span text:style-name="T33">Competencies</text:span><text:span text:style-name="T19">, </text:span><text:span text:style-name="T33">Competency templates and Courses </text:span><text:span text:style-name="T19">assigned to it</text:span></text:p>
            </table:table-cell>
            <table:table-cell table:style-name="Table73.A2" office:value-type="string">
              <text:p text:style-name="P42"/>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3">Edit IDP </text:span><text:span text:style-name="T19">page, click on the </text:span><text:span text:style-name="T7">red X </text:span><text:span text:style-name="T19">to the right of the date picker by the chosen </text:span><text:span text:style-name="T54">course category</text:span><text:span text:style-name="T19"> under the <text:s/></text:span><text:span text:style-name="T33">Courses</text:span></text:p>
            </table:table-cell>
            <table:table-cell table:style-name="Table73.A2" office:value-type="string">
              <text:p text:style-name="P19">The <text:span text:style-name="T30">Edit IDP </text:span><text:span text:style-name="T16">page </text:span>should <text:span text:style-name="T19">refresh without <text:s/>.the chosen <text:s/></text:span><text:span text:style-name="T54">course category</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60" text:outline-level="2">Managing reports</text:h>
        <text:h text:style-name="P66"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52">Report Settings </text:span>&gt; <text:span text:style-name="T52">Report Builder</text:span> in the site administration block</text:p>
            </table:table-cell>
            <table:table-cell table:style-name="Table78.A2" office:value-type="string">
              <text:p text:style-name="P19">The <text:span text:style-name="T72">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competency evidence' from the Source pulldown. Leave the 'Hide in report manager checkbox unchecked. Click Save Changes.</text:p>
            </table:table-cell>
            <table:table-cell table:style-name="Table78.A2" office:value-type="string">
              <text:p text:style-name="P19">You should be taken to the <text:span text:style-name="T30">Edit Report</text:span><text:span text:style-name="T80"> </text:span>Page, on the 'Access' 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9"> </text:span><text:span text:style-name="T30">Edit</text:span><text:span text:style-name="T80"> </text:span><text:span text:style-name="T30">Report</text:span><text:span text:style-name="T80">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66"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2">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called 'New Report' created previously in script 3.15.1. Click on the <text:span text:style-name="T61">yellow</text:span> cog icon to the right of the report</text:p>
            </table:table-cell>
            <table:table-cell table:style-name="Table79.A2" office:value-type="string">
              <text:p text:style-name="P19">You should be taken to the 'General' tab on the <text:span text:style-name="T30">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5">username</text:span> column that was added in step 6 now 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5">Move up</text:span>' <text:span text:style-name="T55">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30">Edit 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66"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52">Report Settings</text:span> &gt; <text:span text:style-name="T52">Report Builder</text:span> in the site administration block</text:p>
            </table:table-cell>
            <table:table-cell table:style-name="Table80.A2" office:value-type="string">
              <text:p text:style-name="P19">The <text:span text:style-name="T72">Report Builder</text:span> page should open, listing any existing reports and providing 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0.A2" office:value-type="string">
              <text:p text:style-name="P19">You should be taken to the <text:span text:style-name="T30">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2">Report Search Options'</text:span> section, check the checkbox next to the pulldown that is set to Proficiency. Click the Save Changes button at the bottom of the page.</text:p>
            </table:table-cell>
            <table:table-cell table:style-name="Table80.A2" office:value-type="string">
              <text:p text:style-name="P19">You should be returned to the same tab, with the Proficiency checkbox 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26"/>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5">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4">
              <text:p text:style-name="P20">14</text:p>
            </table:table-cell>
            <table:table-cell table:style-name="Table80.A2" office:value-type="string">
              <text:p text:style-name="P19">Click the <text:span text:style-name="T55">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text:span><text:span text:style-name="T80"> </text:span><text:span text:style-name="T30">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30">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66" text:outline-level="3">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52">Report Settings</text:span> &gt; <text:span text:style-name="T52">Report Builder</text:span> in the site administration block</text:p>
            </table:table-cell>
            <table:table-cell table:style-name="Table81.A2" office:value-type="string">
              <text:p text:style-name="P19">The <text:span text:style-name="T30">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1.A2" office:value-type="string">
              <text:p text:style-name="P19">You should be taken to the <text:span text:style-name="T30">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4">No records found</text:span>' 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P42"/>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3">
              <text:p text:style-name="P20">13</text:p>
            </table:table-cell>
            <table:table-cell table:style-name="Table81.A2" office:value-type="string">
              <text:p text:style-name="P19">Click on a name (e.g. General Manager)</text:p>
            </table:table-cell>
            <table:table-cell table:style-name="Table81.A2" office:value-type="string">
              <text:p text:style-name="P19">The lightbox should close and the 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30">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8">all</text:span> of the checked criteria' to 'Show records matching <text:span text:style-name="T28">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30">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8">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66" text:outline-level="3">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52">New Report'</text:span> created previously in script 3.15.1. Click on the yellow cog icon to the right of the report</text:p>
            </table:table-cell>
            <table:table-cell table:style-name="Table84.A2" office:value-type="string">
              <text:p text:style-name="P19">You should be taken to the <text:span text:style-name="T30">edit report</text:span> page for '<text:span text:style-name="T30">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4.A2" office:value-type="string">
              <text:p text:style-name="P19">You should be taken to the <text:span text:style-name="T30">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66"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30">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o MITMS Report Manager</text:p>
            </table:table-cell>
            <table:table-cell table:style-name="Table82.A2" office:value-type="string">
              <text:p text:style-name="P19">A new <text:span text:style-name="T30">block </text:span><text:span text:style-name="T16">should appear called </text:span><text:span text:style-name="T30">Report 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52">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1">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1">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1">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0"><draw:image xlink:href="Pictures/1000000000000400000000AAEFBDBA16.jpg" xlink:type="simple" xlink:show="embed" xlink:actuate="onLoad"/></draw:frame></text:p>
        <text:p text:style-name="Footer"><text:page-number text:select-page="current"/></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Evonne Cheung</meta:initial-creator>
    <meta:creation-date>2008-11-26T10:04:38</meta:creation-date>
    <dc:date>2010-05-27T14:34:23.53</dc:date>
    <meta:printed-by>Charlie Parker</meta:printed-by>
    <meta:print-date>2010-04-08T10:01:02</meta:print-date>
    <dc:language>en-NZ</dc:language>
    <meta:editing-cycles>506</meta:editing-cycles>
    <meta:editing-duration>PT759H38M51S</meta:editing-duration>
    <meta:document-statistic meta:table-count="84" meta:image-count="1" meta:object-count="0" meta:page-count="3" meta:paragraph-count="3213" meta:word-count="29493" meta:character-count="172539"/>
    <meta:user-defined meta:name="Info 1"/>
    <meta:user-defined meta:name="Info 2"/>
    <meta:user-defined meta:name="Info 3"/>
    <meta:user-defined meta:name="Info 4"/>
  </office:meta>
</office:document-meta>
</file>